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FB281B58A8B329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399cm" fo:min-width="0.399cm" fo:padding-top="0cm" fo:padding-bottom="0cm" fo:padding-left="0cm" fo:padding-right="0cm"/>
    </style:style>
    <style:style style:name="gr9" style:family="graphic" style:parent-style-name="standard">
      <style:graphic-properties draw:stroke="none" draw:fill="solid" draw:fill-color="#ffffff"/>
    </style:style>
    <style:style style:name="gr10" style:family="graphic" style:parent-style-name="standard">
      <style:graphic-properties draw:stroke="solid" svg:stroke-width="0cm" svg:stroke-color="#000000" draw:stroke-linejoin="bevel" svg:stroke-linecap="square" draw:fill="none"/>
    </style:style>
    <style:style style:name="gr11"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12"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3"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4" style:family="graphic" style:parent-style-name="standard">
      <style:graphic-properties draw:stroke="none" draw:fill="none" draw:textarea-horizontal-align="left" draw:textarea-vertical-align="top" draw:auto-grow-height="true" draw:auto-grow-width="true" fo:min-height="0.465cm" fo:min-width="0.4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18.8999996185303pt" style:font-size-asian="18.8999996185303pt" style:font-size-complex="18.8999996185303pt"/>
    </style:style>
    <style:style style:name="P5" style:family="paragraph">
      <loext:graphic-properties draw:fill="none"/>
      <style:text-properties fo:font-size="3.40000009536743pt" style:font-size-asian="3.40000009536743pt" style:font-size-complex="3.40000009536743pt"/>
    </style:style>
    <style:style style:name="P6" style:family="paragraph">
      <loext:graphic-properties draw:fill="none"/>
      <style:text-properties fo:font-size="11.3999996185303pt" style:font-size-asian="11.3999996185303pt" style:font-size-complex="11.3999996185303pt"/>
    </style:style>
    <style:style style:name="P7" style:family="paragraph">
      <loext:graphic-properties draw:fill="solid" draw:fill-color="#ffffff"/>
    </style:style>
    <style:style style:name="P8" style:family="paragraph">
      <loext:graphic-properties draw:fill="none"/>
      <style:text-properties fo:font-size="13.1999998092651pt" style:font-size-asian="13.1999998092651pt" style:font-size-complex="13.1999998092651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DejaVu Sans" fo:font-size="9pt" style:font-size-asian="9pt" style:font-name-complex="DejaVu Sans" style:font-size-complex="9pt"/>
    </style:style>
    <style:style style:name="T4" style:family="text">
      <style:text-properties fo:color="#000000" style:font-name="DejaVu Sans" fo:font-size="11.3000001907349pt" style:font-size-asian="11.3000001907349pt" style:font-name-complex="DejaVu Sans"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FB281B58A8B32939.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69 187c0 29-7 51-23 68-16 18-37 26-64 26-31 0-54-11-71-35-16-23-24-56-24-100 0-47 8-83 25-108s41-38 72-38c41 0 67 19 78 56l-33 6c-7-23-22-34-45-34-20 0-35 10-46 28s-16 45-16 80c6-12 15-20 26-27 12-6 25-9 40-9 25 0 45 8 59 24 15 16 22 37 22 63zM1834 189c0-20-5-35-14-46-10-11-24-16-41-16-16 0-29 5-39 14-10 10-15 23-15 39 0 21 5 38 16 52 10 13 23 20 39 20 17 0 30-6 40-17 9-11 14-27 14-46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3 189c0 29-8 52-24 70-15 17-38 26-65 26-31 0-56-12-72-36-17-23-25-57-25-101 0-47 9-84 26-109 17-26 42-39 73-39 42 0 69 19 80 57v2l-2 1-33 6h-2v-2c-7-21-21-32-43-32-19 0-34 9-44 27-11 18-16 44-16 79h-2l-2-1c6-12 16-21 27-27 12-6 26-10 41-10 25 0 46 8 61 25 15 16 22 37 22 64zM1869 189c0-26-7-46-21-62-15-15-34-23-58-23-15 0-28 3-39 9s-20 15-26 26l-3 7v-8c0-35 5-62 16-81s28-29 48-29c24 0 39 12 47 35l-2 1-1-2 33-6 1 2h-2c-11-36-35-54-76-54-30 0-53 12-70 37s-25 61-25 107c0 44 8 76 24 99s38 34 69 34c27 0 47-8 63-25 15-17 22-39 22-67zM1834 191c0-20-5-34-14-45-9-10-22-15-39-15-16 0-28 5-38 14-9 9-14 21-14 37 0 21 5 38 15 51s23 19 38 19c17 0 29-5 38-16s14-26 14-45zM1838 191c0 20-5 36-15 47-10 12-23 18-41 18-16 0-30-7-41-21s-16-31-16-53c0-17 5-30 16-40 10-10 24-15 40-15 18 0 32 6 42 17s15 27 15 47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frame draw:style-name="gr6" draw:text-style-name="P4" draw:layer="layout" svg:width="0.665cm" svg:height="0.78cm" svg:x="27.601cm" svg:y="19.264cm">
          <draw:text-box>
            <text:p text:style-name="P3"><text:span text:style-name="T1">X</text:span></text:p>
          </draw:text-box>
        </draw:frame>
        <draw:frame draw:style-name="gr7" draw:text-style-name="P5" draw:layer="layout" svg:width="0.119cm" svg:height="0.141cm" svg:x="28.01cm" svg:y="19.771cm">
          <draw:text-box>
            <text:p text:style-name="P3"><text:span text:style-name="T2"><text:s/></text:span></text:p>
          </draw:text-box>
        </draw:frame>
        <draw:frame draw:style-name="gr8" draw:text-style-name="P6" draw:layer="layout" svg:width="7.508cm" svg:height="0.399cm" svg:x="18.606cm" svg:y="15.464cm">
          <draw:text-box>
            <text:p text:style-name="P3"><text:span text:style-name="T3">Double_bearing_holder_inserts_nonswitch_side</text:span></text:p>
          </draw:text-box>
        </draw:frame>
        <draw:path draw:style-name="gr9" draw:text-style-name="P7" draw:layer="layout" svg:width="3.711cm" svg:height="8.788cm" svg:x="2.806cm" svg:y="1.539cm" svg:viewBox="0 0 3712 8789" svg:d="M1485 8789l35-20 2192-1265v-7020-41l-35-20-495-286-35 20c-134 77-348 79-487 5-96-51-209-93-333-120-124-28-258-43-393-42s-270 17-396 47c-125 31-240 75-335 130l-1167 674-36 20v41 7020l1449 837z">
          <text:p/>
        </draw:path>
        <draw:polygon draw:style-name="gr10" draw:text-style-name="P1" draw:layer="layout" svg:width="0cm" svg:height="0cm" svg:x="4.662cm" svg:y="6.019cm" svg:viewBox="0 0 0 0" draw:points="0,0">
          <text:p/>
        </draw:polygon>
        <draw:polygon draw:style-name="gr9" draw:text-style-name="P7" draw:layer="layout" svg:width="2.191cm" svg:height="8.284cm" svg:x="4.326cm" svg:y="2.023cm" svg:viewBox="0 0 2192 8285" draw:points="0,8285 2192,7020 2192,0 0,1265">
          <text:p/>
        </draw:polygon>
        <draw:polygon draw:style-name="gr10" draw:text-style-name="P1" draw:layer="layout" svg:width="0cm" svg:height="0cm" svg:x="4.662cm" svg:y="6.019cm" svg:viewBox="0 0 0 0" draw:points="0,0">
          <text:p/>
        </draw:polygon>
        <draw:polygon draw:style-name="gr9" draw:text-style-name="P7" draw:layer="layout" svg:width="1.449cm" svg:height="7.856cm" svg:x="2.806cm" svg:y="2.451cm" svg:viewBox="0 0 1450 7857" draw:points="0,7020 1450,7857 1450,837 0,0">
          <text:p/>
        </draw:polygon>
        <draw:polygon draw:style-name="gr10" draw:text-style-name="P1" draw:layer="layout" svg:width="0cm" svg:height="0cm" svg:x="4.662cm" svg:y="6.019cm" svg:viewBox="0 0 0 0" draw:points="0,0">
          <text:p/>
        </draw:polygon>
        <draw:path draw:style-name="gr9" draw:text-style-name="P7" draw:layer="layout" svg:width="3.64cm" svg:height="1.688cm" svg:x="2.842cm" svg:y="1.539cm" svg:viewBox="0 0 3641 1689" svg:d="M3641 423l-495-286-35 20c-134 77-348 79-486 5-97-51-210-93-334-120-124-28-258-43-393-42s-270 17-396 47c-125 31-240 75-335 130l-1167 674 1449 838z">
          <text:p/>
        </draw:path>
        <draw:polygon draw:style-name="gr10" draw:text-style-name="P1" draw:layer="layout" svg:width="0cm" svg:height="0cm" svg:x="4.662cm" svg:y="6.019cm" svg:viewBox="0 0 0 0" draw:points="0,0">
          <text:p/>
        </draw:polygon>
        <draw:path draw:style-name="gr9" draw:text-style-name="P7" draw:layer="layout" svg:width="1.872cm" svg:height="1.081cm" svg:x="3.708cm" svg:y="1.625cm" svg:viewBox="0 0 1873 1082" svg:d="M1873 541c0-299-419-541-937-541-517 0-936 242-936 541zM0 541c0 298 419 541 936 541 518 0 937-243 937-541z">
          <text:p/>
        </draw:path>
        <draw:polygon draw:style-name="gr10" draw:text-style-name="P1" draw:layer="layout" svg:width="0cm" svg:height="0cm" svg:x="4.662cm" svg:y="6.019cm" svg:viewBox="0 0 0 0" draw:points="0,0">
          <text:p/>
        </draw:polygon>
        <draw:path draw:style-name="gr9" draw:text-style-name="P7" draw:layer="layout" svg:width="1.79cm" svg:height="1.033cm" svg:x="3.749cm" svg:y="1.649cm" svg:viewBox="0 0 1791 1034" svg:d="M1791 517c0-286-401-517-895-517-495 0-896 231-896 517zM0 517c0 285 401 517 896 517 494 0 895-232 895-517z">
          <text:p/>
        </draw:path>
        <draw:polygon draw:style-name="gr10" draw:text-style-name="P1" draw:layer="layout" svg:width="0cm" svg:height="0cm" svg:x="4.662cm" svg:y="6.019cm" svg:viewBox="0 0 0 0" draw:points="0,0">
          <text:p/>
        </draw:polygon>
        <draw:path draw:style-name="gr9" draw:text-style-name="P7" draw:layer="layout" svg:width="1.59cm" svg:height="0.918cm" svg:x="3.849cm" svg:y="1.707cm" svg:viewBox="0 0 1591 919" svg:d="M1591 467c0-3 0-6 0-8 0-254-356-459-795-459s-796 205-796 459c0 2 0 5 1 8 0 28 6 56 15 83 32 90 107 170 218 234 207 119 511 164 791 115s491-182 550-349c9-27 15-55 16-83z">
          <text:p/>
        </draw:path>
        <draw:polygon draw:style-name="gr10" draw:text-style-name="P1" draw:layer="layout" svg:width="0cm" svg:height="0cm" svg:x="4.662cm" svg:y="6.019cm" svg:viewBox="0 0 0 0" draw:points="0,0">
          <text:p/>
        </draw:polygon>
        <draw:path draw:style-name="gr9" draw:text-style-name="P7" draw:layer="layout" svg:width="1.558cm" svg:height="0.735cm" svg:x="3.865cm" svg:y="1.89cm" svg:viewBox="0 0 1559 736" svg:d="M0 367c33 89 108 169 218 233 207 120 511 165 791 116 280-50 491-183 550-349-76-213-401-367-779-367s-703 154-780 367z">
          <text:p/>
        </draw:path>
        <draw:polygon draw:style-name="gr10" draw:text-style-name="P1" draw:layer="layout" svg:width="0cm" svg:height="0cm" svg:x="4.662cm" svg:y="6.019cm" svg:viewBox="0 0 0 0" draw:points="0,0">
          <text:p/>
        </draw:polygon>
        <draw:polygon draw:style-name="gr9" draw:text-style-name="P7" draw:layer="layout" svg:width="0.071cm" svg:height="7.019cm" svg:x="4.255cm" svg:y="3.288cm" svg:viewBox="0 0 72 7020" draw:points="72,7020 72,0 0,0 0,7020">
          <text:p/>
        </draw:polygon>
        <draw:polygon draw:style-name="gr10" draw:text-style-name="P1" draw:layer="layout" svg:width="0cm" svg:height="0cm" svg:x="4.662cm" svg:y="6.019cm" svg:viewBox="0 0 0 0" draw:points="0,0">
          <text:p/>
        </draw:polygon>
        <draw:path draw:style-name="gr9" draw:text-style-name="P7" draw:layer="layout" svg:width="0.576cm" svg:height="0.602cm" svg:x="2.048cm" svg:y="5.576cm" svg:viewBox="0 0 577 603" svg:d="M487 483l35-21c73-41 73-175 0-299-72-125-188-192-259-151l-36 20c-11 7-22 17-30 29l-35 20c-26-4-50 0-70 11l-35 21c-36 22-57 67-57 127 0 90 47 200 120 276 73 77 156 106 212 74l35-21c20-11 35-30 45-54l35-21c15-1 28-5 40-11z">
          <text:p/>
        </draw:path>
        <draw:polygon draw:style-name="gr10" draw:text-style-name="P1" draw:layer="layout" svg:width="0cm" svg:height="0cm" svg:x="4.662cm" svg:y="6.019cm" svg:viewBox="0 0 0 0" draw:points="0,0">
          <text:p/>
        </draw:polygon>
        <draw:path draw:style-name="gr9" draw:text-style-name="P7" draw:layer="layout" svg:width="0.576cm" svg:height="0.602cm" svg:x="2.048cm" svg:y="7.923cm" svg:viewBox="0 0 577 603" svg:d="M487 483l35-20c73-42 73-176 0-301-72-124-188-191-259-149l-36 20c-11 7-22 16-30 28l-35 21c-26-4-50 0-70 11l-35 20c-36 21-57 67-57 127 0 91 47 200 120 277 73 76 156 106 212 73l35-20c20-11 35-30 45-55l35-20c15-1 28-5 40-12z">
          <text:p/>
        </draw:path>
        <draw:polygon draw:style-name="gr10" draw:text-style-name="P1" draw:layer="layout" svg:width="0cm" svg:height="0cm" svg:x="4.662cm" svg:y="6.019cm" svg:viewBox="0 0 0 0" draw:points="0,0">
          <text:p/>
        </draw:polygon>
        <draw:path draw:style-name="gr9" draw:text-style-name="P7" draw:layer="layout" svg:width="0.495cm" svg:height="0.639cm" svg:x="3.267cm" svg:y="7.221cm" svg:viewBox="0 0 496 640" svg:d="M496 463c0-19-2-39-5-59-19-125-97-257-195-337-41-34-84-56-124-64-5-1-9-2-14-2-32-4-61 1-85 15-97 56-97 238 0 405 96 167 253 258 350 202 25-14 44-37 56-67 2-4 4-8 5-13 8-23 12-51 12-80z">
          <text:p/>
        </draw:path>
        <draw:polygon draw:style-name="gr10" draw:text-style-name="P1" draw:layer="layout" svg:width="0cm" svg:height="0cm" svg:x="4.662cm" svg:y="6.019cm" svg:viewBox="0 0 0 0" draw:points="0,0">
          <text:p/>
        </draw:polygon>
        <draw:path draw:style-name="gr9" draw:text-style-name="P7" draw:layer="layout" svg:width="0.495cm" svg:height="0.639cm" svg:x="3.267cm" svg:y="4.873cm" svg:viewBox="0 0 496 640" svg:d="M496 462c0-19-2-39-5-59-19-124-97-256-195-336-41-33-84-55-124-63-5-1-9-2-14-3-32-4-61 1-85 15-97 56-97 237 0 404 96 169 253 259 350 203 25-14 44-36 56-66 2-4 4-10 5-14 8-24 12-51 12-81z">
          <text:p/>
        </draw:path>
        <draw:polygon draw:style-name="gr10" draw:text-style-name="P1" draw:layer="layout" svg:width="0cm" svg:height="0cm" svg:x="4.662cm" svg:y="6.019cm" svg:viewBox="0 0 0 0" draw:points="0,0">
          <text:p/>
        </draw:polygon>
        <draw:polygon draw:style-name="gr9" draw:text-style-name="P7" draw:layer="layout" svg:width="2.226cm" svg:height="1.326cm" svg:x="4.291cm" svg:y="1.962cm" svg:viewBox="0 0 2227 1327" draw:points="35,1327 2227,62 2192,0 0,1266">
          <text:p/>
        </draw:polygon>
        <draw:polygon draw:style-name="gr10" draw:text-style-name="P1" draw:layer="layout" svg:width="0cm" svg:height="0cm" svg:x="4.662cm" svg:y="6.019cm" svg:viewBox="0 0 0 0" draw:points="0,0">
          <text:p/>
        </draw:polygon>
        <draw:path draw:style-name="gr9" draw:text-style-name="P7" draw:layer="layout" svg:width="0.389cm" svg:height="0.502cm" svg:x="2.048cm" svg:y="5.676cm" svg:viewBox="0 0 390 503" svg:d="M57 13c77-44 200 27 276 159s76 274 0 318c-56 32-139 3-212-74-74-76-121-186-121-276 0-61 21-106 57-127z">
          <text:p/>
        </draw:path>
        <draw:polygon draw:style-name="gr10" draw:text-style-name="P1" draw:layer="layout" svg:width="0cm" svg:height="0cm" svg:x="4.662cm" svg:y="6.019cm" svg:viewBox="0 0 0 0" draw:points="0,0">
          <text:p/>
        </draw:polygon>
        <draw:path draw:style-name="gr9" draw:text-style-name="P7" draw:layer="layout" svg:width="0.389cm" svg:height="0.502cm" svg:x="2.048cm" svg:y="8.023cm" svg:viewBox="0 0 390 503" svg:d="M57 13c77-43 200 28 276 159 76 133 76 275 0 318-56 33-139 3-212-73-74-77-121-187-121-278 0-59 21-105 57-126z">
          <text:p/>
        </draw:path>
        <draw:polygon draw:style-name="gr10" draw:text-style-name="P1" draw:layer="layout" svg:width="0cm" svg:height="0cm" svg:x="4.662cm" svg:y="6.019cm" svg:viewBox="0 0 0 0" draw:points="0,0">
          <text:p/>
        </draw:polygon>
        <draw:path draw:style-name="gr9" draw:text-style-name="P7" draw:layer="layout" svg:width="1.568cm" svg:height="0.364cm" svg:x="3.86cm" svg:y="1.742cm" svg:viewBox="0 0 1569 365" svg:d="M1569 365c-25-86-93-168-195-233-334-176-844-176-1178 0-102 65-171 147-196 233 156-167 457-271 785-271s629 104 784 271z">
          <text:p/>
        </draw:path>
        <draw:polygon draw:style-name="gr10" draw:text-style-name="P1" draw:layer="layout" svg:width="0cm" svg:height="0cm" svg:x="4.662cm" svg:y="6.019cm" svg:viewBox="0 0 0 0" draw:points="0,0">
          <text:p/>
        </draw:polygon>
        <draw:path draw:style-name="gr9" draw:text-style-name="P7" draw:layer="layout" svg:width="0.374cm" svg:height="0.483cm" svg:x="4.457cm" svg:y="9.636cm" svg:viewBox="0 0 375 484" svg:d="M375 134c0-119-84-168-188-108-6 4-12 7-19 12-88 61-158 183-167 291-1 8-1 15-1 22 0 120 84 168 187 108 104-59 188-205 188-325z">
          <text:p/>
        </draw:path>
        <draw:polygon draw:style-name="gr10" draw:text-style-name="P1" draw:layer="layout" svg:width="0cm" svg:height="0cm" svg:x="4.662cm" svg:y="6.019cm" svg:viewBox="0 0 0 0" draw:points="0,0">
          <text:p/>
        </draw:polygon>
        <draw:path draw:style-name="gr9" draw:text-style-name="P7" draw:layer="layout" svg:width="0.374cm" svg:height="0.484cm" svg:x="4.457cm" svg:y="3.107cm" svg:viewBox="0 0 375 485" svg:d="M375 135c0-121-84-169-188-109-6 3-12 8-19 13-88 61-158 183-167 290-1 8-1 15-1 22 0 120 84 169 187 108 104-59 188-205 188-324z">
          <text:p/>
        </draw:path>
        <draw:polygon draw:style-name="gr10" draw:text-style-name="P1" draw:layer="layout" svg:width="0cm" svg:height="0cm" svg:x="4.662cm" svg:y="6.019cm" svg:viewBox="0 0 0 0" draw:points="0,0">
          <text:p/>
        </draw:polygon>
        <draw:path draw:style-name="gr9" draw:text-style-name="P7" draw:layer="layout" svg:width="0.374cm" svg:height="0.484cm" svg:x="6.012cm" svg:y="8.739cm" svg:viewBox="0 0 375 485" svg:d="M375 134c0-119-84-168-187-108-6 4-12 8-19 12-89 61-160 184-168 292-1 7-1 14-1 22 0 119 84 167 188 108 103-60 187-205 187-326z">
          <text:p/>
        </draw:path>
        <draw:polygon draw:style-name="gr10" draw:text-style-name="P1" draw:layer="layout" svg:width="0cm" svg:height="0cm" svg:x="4.662cm" svg:y="6.019cm" svg:viewBox="0 0 0 0" draw:points="0,0">
          <text:p/>
        </draw:polygon>
        <draw:path draw:style-name="gr9" draw:text-style-name="P7" draw:layer="layout" svg:width="0.374cm" svg:height="0.484cm" svg:x="6.012cm" svg:y="2.21cm" svg:viewBox="0 0 375 485" svg:d="M375 134c0-119-84-168-187-108-6 4-12 8-19 12-89 61-160 183-168 290-1 8-1 15-1 22 0 121 84 169 188 110 103-61 187-206 187-326z">
          <text:p/>
        </draw:path>
        <draw:polygon draw:style-name="gr10" draw:text-style-name="P1" draw:layer="layout" svg:width="0cm" svg:height="0cm" svg:x="4.662cm" svg:y="6.019cm" svg:viewBox="0 0 0 0" draw:points="0,0">
          <text:p/>
        </draw:polygon>
        <draw:polygon draw:style-name="gr9" draw:text-style-name="P7" draw:layer="layout" svg:width="1.485cm" svg:height="0.898cm" svg:x="2.806cm" svg:y="2.39cm" svg:viewBox="0 0 1486 899" draw:points="0,61 1450,899 1486,838 36,0">
          <text:p/>
        </draw:polygon>
        <draw:polygon draw:style-name="gr10" draw:text-style-name="P1" draw:layer="layout" svg:width="0cm" svg:height="0cm" svg:x="4.662cm" svg:y="6.019cm" svg:viewBox="0 0 0 0" draw:points="0,0">
          <text:p/>
        </draw:polygon>
        <draw:path draw:style-name="gr9" draw:text-style-name="P7" draw:layer="layout" svg:width="1.589cm" svg:height="0.421cm" svg:x="3.85cm" svg:y="1.836cm" svg:viewBox="0 0 1590 422" svg:d="M1590 339c-1-23-5-45-11-68-155-166-456-271-784-271s-629 105-785 271c-6 23-10 45-10 68 0 28 6 56 15 83 76-213 402-368 780-368s703 155 779 368c9-27 15-55 16-83z">
          <text:p/>
        </draw:path>
        <draw:polygon draw:style-name="gr10" draw:text-style-name="P1" draw:layer="layout" svg:width="0cm" svg:height="0cm" svg:x="4.662cm" svg:y="6.019cm" svg:viewBox="0 0 0 0" draw:points="0,0">
          <text:p/>
        </draw:polygon>
        <draw:path draw:style-name="gr9" draw:text-style-name="P7" draw:layer="layout" svg:width="0.478cm" svg:height="0.639cm" svg:x="3.267cm" svg:y="7.221cm" svg:viewBox="0 0 479 640" svg:d="M158 1c-32-4-61 1-85 15-97 56-97 238 0 405 96 167 254 258 351 202 24-14 43-37 55-67-91-12-196-97-265-217s-91-253-56-338z">
          <text:p/>
        </draw:path>
        <draw:polygon draw:style-name="gr10" draw:text-style-name="P1" draw:layer="layout" svg:width="0cm" svg:height="0cm" svg:x="4.662cm" svg:y="6.019cm" svg:viewBox="0 0 0 0" draw:points="0,0">
          <text:p/>
        </draw:polygon>
        <draw:path draw:style-name="gr9" draw:text-style-name="P7" draw:layer="layout" svg:width="0.478cm" svg:height="0.639cm" svg:x="3.267cm" svg:y="4.873cm" svg:viewBox="0 0 479 640" svg:d="M158 1c-32-4-61 1-85 15-97 56-97 237 0 404 96 169 254 259 351 203 24-14 43-36 55-66-91-13-196-98-265-218s-91-253-56-338z">
          <text:p/>
        </draw:path>
        <draw:polygon draw:style-name="gr10" draw:text-style-name="P1" draw:layer="layout" svg:width="0cm" svg:height="0cm" svg:x="4.662cm" svg:y="6.019cm" svg:viewBox="0 0 0 0" draw:points="0,0">
          <text:p/>
        </draw:polygon>
        <draw:path draw:style-name="gr9" draw:text-style-name="P7" draw:layer="layout" svg:width="0.303cm" svg:height="0.392cm" svg:x="4.458cm" svg:y="9.662cm" svg:viewBox="0 0 304 393" svg:d="M304 108c0-46-16-82-45-98-25-14-57-14-92 2-88 61-158 183-167 290 3 39 19 67 43 81 44 25 109 2 166-59 58-60 95-145 95-216z">
          <text:p/>
        </draw:path>
        <draw:polygon draw:style-name="gr10" draw:text-style-name="P1" draw:layer="layout" svg:width="0cm" svg:height="0cm" svg:x="4.662cm" svg:y="6.019cm" svg:viewBox="0 0 0 0" draw:points="0,0">
          <text:p/>
        </draw:polygon>
        <draw:path draw:style-name="gr9" draw:text-style-name="P7" draw:layer="layout" svg:width="0.303cm" svg:height="0.392cm" svg:x="6.013cm" svg:y="8.764cm" svg:viewBox="0 0 304 393" svg:d="M304 109c0-46-16-83-45-99-24-14-56-13-92 2-88 62-159 184-167 292 3 37 19 65 43 79 44 25 109 3 167-57 57-60 94-146 94-217z">
          <text:p/>
        </draw:path>
        <draw:polygon draw:style-name="gr10" draw:text-style-name="P1" draw:layer="layout" svg:width="0cm" svg:height="0cm" svg:x="4.662cm" svg:y="6.019cm" svg:viewBox="0 0 0 0" draw:points="0,0">
          <text:p/>
        </draw:polygon>
        <draw:path draw:style-name="gr9" draw:text-style-name="P7" draw:layer="layout" svg:width="0.303cm" svg:height="0.393cm" svg:x="4.458cm" svg:y="3.132cm" svg:viewBox="0 0 304 394" svg:d="M304 109c0-47-16-82-45-98-25-15-57-14-92 2-88 61-158 183-167 291 3 38 19 66 43 80 44 25 109 2 166-58 58-60 95-146 95-217z">
          <text:p/>
        </draw:path>
        <draw:polygon draw:style-name="gr10" draw:text-style-name="P1" draw:layer="layout" svg:width="0cm" svg:height="0cm" svg:x="4.662cm" svg:y="6.019cm" svg:viewBox="0 0 0 0" draw:points="0,0">
          <text:p/>
        </draw:polygon>
        <draw:path draw:style-name="gr9" draw:text-style-name="P7" draw:layer="layout" svg:width="0.303cm" svg:height="0.392cm" svg:x="6.013cm" svg:y="2.235cm" svg:viewBox="0 0 304 393" svg:d="M304 108c0-46-16-82-45-98-24-14-56-14-92 2-88 61-159 183-167 290 3 39 19 67 43 81 44 25 109 2 167-58 57-61 94-146 94-217z">
          <text:p/>
        </draw:path>
        <draw:polygon draw:style-name="gr10" draw:text-style-name="P1" draw:layer="layout" svg:width="0cm" svg:height="0cm" svg:x="4.662cm" svg:y="6.019cm" svg:viewBox="0 0 0 0" draw:points="0,0">
          <text:p/>
        </draw:polygon>
        <draw:path draw:style-name="gr9" draw:text-style-name="P7" draw:layer="layout" svg:width="0.343cm" svg:height="0.539cm" svg:x="3.419cm" svg:y="7.224cm" svg:viewBox="0 0 344 540" svg:d="M144 65c-41-35-84-57-124-65-39 82-19 213 50 332 68 119 173 202 262 208 8-23 12-51 12-80 0-19-2-39-5-59-54-20-109-72-148-139-40-67-57-141-47-197z">
          <text:p/>
        </draw:path>
        <draw:polygon draw:style-name="gr10" draw:text-style-name="P1" draw:layer="layout" svg:width="0cm" svg:height="0cm" svg:x="4.662cm" svg:y="6.019cm" svg:viewBox="0 0 0 0" draw:points="0,0">
          <text:p/>
        </draw:polygon>
        <draw:path draw:style-name="gr9" draw:text-style-name="P7" draw:layer="layout" svg:width="0.343cm" svg:height="0.539cm" svg:x="3.419cm" svg:y="4.877cm" svg:viewBox="0 0 344 540" svg:d="M144 63c-41-33-84-55-124-63-39 80-19 211 50 331 68 119 173 202 262 209 8-24 12-51 12-81 0-19-2-39-5-59-54-19-109-71-148-138-40-68-57-142-47-199z">
          <text:p/>
        </draw:path>
        <draw:polygon draw:style-name="gr10" draw:text-style-name="P1" draw:layer="layout" svg:width="0cm" svg:height="0cm" svg:x="4.662cm" svg:y="6.019cm" svg:viewBox="0 0 0 0" draw:points="0,0">
          <text:p/>
        </draw:polygon>
        <draw:path draw:style-name="gr9" draw:text-style-name="P7" draw:layer="layout" svg:width="0.365cm" svg:height="0.481cm" svg:x="2.21cm" svg:y="5.609cm" svg:viewBox="0 0 366 482" svg:d="M0 48c71 11 151 77 206 170 54 93 71 197 45 264l35-21 28-16c69-39 69-170 0-289-69-120-182-184-251-144l-28 16z">
          <text:p/>
        </draw:path>
        <draw:polygon draw:style-name="gr10" draw:text-style-name="P1" draw:layer="layout" svg:width="0cm" svg:height="0cm" svg:x="4.662cm" svg:y="6.019cm" svg:viewBox="0 0 0 0" draw:points="0,0">
          <text:p/>
        </draw:polygon>
        <draw:path draw:style-name="gr9" draw:text-style-name="P7" draw:layer="layout" svg:width="0.365cm" svg:height="0.481cm" svg:x="2.21cm" svg:y="7.956cm" svg:viewBox="0 0 366 482" svg:d="M0 49c71 10 151 77 206 170 54 93 71 195 45 263l35-20 28-16c69-41 69-170 0-290-69-119-182-184-251-144l-28 16z">
          <text:p/>
        </draw:path>
        <draw:polygon draw:style-name="gr10" draw:text-style-name="P1" draw:layer="layout" svg:width="0cm" svg:height="0cm" svg:x="4.662cm" svg:y="6.019cm" svg:viewBox="0 0 0 0" draw:points="0,0">
          <text:p/>
        </draw:polygon>
        <draw:path draw:style-name="gr9" draw:text-style-name="P7" draw:layer="layout" svg:width="0.247cm" svg:height="0.319cm" svg:x="3.743cm" svg:y="9.474cm" svg:viewBox="0 0 248 320" svg:d="M248 231c0-8 0-15-1-23-9-66-50-138-103-179-7-4-13-9-19-12-70-40-125-8-125 71s55 176 125 215c68 40 123 8 123-72z">
          <text:p/>
        </draw:path>
        <draw:polygon draw:style-name="gr10" draw:text-style-name="P1" draw:layer="layout" svg:width="0cm" svg:height="0cm" svg:x="4.662cm" svg:y="6.019cm" svg:viewBox="0 0 0 0" draw:points="0,0">
          <text:p/>
        </draw:polygon>
        <draw:path draw:style-name="gr9" draw:text-style-name="P7" draw:layer="layout" svg:width="0.247cm" svg:height="0.32cm" svg:x="3.743cm" svg:y="3.353cm" svg:viewBox="0 0 248 321" svg:d="M248 232c0-8 0-15-1-23-9-66-50-139-103-179-7-5-13-9-19-13-70-40-125-7-125 72s55 175 125 214c68 41 123 8 123-71z">
          <text:p/>
        </draw:path>
        <draw:polygon draw:style-name="gr10" draw:text-style-name="P1" draw:layer="layout" svg:width="0cm" svg:height="0cm" svg:x="4.662cm" svg:y="6.019cm" svg:viewBox="0 0 0 0" draw:points="0,0">
          <text:p/>
        </draw:polygon>
        <draw:path draw:style-name="gr9" draw:text-style-name="P7" draw:layer="layout" svg:width="0.248cm" svg:height="0.319cm" svg:x="3.071cm" svg:y="2.965cm" svg:viewBox="0 0 249 320" svg:d="M249 232c0-7-1-15-2-23-8-66-50-138-103-179-6-5-12-10-19-13-68-40-125-8-125 72 0 79 57 175 125 214 68 40 124 8 124-71z">
          <text:p/>
        </draw:path>
        <draw:polygon draw:style-name="gr10" draw:text-style-name="P1" draw:layer="layout" svg:width="0cm" svg:height="0cm" svg:x="4.662cm" svg:y="6.019cm" svg:viewBox="0 0 0 0" draw:points="0,0">
          <text:p/>
        </draw:polygon>
        <draw:path draw:style-name="gr9" draw:text-style-name="P7" draw:layer="layout" svg:width="0.248cm" svg:height="0.32cm" svg:x="3.071cm" svg:y="9.086cm" svg:viewBox="0 0 249 321" svg:d="M249 232c0-7-1-15-2-23-8-66-50-138-103-178-6-5-12-9-19-13-68-41-125-8-125 71s57 175 125 215 124 7 124-72z">
          <text:p/>
        </draw:path>
        <draw:polygon draw:style-name="gr10" draw:text-style-name="P1" draw:layer="layout" svg:width="0cm" svg:height="0cm" svg:x="4.662cm" svg:y="6.019cm" svg:viewBox="0 0 0 0" draw:points="0,0">
          <text:p/>
        </draw:polygon>
        <draw:path draw:style-name="gr9" draw:text-style-name="P7" draw:layer="layout" svg:width="0.374cm" svg:height="0.483cm" svg:x="4.457cm" svg:y="9.636cm" svg:viewBox="0 0 375 484" svg:d="M1 329c3 38 19 66 43 80 44 25 109 2 166-58 58-60 95-146 95-217 0-46-16-82-45-98-24-14-57-14-92 2 7-5 13-8 19-12 104-60 188-11 188 108 0 120-84 266-188 325-103 60-187 12-187-108 0-7 0-14 1-22z">
          <text:p/>
        </draw:path>
        <draw:polygon draw:style-name="gr10" draw:text-style-name="P1" draw:layer="layout" svg:width="0cm" svg:height="0cm" svg:x="4.662cm" svg:y="6.019cm" svg:viewBox="0 0 0 0" draw:points="0,0">
          <text:p/>
        </draw:polygon>
        <draw:path draw:style-name="gr9" draw:text-style-name="P7" draw:layer="layout" svg:width="0.374cm" svg:height="0.484cm" svg:x="4.457cm" svg:y="3.107cm" svg:viewBox="0 0 375 485" svg:d="M1 329c3 38 19 66 43 80 44 25 109 2 166-58 58-60 95-145 95-216 0-47-16-82-45-98-24-16-57-15-92 2 7-5 13-10 19-13 104-60 188-12 188 109 0 119-84 265-188 324-103 61-187 12-187-108 0-7 0-14 1-22z">
          <text:p/>
        </draw:path>
        <draw:polygon draw:style-name="gr10" draw:text-style-name="P1" draw:layer="layout" svg:width="0cm" svg:height="0cm" svg:x="4.662cm" svg:y="6.019cm" svg:viewBox="0 0 0 0" draw:points="0,0">
          <text:p/>
        </draw:polygon>
        <draw:path draw:style-name="gr9" draw:text-style-name="P7" draw:layer="layout" svg:width="0.374cm" svg:height="0.484cm" svg:x="6.012cm" svg:y="8.739cm" svg:viewBox="0 0 375 485" svg:d="M1 330c3 37 19 65 43 79 44 25 109 3 167-57 57-60 94-146 94-218 0-46-16-82-45-98-24-14-56-13-91 2 7-4 13-8 19-12 103-60 187-11 187 108 0 121-84 266-187 326-104 59-188 11-188-108 0-8 0-15 1-22z">
          <text:p/>
        </draw:path>
        <draw:polygon draw:style-name="gr10" draw:text-style-name="P1" draw:layer="layout" svg:width="0cm" svg:height="0cm" svg:x="4.662cm" svg:y="6.019cm" svg:viewBox="0 0 0 0" draw:points="0,0">
          <text:p/>
        </draw:polygon>
        <draw:path draw:style-name="gr9" draw:text-style-name="P7" draw:layer="layout" svg:width="0.374cm" svg:height="0.484cm" svg:x="6.012cm" svg:y="2.21cm" svg:viewBox="0 0 375 485" svg:d="M1 328c3 38 19 66 43 80 44 25 109 2 167-58 57-60 94-145 94-216 0-46-16-82-45-98-24-14-56-14-91 2 7-4 13-8 19-12 103-60 187-11 187 108 0 120-84 265-187 326-104 59-188 11-188-110 0-7 0-14 1-22z">
          <text:p/>
        </draw:path>
        <draw:polygon draw:style-name="gr10" draw:text-style-name="P1" draw:layer="layout" svg:width="0cm" svg:height="0cm" svg:x="4.662cm" svg:y="6.019cm" svg:viewBox="0 0 0 0" draw:points="0,0">
          <text:p/>
        </draw:polygon>
        <draw:path draw:style-name="gr9" draw:text-style-name="P7" draw:layer="layout" svg:width="0.213cm" svg:height="0.273cm" svg:x="2.136cm" svg:y="8.138cm" svg:viewBox="0 0 214 274" svg:d="M31 7c42-24 110 14 151 86 42 72 42 150 0 174-30 18-76 2-116-40-40-43-66-102-66-152 0-32 12-57 31-68z">
          <text:p/>
        </draw:path>
        <draw:polygon draw:style-name="gr10" draw:text-style-name="P1" draw:layer="layout" svg:width="0cm" svg:height="0cm" svg:x="4.662cm" svg:y="6.019cm" svg:viewBox="0 0 0 0" draw:points="0,0">
          <text:p/>
        </draw:polygon>
        <draw:path draw:style-name="gr9" draw:text-style-name="P7" draw:layer="layout" svg:width="0.213cm" svg:height="0.274cm" svg:x="2.136cm" svg:y="5.79cm" svg:viewBox="0 0 214 275" svg:d="M31 7c42-24 110 15 151 88 42 71 42 149 0 173-30 17-76 1-116-40-40-42-66-102-66-152 0-33 12-58 31-69z">
          <text:p/>
        </draw:path>
        <draw:polygon draw:style-name="gr10" draw:text-style-name="P1" draw:layer="layout" svg:width="0cm" svg:height="0cm" svg:x="4.662cm" svg:y="6.019cm" svg:viewBox="0 0 0 0" draw:points="0,0">
          <text:p/>
        </draw:polygon>
        <draw:path draw:style-name="gr9" draw:text-style-name="P7" draw:layer="layout" svg:width="0.247cm" svg:height="0.319cm" svg:x="3.743cm" svg:y="9.474cm" svg:viewBox="0 0 248 320" svg:d="M144 29c-7-4-13-9-19-12-70-40-125-8-125 71s55 176 125 215c68 40 123 8 123-72 0-8 0-15-1-23-4 18-12 32-25 39-34 21-90-12-125-72s-35-124 0-144c13-8 29-8 47-2z">
          <text:p/>
        </draw:path>
        <draw:polygon draw:style-name="gr10" draw:text-style-name="P1" draw:layer="layout" svg:width="0cm" svg:height="0cm" svg:x="4.662cm" svg:y="6.019cm" svg:viewBox="0 0 0 0" draw:points="0,0">
          <text:p/>
        </draw:polygon>
        <draw:path draw:style-name="gr9" draw:text-style-name="P7" draw:layer="layout" svg:width="0.248cm" svg:height="0.32cm" svg:x="3.071cm" svg:y="9.086cm" svg:viewBox="0 0 249 321" svg:d="M144 31c-6-5-12-9-19-13-68-41-125-8-125 71s57 175 125 215 124 7 124-72c0-7-1-15-2-23-3 18-11 32-24 39-35 20-91-12-125-72-35-59-35-124 0-144 13-7 29-8 46-1z">
          <text:p/>
        </draw:path>
        <draw:polygon draw:style-name="gr10" draw:text-style-name="P1" draw:layer="layout" svg:width="0cm" svg:height="0cm" svg:x="4.662cm" svg:y="6.019cm" svg:viewBox="0 0 0 0" draw:points="0,0">
          <text:p/>
        </draw:polygon>
        <draw:path draw:style-name="gr9" draw:text-style-name="P7" draw:layer="layout" svg:width="0.247cm" svg:height="0.32cm" svg:x="3.743cm" svg:y="3.353cm" svg:viewBox="0 0 248 321" svg:d="M144 30c-7-5-13-9-19-13-70-40-125-7-125 72s55 175 125 214c68 41 123 8 123-71 0-8 0-15-1-23-4 18-12 32-25 39-34 20-90-12-125-72s-35-124 0-144c13-8 29-8 47-2z">
          <text:p/>
        </draw:path>
        <draw:polygon draw:style-name="gr10" draw:text-style-name="P1" draw:layer="layout" svg:width="0cm" svg:height="0cm" svg:x="4.662cm" svg:y="6.019cm" svg:viewBox="0 0 0 0" draw:points="0,0">
          <text:p/>
        </draw:polygon>
        <draw:path draw:style-name="gr9" draw:text-style-name="P7" draw:layer="layout" svg:width="0.248cm" svg:height="0.319cm" svg:x="3.071cm" svg:y="2.965cm" svg:viewBox="0 0 249 320" svg:d="M144 30c-6-5-12-10-19-13-68-40-125-8-125 72 0 79 57 175 125 214 68 40 124 8 124-71 0-7-1-15-2-23-3 18-11 32-24 39-35 20-91-12-125-72-35-60-35-125 0-145 13-7 29-8 46-1z">
          <text:p/>
        </draw:path>
        <draw:polygon draw:style-name="gr10" draw:text-style-name="P1" draw:layer="layout" svg:width="0cm" svg:height="0cm" svg:x="4.662cm" svg:y="6.019cm" svg:viewBox="0 0 0 0" draw:points="0,0">
          <text:p/>
        </draw:polygon>
        <draw:path draw:style-name="gr9" draw:text-style-name="P7" draw:layer="layout" svg:width="0.176cm" svg:height="0.228cm" svg:x="3.814cm" svg:y="3.378cm" svg:viewBox="0 0 177 229" svg:d="M152 223c13-7 21-21 25-39-9-67-50-140-104-180-18-6-34-6-47 2-35 20-35 84 0 144 35 61 91 93 126 73z">
          <text:p/>
        </draw:path>
        <draw:polygon draw:style-name="gr10" draw:text-style-name="P1" draw:layer="layout" svg:width="0cm" svg:height="0cm" svg:x="4.662cm" svg:y="6.019cm" svg:viewBox="0 0 0 0" draw:points="0,0">
          <text:p/>
        </draw:polygon>
        <draw:path draw:style-name="gr9" draw:text-style-name="P7" draw:layer="layout" svg:width="0.175cm" svg:height="0.228cm" svg:x="3.142cm" svg:y="2.99cm" svg:viewBox="0 0 176 229" svg:d="M152 223c13-7 21-21 24-39-8-66-50-139-104-179-17-7-33-6-46 1-35 20-35 85 0 145 34 60 91 92 126 72z">
          <text:p/>
        </draw:path>
        <draw:polygon draw:style-name="gr10" draw:text-style-name="P1" draw:layer="layout" svg:width="0cm" svg:height="0cm" svg:x="4.662cm" svg:y="6.019cm" svg:viewBox="0 0 0 0" draw:points="0,0">
          <text:p/>
        </draw:polygon>
        <draw:path draw:style-name="gr9" draw:text-style-name="P7" draw:layer="layout" svg:width="0.176cm" svg:height="0.228cm" svg:x="3.814cm" svg:y="9.499cm" svg:viewBox="0 0 177 229" svg:d="M152 223c13-7 21-21 25-40-9-66-50-138-104-179-18-6-34-6-47 2-35 20-35 84 0 144 35 61 91 93 126 73z">
          <text:p/>
        </draw:path>
        <draw:polygon draw:style-name="gr10" draw:text-style-name="P1" draw:layer="layout" svg:width="0cm" svg:height="0cm" svg:x="4.662cm" svg:y="6.019cm" svg:viewBox="0 0 0 0" draw:points="0,0">
          <text:p/>
        </draw:polygon>
        <draw:path draw:style-name="gr9" draw:text-style-name="P7" draw:layer="layout" svg:width="0.175cm" svg:height="0.228cm" svg:x="3.142cm" svg:y="9.111cm" svg:viewBox="0 0 176 229" svg:d="M152 223c13-7 21-21 24-39-8-67-50-139-104-179-17-7-33-6-46 1-35 20-35 85 0 145 34 60 91 92 126 72z">
          <text:p/>
        </draw:path>
        <draw:polygon draw:style-name="gr10" draw:text-style-name="P1" draw:layer="layout" svg:width="0cm" svg:height="0cm" svg:x="4.662cm" svg:y="6.019cm" svg:viewBox="0 0 0 0" draw:points="0,0">
          <text:p/>
        </draw:polygon>
        <draw:path draw:style-name="gr9" draw:text-style-name="P7" draw:layer="layout" svg:width="0.197cm" svg:height="0.336cm" svg:x="3.561cm" svg:y="4.94cm" svg:viewBox="0 0 198 337" svg:d="M3 0c-10 57 7 131 46 198 40 68 95 120 149 139-19-125-96-257-195-337z">
          <text:p/>
        </draw:path>
        <draw:polygon draw:style-name="gr10" draw:text-style-name="P1" draw:layer="layout" svg:width="0cm" svg:height="0cm" svg:x="4.662cm" svg:y="6.019cm" svg:viewBox="0 0 0 0" draw:points="0,0">
          <text:p/>
        </draw:polygon>
        <draw:path draw:style-name="gr9" draw:text-style-name="P7" draw:layer="layout" svg:width="0.197cm" svg:height="0.336cm" svg:x="3.561cm" svg:y="7.288cm" svg:viewBox="0 0 198 337" svg:d="M3 0c-10 56 7 130 46 197 40 68 95 120 149 140-19-126-96-258-195-337z">
          <text:p/>
        </draw:path>
        <draw:polygon draw:style-name="gr10" draw:text-style-name="P1" draw:layer="layout" svg:width="0cm" svg:height="0cm" svg:x="4.662cm" svg:y="6.019cm" svg:viewBox="0 0 0 0" draw:points="0,0">
          <text:p/>
        </draw:polygon>
        <draw:path draw:style-name="gr9" draw:text-style-name="P7" draw:layer="layout" svg:width="0.367cm" svg:height="0.509cm" svg:x="2.105cm" svg:y="8.003cm" svg:viewBox="0 0 368 510" svg:d="M0 33l35-20c20-11 44-15 70-11 71 10 151 77 206 170 54 93 71 195 45 263-10 25-25 44-45 55l-36 20c77-43 77-186 0-318-76-131-199-202-275-159z">
          <text:p/>
        </draw:path>
        <draw:polygon draw:style-name="gr10" draw:text-style-name="P1" draw:layer="layout" svg:width="0cm" svg:height="0cm" svg:x="4.662cm" svg:y="6.019cm" svg:viewBox="0 0 0 0" draw:points="0,0">
          <text:p/>
        </draw:polygon>
        <draw:path draw:style-name="gr9" draw:text-style-name="P7" draw:layer="layout" svg:width="0.367cm" svg:height="0.51cm" svg:x="2.105cm" svg:y="5.655cm" svg:viewBox="0 0 368 511" svg:d="M0 34l35-21c20-11 44-15 70-11 71 11 151 77 206 170 54 94 71 197 45 264-10 24-25 43-45 54l-36 21c77-44 77-186 0-319-76-131-199-202-275-158z">
          <text:p/>
        </draw:path>
        <draw:polygon draw:style-name="gr10" draw:text-style-name="P1" draw:layer="layout" svg:width="0cm" svg:height="0cm" svg:x="4.662cm" svg:y="6.019cm" svg:viewBox="0 0 0 0" draw:points="0,0">
          <text:p/>
        </draw:polygon>
        <draw:path draw:style-name="gr9" draw:text-style-name="P7" draw:layer="layout" svg:width="0.349cm" svg:height="0.481cm" svg:x="2.275cm" svg:y="7.923cm" svg:viewBox="0 0 350 482" svg:d="M0 33c72-42 188 26 260 150 71 124 71 258 0 299l35-20c73-42 73-176 0-300-72-124-188-192-259-150z">
          <text:p/>
        </draw:path>
        <draw:polygon draw:style-name="gr10" draw:text-style-name="P1" draw:layer="layout" svg:width="0cm" svg:height="0cm" svg:x="4.662cm" svg:y="6.019cm" svg:viewBox="0 0 0 0" draw:points="0,0">
          <text:p/>
        </draw:polygon>
        <draw:path draw:style-name="gr9" draw:text-style-name="P7" draw:layer="layout" svg:width="0.349cm" svg:height="0.482cm" svg:x="2.275cm" svg:y="5.576cm" svg:viewBox="0 0 350 483" svg:d="M0 32c72-41 188 26 260 150 71 124 71 259 0 301l35-21c73-42 73-176 0-300-72-124-188-191-259-150z">
          <text:p/>
        </draw:path>
        <draw:polygon draw:style-name="gr10" draw:text-style-name="P1" draw:layer="layout" svg:width="0cm" svg:height="0cm" svg:x="4.662cm" svg:y="6.019cm" svg:viewBox="0 0 0 0" draw:points="0,0">
          <text:p/>
        </draw:polygon>
        <draw:path draw:style-name="gr9" draw:text-style-name="P7" draw:layer="layout" svg:width="1.178cm" svg:height="0.151cm" svg:x="4.055cm" svg:y="1.723cm" svg:viewBox="0 0 1179 152" svg:d="M1179 152c-9-6-18-11-27-16-310-181-814-181-1125 0-9 5-18 10-27 16 335-177 845-177 1179 0z">
          <text:p/>
        </draw:path>
        <draw:polygon draw:style-name="gr10" draw:text-style-name="P1" draw:layer="layout" svg:width="0cm" svg:height="0cm" svg:x="4.662cm" svg:y="6.019cm" svg:viewBox="0 0 0 0" draw:points="0,0">
          <text:p/>
        </draw:polygon>
        <draw:path draw:style-name="gr9" draw:text-style-name="P7" draw:layer="layout" svg:width="0.343cm" svg:height="0.473cm" svg:x="2.245cm" svg:y="5.596cm" svg:viewBox="0 0 344 474" svg:d="M0 41c8-12 19-22 30-29 72-41 188 26 260 150s72 259 0 301c-12 6-25 10-40 11l28-16c70-39 70-170 0-289-69-120-181-184-250-144z">
          <text:p/>
        </draw:path>
        <draw:polygon draw:style-name="gr10" draw:text-style-name="P1" draw:layer="layout" svg:width="0cm" svg:height="0cm" svg:x="4.662cm" svg:y="6.019cm" svg:viewBox="0 0 0 0" draw:points="0,0">
          <text:p/>
        </draw:polygon>
        <draw:path draw:style-name="gr9" draw:text-style-name="P7" draw:layer="layout" svg:width="0.343cm" svg:height="0.473cm" svg:x="2.245cm" svg:y="7.944cm" svg:viewBox="0 0 344 474" svg:d="M0 40c8-12 19-21 30-28 72-41 188 26 260 150s72 259 0 300c-12 7-25 11-40 12l28-16c70-40 70-170 0-290-69-119-181-184-250-144z">
          <text:p/>
        </draw:path>
        <draw:polygon draw:style-name="gr10" draw:text-style-name="P1" draw:layer="layout" svg:width="0cm" svg:height="0cm" svg:x="4.662cm" svg:y="6.019cm" svg:viewBox="0 0 0 0" draw:points="0,0">
          <text:p/>
        </draw:polygon>
        <draw:path draw:style-name="gr9" draw:text-style-name="P7" draw:layer="layout" svg:width="0.341cm" svg:height="0.555cm" svg:x="3.409cm" svg:y="4.874cm" svg:viewBox="0 0 342 556" svg:d="M30 3c-5-1-9-2-14-3-35 85-13 218 56 338 69 121 174 206 265 218 2-4 4-9 5-13-89-7-194-90-262-210-69-119-89-250-50-330z">
          <text:p/>
        </draw:path>
        <draw:polygon draw:style-name="gr10" draw:text-style-name="P1" draw:layer="layout" svg:width="0cm" svg:height="0cm" svg:x="4.662cm" svg:y="6.019cm" svg:viewBox="0 0 0 0" draw:points="0,0">
          <text:p/>
        </draw:polygon>
        <draw:path draw:style-name="gr9" draw:text-style-name="P7" draw:layer="layout" svg:width="0.341cm" svg:height="0.554cm" svg:x="3.409cm" svg:y="7.222cm" svg:viewBox="0 0 342 555" svg:d="M30 2c-5-1-9-2-14-2-35 85-13 217 56 338 69 120 174 205 265 217 2-4 4-8 5-13-89-6-194-89-262-208-69-120-89-251-50-332z">
          <text:p/>
        </draw:path>
        <draw:polygon draw:style-name="gr10" draw:text-style-name="P1" draw:layer="layout" svg:width="0cm" svg:height="0cm" svg:x="4.662cm" svg:y="6.019cm" svg:viewBox="0 0 0 0" draw:points="0,0">
          <text:p/>
        </draw:polygon>
        <draw:polygon draw:style-name="gr9" draw:text-style-name="P7" draw:layer="layout" svg:width="0.071cm" svg:height="0.061cm" svg:x="4.255cm" svg:y="3.227cm" svg:viewBox="0 0 72 62" draw:points="0,62 72,62 36,0">
          <text:p/>
        </draw:polygon>
        <draw:polygon draw:style-name="gr10" draw:text-style-name="P1" draw:layer="layout" svg:width="0cm" svg:height="0cm" svg:x="4.662cm" svg:y="6.019cm" svg:viewBox="0 0 0 0" draw:points="0,0">
          <text:p/>
        </draw:polygon>
        <draw:polygon draw:style-name="gr9" draw:text-style-name="P7" draw:layer="layout" svg:width="0.036cm" svg:height="0.061cm" svg:x="2.806cm" svg:y="2.39cm" svg:viewBox="0 0 37 62" draw:points="0,21 0,62 37,0">
          <text:p/>
        </draw:polygon>
        <draw:polygon draw:style-name="gr10" draw:text-style-name="P1" draw:layer="layout" svg:width="0cm" svg:height="0cm" svg:x="4.662cm" svg:y="6.019cm" svg:viewBox="0 0 0 0" draw:points="0,0">
          <text:p/>
        </draw:polygon>
        <draw:polygon draw:style-name="gr9" draw:text-style-name="P7" draw:layer="layout" svg:width="0.035cm" svg:height="0.061cm" svg:x="6.482cm" svg:y="1.962cm" svg:viewBox="0 0 36 62" draw:points="36,62 36,20 0,0">
          <text:p/>
        </draw:polygon>
        <draw:polygon draw:style-name="gr10" draw:text-style-name="P1" draw:layer="layout" svg:width="0cm" svg:height="0cm" svg:x="4.662cm" svg:y="6.019cm" svg:viewBox="0 0 0 0" draw:points="0,0">
          <text:p/>
        </draw:polygon>
        <draw:polygon draw:style-name="gr9" draw:text-style-name="P7" draw:layer="layout" svg:width="0.071cm" svg:height="0.02cm" svg:x="4.255cm" svg:y="10.307cm" svg:viewBox="0 0 72 21" draw:points="36,21 72,0 0,0">
          <text:p/>
        </draw:polygon>
        <draw:polygon draw:style-name="gr10" draw:text-style-name="P1" draw:layer="layout" svg:width="0cm" svg:height="0cm" svg:x="4.662cm" svg:y="6.019cm" svg:viewBox="0 0 0 0" draw:points="0,0">
          <text:p/>
        </draw:polygon>
        <draw:path draw:style-name="gr11" draw:text-style-name="P1" draw:layer="layout" svg:width="1.558cm" svg:height="0.367cm" svg:x="3.865cm" svg:y="1.89cm" svg:viewBox="0 0 1559 368" svg:d="M0 368c77-213 402-368 780-368s703 155 779 368">
          <text:p/>
        </draw:path>
        <draw:path draw:style-name="gr11" draw:text-style-name="P1" draw:layer="layout" svg:width="0.197cm" svg:height="0.336cm" svg:x="3.561cm" svg:y="7.288cm" svg:viewBox="0 0 198 337" svg:d="M3 0c-10 56 7 130 46 197 40 68 95 120 149 140">
          <text:p/>
        </draw:path>
        <draw:path draw:style-name="gr11" draw:text-style-name="P1" draw:layer="layout" svg:width="0.197cm" svg:height="0.336cm" svg:x="3.561cm" svg:y="4.94cm" svg:viewBox="0 0 198 337" svg:d="M3 0c-10 57 7 131 46 198 40 68 95 120 149 139">
          <text:p/>
        </draw:path>
        <draw:path draw:style-name="gr11" draw:text-style-name="P1" draw:layer="layout" svg:width="1.568cm" svg:height="0.27cm" svg:x="3.86cm" svg:y="1.836cm" svg:viewBox="0 0 1569 271" svg:d="M1569 271c-155-167-456-271-784-271s-629 104-785 271">
          <text:p/>
        </draw:path>
        <draw:path draw:style-name="gr11" draw:text-style-name="P1" draw:layer="layout" svg:width="0.331cm" svg:height="0.539cm" svg:x="3.419cm" svg:y="7.224cm" svg:viewBox="0 0 332 540" svg:d="M20 0c-39 82-19 213 51 332 68 119 172 202 261 208">
          <text:p/>
        </draw:path>
        <draw:path draw:style-name="gr11" draw:text-style-name="P1" draw:layer="layout" svg:width="0.331cm" svg:height="0.539cm" svg:x="3.419cm" svg:y="4.877cm" svg:viewBox="0 0 332 540" svg:d="M20 0c-39 80-19 211 51 331 68 119 172 202 261 209">
          <text:p/>
        </draw:path>
        <draw:path draw:style-name="gr11" draw:text-style-name="P1" draw:layer="layout" svg:width="0.336cm" svg:height="0.554cm" svg:x="3.409cm" svg:y="7.222cm" svg:viewBox="0 0 337 555" svg:d="M16 0c-35 85-13 217 56 338 70 120 174 205 265 217">
          <text:p/>
        </draw:path>
        <draw:path draw:style-name="gr11" draw:text-style-name="P1" draw:layer="layout" svg:width="0.336cm" svg:height="0.555cm" svg:x="3.409cm" svg:y="4.874cm" svg:viewBox="0 0 337 556" svg:d="M16 0c-35 85-13 218 56 338 70 121 174 206 265 218">
          <text:p/>
        </draw:path>
        <draw:path draw:style-name="gr11" draw:text-style-name="P1" draw:layer="layout" svg:width="1.178cm" svg:height="0.132cm" svg:x="4.055cm" svg:y="1.742cm" svg:viewBox="0 0 1179 133" svg:d="M1179 133c-334-177-844-177-1179 0">
          <text:p/>
        </draw:path>
        <draw:path draw:style-name="gr11" draw:text-style-name="P1" draw:layer="layout" svg:width="0.422cm" svg:height="0.462cm" svg:x="3.34cm" svg:y="7.221cm" svg:viewBox="0 0 423 463" svg:d="M423 463c0-117-60-256-153-353-93-98-200-135-270-94">
          <text:p/>
        </draw:path>
        <draw:path draw:style-name="gr11" draw:text-style-name="P1" draw:layer="layout" svg:width="0.423cm" svg:height="0.623cm" svg:x="3.267cm" svg:y="7.237cm" svg:viewBox="0 0 424 624" svg:d="M73 0c-97 56-97 237 0 404 96 168 254 259 351 203">
          <text:p/>
        </draw:path>
        <draw:path draw:style-name="gr11" draw:text-style-name="P1" draw:layer="layout" svg:width="0.072cm" svg:height="0.16cm" svg:x="3.69cm" svg:y="7.683cm" svg:viewBox="0 0 73 161" svg:d="M0 161c47-27 73-86 73-161">
          <text:p/>
        </draw:path>
        <draw:path draw:style-name="gr11" draw:text-style-name="P1" draw:layer="layout" svg:width="0.422cm" svg:height="0.463cm" svg:x="3.34cm" svg:y="4.873cm" svg:viewBox="0 0 423 464" svg:d="M423 464c0-116-60-255-153-353s-200-136-270-94">
          <text:p/>
        </draw:path>
        <draw:path draw:style-name="gr11" draw:text-style-name="P1" draw:layer="layout" svg:width="0.423cm" svg:height="0.623cm" svg:x="3.267cm" svg:y="4.889cm" svg:viewBox="0 0 424 624" svg:d="M73 0c-97 56-97 237 0 405 96 168 254 258 351 202">
          <text:p/>
        </draw:path>
        <draw:path draw:style-name="gr11" draw:text-style-name="P1" draw:layer="layout" svg:width="0.072cm" svg:height="0.16cm" svg:x="3.69cm" svg:y="5.335cm" svg:viewBox="0 0 73 161" svg:d="M0 161c47-27 73-84 73-161">
          <text:p/>
        </draw:path>
        <draw:path draw:style-name="gr11" draw:text-style-name="P1" draw:layer="layout" svg:width="0.233cm" svg:height="0.316cm" svg:x="5.206cm" svg:y="1.858cm" svg:viewBox="0 0 234 317" svg:d="M234 317c-4-119-87-233-234-317">
          <text:p/>
        </draw:path>
        <draw:path draw:style-name="gr11" draw:text-style-name="P1" draw:layer="layout" svg:width="1.124cm" svg:height="0.135cm" svg:x="4.082cm" svg:y="1.723cm" svg:viewBox="0 0 1125 136" svg:d="M1125 136c-311-181-815-181-1125 0">
          <text:p/>
        </draw:path>
        <draw:path draw:style-name="gr11" draw:text-style-name="P1" draw:layer="layout" svg:width="0.232cm" svg:height="0.316cm" svg:x="3.85cm" svg:y="1.858cm" svg:viewBox="0 0 233 317" svg:d="M233 0c-146 84-230 198-233 317">
          <text:p/>
        </draw:path>
        <draw:line draw:style-name="gr11" draw:text-style-name="P1" draw:layer="layout" svg:x1="4.255cm" svg:y1="10.307cm" svg:x2="4.255cm" svg:y2="3.288cm">
          <text:p/>
        </draw:line>
        <draw:line draw:style-name="gr11" draw:text-style-name="P1" draw:layer="layout" svg:x1="2.806cm" svg:y1="9.47cm" svg:x2="4.256cm" svg:y2="10.308cm">
          <text:p/>
        </draw:line>
        <draw:line draw:style-name="gr11" draw:text-style-name="P1" draw:layer="layout" svg:x1="2.806cm" svg:y1="2.451cm" svg:x2="4.256cm" svg:y2="3.289cm">
          <text:p/>
        </draw:line>
        <draw:line draw:style-name="gr11" draw:text-style-name="P1" draw:layer="layout" svg:x1="2.806cm" svg:y1="9.47cm" svg:x2="2.806cm" svg:y2="2.451cm">
          <text:p/>
        </draw:line>
        <draw:path draw:style-name="gr11" draw:text-style-name="P1" draw:layer="layout" svg:width="0.124cm" svg:height="0.214cm" svg:x="3.195cm" svg:y="9.103cm" svg:viewBox="0 0 125 215" svg:d="M125 215c0-80-56-176-125-215">
          <text:p/>
        </draw:path>
        <draw:path draw:style-name="gr11" draw:text-style-name="P1" draw:layer="layout" svg:width="0.248cm" svg:height="0.32cm" svg:x="3.071cm" svg:y="9.086cm" svg:viewBox="0 0 249 321" svg:d="M125 18c-68-41-125-8-125 71s57 175 125 215 124 7 124-72">
          <text:p/>
        </draw:path>
        <draw:path draw:style-name="gr11" draw:text-style-name="P1" draw:layer="layout" svg:width="0.123cm" svg:height="0.214cm" svg:x="3.867cm" svg:y="9.491cm" svg:viewBox="0 0 124 215" svg:d="M124 215c0-79-55-175-124-215">
          <text:p/>
        </draw:path>
        <draw:path draw:style-name="gr11" draw:text-style-name="P1" draw:layer="layout" svg:width="0.247cm" svg:height="0.319cm" svg:x="3.743cm" svg:y="9.474cm" svg:viewBox="0 0 248 320" svg:d="M125 17c-70-40-125-8-125 71s55 176 125 215c68 40 123 8 123-72">
          <text:p/>
        </draw:path>
        <draw:path draw:style-name="gr11" draw:text-style-name="P1" draw:layer="layout" svg:width="0.123cm" svg:height="0.215cm" svg:x="3.867cm" svg:y="3.369cm" svg:viewBox="0 0 124 216" svg:d="M124 216c0-80-55-176-124-216">
          <text:p/>
        </draw:path>
        <draw:path draw:style-name="gr11" draw:text-style-name="P1" draw:layer="layout" svg:width="0.247cm" svg:height="0.32cm" svg:x="3.743cm" svg:y="3.353cm" svg:viewBox="0 0 248 321" svg:d="M125 17c-70-40-125-7-125 72s55 175 125 214c68 41 123 8 123-71">
          <text:p/>
        </draw:path>
        <draw:path draw:style-name="gr11" draw:text-style-name="P1" draw:layer="layout" svg:width="0.124cm" svg:height="0.214cm" svg:x="3.195cm" svg:y="2.982cm" svg:viewBox="0 0 125 215" svg:d="M125 215c0-79-56-176-125-215">
          <text:p/>
        </draw:path>
        <draw:path draw:style-name="gr11" draw:text-style-name="P1" draw:layer="layout" svg:width="0.248cm" svg:height="0.319cm" svg:x="3.071cm" svg:y="2.965cm" svg:viewBox="0 0 249 320" svg:d="M125 17c-68-40-125-8-125 72 0 79 57 175 125 214 68 40 124 8 124-71">
          <text:p/>
        </draw:path>
        <draw:path draw:style-name="gr11" draw:text-style-name="P1" draw:layer="layout" svg:width="1.357cm" svg:height="0.458cm" svg:x="4.082cm" svg:y="2.166cm" svg:viewBox="0 0 1358 459" svg:d="M0 324c227 132 569 172 867 100 297-72 491-239 491-424">
          <text:p/>
        </draw:path>
        <draw:path draw:style-name="gr11" draw:text-style-name="P1" draw:layer="layout" svg:width="1.59cm" svg:height="0.459cm" svg:x="3.849cm" svg:y="1.707cm" svg:viewBox="0 0 1591 460" svg:d="M1591 460c0-255-356-460-795-460s-796 205-796 460">
          <text:p/>
        </draw:path>
        <draw:path draw:style-name="gr11" draw:text-style-name="P1" draw:layer="layout" svg:width="0.233cm" svg:height="0.324cm" svg:x="3.849cm" svg:y="2.166cm" svg:viewBox="0 0 234 325" svg:d="M0 0c0 121 84 238 234 325">
          <text:p/>
        </draw:path>
        <draw:line draw:style-name="gr11" draw:text-style-name="P1" draw:layer="layout" svg:x1="4.326cm" svg:y1="10.307cm" svg:x2="4.255cm" svg:y2="10.307cm">
          <text:p/>
        </draw:line>
        <draw:line draw:style-name="gr11" draw:text-style-name="P1" draw:layer="layout" svg:x1="4.255cm" svg:y1="3.288cm" svg:x2="4.326cm" svg:y2="3.288cm">
          <text:p/>
        </draw:line>
        <draw:line draw:style-name="gr11" draw:text-style-name="P1" draw:layer="layout" svg:x1="4.326cm" svg:y1="10.307cm" svg:x2="4.326cm" svg:y2="3.288cm">
          <text:p/>
        </draw:line>
        <draw:line draw:style-name="gr11" draw:text-style-name="P1" draw:layer="layout" svg:x1="4.292cm" svg:y1="10.328cm" svg:x2="4.255cm" svg:y2="10.307cm">
          <text:p/>
        </draw:line>
        <draw:line draw:style-name="gr11" draw:text-style-name="P1" draw:layer="layout" svg:x1="2.806cm" svg:y1="2.452cm" svg:x2="2.843cm" svg:y2="2.39cm">
          <text:p/>
        </draw:line>
        <draw:line draw:style-name="gr11" draw:text-style-name="P1" draw:layer="layout" svg:x1="4.255cm" svg:y1="3.289cm" svg:x2="4.292cm" svg:y2="3.227cm">
          <text:p/>
        </draw:line>
        <draw:line draw:style-name="gr11" draw:text-style-name="P1" draw:layer="layout" svg:x1="2.842cm" svg:y1="2.39cm" svg:x2="4.292cm" svg:y2="3.228cm">
          <text:p/>
        </draw:line>
        <draw:line draw:style-name="gr11" draw:text-style-name="P1" draw:layer="layout" svg:x1="2.806cm" svg:y1="2.41cm" svg:x2="2.806cm" svg:y2="2.451cm">
          <text:p/>
        </draw:line>
        <draw:path draw:style-name="gr11" draw:text-style-name="P1" draw:layer="layout" svg:width="0.046cm" svg:height="0.006cm" svg:x="3.168cm" svg:y="9.111cm" svg:viewBox="0 0 47 7" svg:d="M47 6c-17-8-34-7-47 1">
          <text:p/>
        </draw:path>
        <draw:path draw:style-name="gr11" draw:text-style-name="P1" draw:layer="layout" svg:width="0.151cm" svg:height="0.222cm" svg:x="3.142cm" svg:y="9.117cm" svg:viewBox="0 0 152 223" svg:d="M26 0c-35 20-35 85 0 145 34 60 91 92 126 72">
          <text:p/>
        </draw:path>
        <draw:path draw:style-name="gr11" draw:text-style-name="P1" draw:layer="layout" svg:width="0.024cm" svg:height="0.039cm" svg:x="3.293cm" svg:y="9.294cm" svg:viewBox="0 0 25 40" svg:d="M0 40c14-7 22-21 25-40">
          <text:p/>
        </draw:path>
        <draw:path draw:style-name="gr11" draw:text-style-name="P1" draw:layer="layout" svg:width="0.047cm" svg:height="0.007cm" svg:x="3.839cm" svg:y="9.499cm" svg:viewBox="0 0 48 8" svg:d="M48 6c-18-8-34-8-48 2">
          <text:p/>
        </draw:path>
        <draw:path draw:style-name="gr11" draw:text-style-name="P1" draw:layer="layout" svg:width="0.15cm" svg:height="0.222cm" svg:x="3.814cm" svg:y="9.505cm" svg:viewBox="0 0 151 223" svg:d="M26 0c-35 20-35 84 0 144 35 61 91 93 125 73">
          <text:p/>
        </draw:path>
        <draw:path draw:style-name="gr11" draw:text-style-name="P1" draw:layer="layout" svg:width="0.025cm" svg:height="0.039cm" svg:x="3.964cm" svg:y="9.682cm" svg:viewBox="0 0 26 40" svg:d="M0 40c14-7 22-21 26-40">
          <text:p/>
        </draw:path>
        <draw:path draw:style-name="gr11" draw:text-style-name="P1" draw:layer="layout" svg:width="0.047cm" svg:height="0.007cm" svg:x="3.839cm" svg:y="3.378cm" svg:viewBox="0 0 48 8" svg:d="M48 5c-18-7-34-7-48 3">
          <text:p/>
        </draw:path>
        <draw:path draw:style-name="gr11" draw:text-style-name="P1" draw:layer="layout" svg:width="0.15cm" svg:height="0.222cm" svg:x="3.814cm" svg:y="3.384cm" svg:viewBox="0 0 151 223" svg:d="M26 0c-35 20-35 85 0 145s91 92 125 72">
          <text:p/>
        </draw:path>
        <draw:path draw:style-name="gr11" draw:text-style-name="P1" draw:layer="layout" svg:width="0.025cm" svg:height="0.039cm" svg:x="3.964cm" svg:y="3.561cm" svg:viewBox="0 0 26 40" svg:d="M0 40c14-7 22-21 26-40">
          <text:p/>
        </draw:path>
        <draw:path draw:style-name="gr11" draw:text-style-name="P1" draw:layer="layout" svg:width="0.046cm" svg:height="0.006cm" svg:x="3.168cm" svg:y="2.99cm" svg:viewBox="0 0 47 7" svg:d="M47 6c-17-8-34-7-47 1">
          <text:p/>
        </draw:path>
        <draw:path draw:style-name="gr11" draw:text-style-name="P1" draw:layer="layout" svg:width="0.151cm" svg:height="0.222cm" svg:x="3.142cm" svg:y="2.996cm" svg:viewBox="0 0 152 223" svg:d="M26 0c-35 21-35 85 0 145 34 60 91 93 126 72">
          <text:p/>
        </draw:path>
        <draw:path draw:style-name="gr11" draw:text-style-name="P1" draw:layer="layout" svg:width="0.024cm" svg:height="0.039cm" svg:x="3.293cm" svg:y="3.173cm" svg:viewBox="0 0 25 40" svg:d="M0 40c14-7 22-21 25-40">
          <text:p/>
        </draw:path>
        <draw:path draw:style-name="gr11" draw:text-style-name="P1" draw:layer="layout" svg:width="1.79cm" svg:height="1.033cm" svg:x="3.749cm" svg:y="1.649cm" svg:viewBox="0 0 1791 1034" svg:d="M1791 517c0-286-401-517-895-517-495 0-896 231-896 517M0 517c0 285 401 517 896 517 494 0 895-232 895-517">
          <text:p/>
        </draw:path>
        <draw:line draw:style-name="gr11" draw:text-style-name="P1" draw:layer="layout" svg:x1="4.291cm" svg:y1="10.328cm" svg:x2="4.327cm" svg:y2="10.307cm">
          <text:p/>
        </draw:line>
        <draw:line draw:style-name="gr11" draw:text-style-name="P1" draw:layer="layout" svg:x1="4.327cm" svg:y1="3.289cm" svg:x2="4.291cm" svg:y2="3.227cm">
          <text:p/>
        </draw:line>
        <draw:line draw:style-name="gr11" draw:text-style-name="P1" draw:layer="layout" svg:x1="6.517cm" svg:y1="9.042cm" svg:x2="6.517cm" svg:y2="2.023cm">
          <text:p/>
        </draw:line>
        <draw:line draw:style-name="gr11" draw:text-style-name="P1" draw:layer="layout" svg:x1="4.326cm" svg:y1="10.308cm" svg:x2="6.518cm" svg:y2="9.042cm">
          <text:p/>
        </draw:line>
        <draw:line draw:style-name="gr11" draw:text-style-name="P1" draw:layer="layout" svg:x1="4.326cm" svg:y1="3.289cm" svg:x2="6.518cm" svg:y2="2.023cm">
          <text:p/>
        </draw:line>
        <draw:path draw:style-name="gr11" draw:text-style-name="P1" draw:layer="layout" svg:width="0.187cm" svg:height="0.134cm" svg:x="6.199cm" svg:y="2.21cm" svg:viewBox="0 0 188 135" svg:d="M188 135c0-120-84-170-188-109">
          <text:p/>
        </draw:path>
        <draw:path draw:style-name="gr11" draw:text-style-name="P1" draw:layer="layout" svg:width="0.187cm" svg:height="0.324cm" svg:x="6.012cm" svg:y="2.235cm" svg:viewBox="0 0 188 325" svg:d="M188 0c-103 60-188 206-188 325">
          <text:p/>
        </draw:path>
        <draw:path draw:style-name="gr11" draw:text-style-name="P1" draw:layer="layout" svg:width="0.374cm" svg:height="0.35cm" svg:x="6.012cm" svg:y="2.343cm" svg:viewBox="0 0 375 351" svg:d="M0 216c0 121 84 169 188 110 103-61 187-206 187-326">
          <text:p/>
        </draw:path>
        <draw:path draw:style-name="gr11" draw:text-style-name="P1" draw:layer="layout" svg:width="0.187cm" svg:height="0.134cm" svg:x="6.199cm" svg:y="8.739cm" svg:viewBox="0 0 188 135" svg:d="M188 135c0-120-84-170-188-109">
          <text:p/>
        </draw:path>
        <draw:path draw:style-name="gr11" draw:text-style-name="P1" draw:layer="layout" svg:width="0.187cm" svg:height="0.325cm" svg:x="6.012cm" svg:y="8.764cm" svg:viewBox="0 0 188 326" svg:d="M188 0c-103 60-188 206-188 326">
          <text:p/>
        </draw:path>
        <draw:path draw:style-name="gr11" draw:text-style-name="P1" draw:layer="layout" svg:width="0.374cm" svg:height="0.351cm" svg:x="6.012cm" svg:y="8.872cm" svg:viewBox="0 0 375 352" svg:d="M0 218c0 119 84 168 188 108 103-60 187-205 187-326">
          <text:p/>
        </draw:path>
        <draw:path draw:style-name="gr11" draw:text-style-name="P1" draw:layer="layout" svg:width="0.187cm" svg:height="0.133cm" svg:x="4.644cm" svg:y="9.636cm" svg:viewBox="0 0 188 134" svg:d="M188 134c0-119-85-169-188-108">
          <text:p/>
        </draw:path>
        <draw:path draw:style-name="gr11" draw:text-style-name="P1" draw:layer="layout" svg:width="0.187cm" svg:height="0.324cm" svg:x="4.457cm" svg:y="9.662cm" svg:viewBox="0 0 188 325" svg:d="M188 0c-104 60-188 205-188 325">
          <text:p/>
        </draw:path>
        <draw:path draw:style-name="gr11" draw:text-style-name="P1" draw:layer="layout" svg:width="0.374cm" svg:height="0.35cm" svg:x="4.457cm" svg:y="9.77cm" svg:viewBox="0 0 375 351" svg:d="M0 217c0 120 84 168 187 108 104-59 188-205 188-325">
          <text:p/>
        </draw:path>
        <draw:path draw:style-name="gr11" draw:text-style-name="P1" draw:layer="layout" svg:width="0.187cm" svg:height="0.133cm" svg:x="4.644cm" svg:y="3.107cm" svg:viewBox="0 0 188 134" svg:d="M188 134c0-121-85-169-188-108">
          <text:p/>
        </draw:path>
        <draw:path draw:style-name="gr11" draw:text-style-name="P1" draw:layer="layout" svg:width="0.187cm" svg:height="0.324cm" svg:x="4.457cm" svg:y="3.133cm" svg:viewBox="0 0 188 325" svg:d="M188 0c-104 59-188 205-188 325">
          <text:p/>
        </draw:path>
        <draw:path draw:style-name="gr11" draw:text-style-name="P1" draw:layer="layout" svg:width="0.374cm" svg:height="0.35cm" svg:x="4.457cm" svg:y="3.241cm" svg:viewBox="0 0 375 351" svg:d="M0 217c0 120 84 168 187 108 104-59 188-205 188-325">
          <text:p/>
        </draw:path>
        <draw:line draw:style-name="gr11" draw:text-style-name="P1" draw:layer="layout" svg:x1="2.806cm" svg:y1="2.411cm" svg:x2="2.843cm" svg:y2="2.39cm">
          <text:p/>
        </draw:line>
        <draw:line draw:style-name="gr11" draw:text-style-name="P1" draw:layer="layout" svg:x1="6.483cm" svg:y1="1.963cm" svg:x2="5.987cm" svg:y2="1.676cm">
          <text:p/>
        </draw:line>
        <draw:line draw:style-name="gr11" draw:text-style-name="P1" draw:layer="layout" svg:x1="4.291cm" svg:y1="3.228cm" svg:x2="6.483cm" svg:y2="1.962cm">
          <text:p/>
        </draw:line>
        <draw:line draw:style-name="gr11" draw:text-style-name="P1" draw:layer="layout" svg:x1="5.988cm" svg:y1="1.676cm" svg:x2="5.952cm" svg:y2="1.697cm">
          <text:p/>
        </draw:line>
        <draw:path draw:style-name="gr11" draw:text-style-name="P1" draw:layer="layout" svg:width="0.486cm" svg:height="0.059cm" svg:x="5.466cm" svg:y="1.696cm" svg:viewBox="0 0 487 60" svg:d="M487 0c-134 78-348 80-487 5">
          <text:p/>
        </draw:path>
        <draw:line draw:style-name="gr11" draw:text-style-name="P1" draw:layer="layout" svg:x1="4.01cm" svg:y1="1.716cm" svg:x2="2.842cm" svg:y2="2.391cm">
          <text:p/>
        </draw:line>
        <draw:path draw:style-name="gr11" draw:text-style-name="P1" draw:layer="layout" svg:width="1.457cm" svg:height="0.177cm" svg:x="4.009cm" svg:y="1.539cm" svg:viewBox="0 0 1458 178" svg:d="M1458 163c-96-52-209-94-333-121-125-28-259-43-394-42s-270 17-396 47c-125 31-240 75-335 131">
          <text:p/>
        </draw:path>
        <draw:path draw:style-name="gr11" draw:text-style-name="P1" draw:layer="layout" svg:width="1.872cm" svg:height="1.081cm" svg:x="3.708cm" svg:y="1.625cm" svg:viewBox="0 0 1873 1082" svg:d="M1873 541c0-299-419-541-937-541-517 0-936 242-936 541M0 541c0 298 419 541 936 541 518 0 937-243 937-541">
          <text:p/>
        </draw:path>
        <draw:line draw:style-name="gr11" draw:text-style-name="P1" draw:layer="layout" svg:x1="6.518cm" svg:y1="2.024cm" svg:x2="6.482cm" svg:y2="1.962cm">
          <text:p/>
        </draw:line>
        <draw:line draw:style-name="gr11" draw:text-style-name="P1" draw:layer="layout" svg:x1="6.517cm" svg:y1="2.023cm" svg:x2="6.517cm" svg:y2="1.982cm">
          <text:p/>
        </draw:line>
        <draw:path draw:style-name="gr11" draw:text-style-name="P1" draw:layer="layout" svg:width="0.045cm" svg:height="0.098cm" svg:x="6.271cm" svg:y="2.245cm" svg:viewBox="0 0 46 99" svg:d="M46 99c0-47-17-83-46-99">
          <text:p/>
        </draw:path>
        <draw:path draw:style-name="gr11" draw:text-style-name="P1" draw:layer="layout" svg:width="0.091cm" svg:height="0.012cm" svg:x="6.18cm" svg:y="2.235cm" svg:viewBox="0 0 92 13" svg:d="M92 11c-25-15-57-15-92 2">
          <text:p/>
        </draw:path>
        <draw:path draw:style-name="gr11" draw:text-style-name="P1" draw:layer="layout" svg:width="0.043cm" svg:height="0.08cm" svg:x="6.013cm" svg:y="2.537cm" svg:viewBox="0 0 44 81" svg:d="M0 0c3 39 19 67 44 81">
          <text:p/>
        </draw:path>
        <draw:path draw:style-name="gr11" draw:text-style-name="P1" draw:layer="layout" svg:width="0.26cm" svg:height="0.284cm" svg:x="6.056cm" svg:y="2.343cm" svg:viewBox="0 0 261 285" svg:d="M0 275c45 25 110 2 167-58s94-145 94-217">
          <text:p/>
        </draw:path>
        <draw:path draw:style-name="gr11" draw:text-style-name="P1" draw:layer="layout" svg:width="0.045cm" svg:height="0.098cm" svg:x="6.271cm" svg:y="8.774cm" svg:viewBox="0 0 46 99" svg:d="M46 99c0-47-17-83-46-99">
          <text:p/>
        </draw:path>
        <draw:path draw:style-name="gr11" draw:text-style-name="P1" draw:layer="layout" svg:width="0.091cm" svg:height="0.012cm" svg:x="6.18cm" svg:y="8.764cm" svg:viewBox="0 0 92 13" svg:d="M92 11c-25-15-57-14-92 2">
          <text:p/>
        </draw:path>
        <draw:path draw:style-name="gr11" draw:text-style-name="P1" draw:layer="layout" svg:width="0.043cm" svg:height="0.079cm" svg:x="6.013cm" svg:y="9.067cm" svg:viewBox="0 0 44 80" svg:d="M0 0c3 37 19 66 44 80">
          <text:p/>
        </draw:path>
        <draw:path draw:style-name="gr11" draw:text-style-name="P1" draw:layer="layout" svg:width="0.26cm" svg:height="0.284cm" svg:x="6.056cm" svg:y="8.872cm" svg:viewBox="0 0 261 285" svg:d="M0 275c45 25 110 3 167-57s94-146 94-218">
          <text:p/>
        </draw:path>
        <draw:path draw:style-name="gr11" draw:text-style-name="P1" draw:layer="layout" svg:width="0.045cm" svg:height="0.098cm" svg:x="4.716cm" svg:y="9.672cm" svg:viewBox="0 0 46 99" svg:d="M46 99c0-47-16-83-46-99">
          <text:p/>
        </draw:path>
        <draw:path draw:style-name="gr11" draw:text-style-name="P1" draw:layer="layout" svg:width="0.091cm" svg:height="0.012cm" svg:x="4.625cm" svg:y="9.662cm" svg:viewBox="0 0 92 13" svg:d="M92 11c-24-15-56-15-92 2">
          <text:p/>
        </draw:path>
        <draw:path draw:style-name="gr11" draw:text-style-name="P1" draw:layer="layout" svg:width="0.043cm" svg:height="0.08cm" svg:x="4.458cm" svg:y="9.964cm" svg:viewBox="0 0 44 81" svg:d="M0 0c3 39 19 67 44 81">
          <text:p/>
        </draw:path>
        <draw:path draw:style-name="gr11" draw:text-style-name="P1" draw:layer="layout" svg:width="0.26cm" svg:height="0.283cm" svg:x="4.501cm" svg:y="9.77cm" svg:viewBox="0 0 261 284" svg:d="M0 274c45 26 110 2 167-58s94-145 94-216">
          <text:p/>
        </draw:path>
        <draw:path draw:style-name="gr11" draw:text-style-name="P1" draw:layer="layout" svg:width="0.045cm" svg:height="0.098cm" svg:x="4.716cm" svg:y="3.143cm" svg:viewBox="0 0 46 99" svg:d="M46 99c0-47-16-83-46-99">
          <text:p/>
        </draw:path>
        <draw:path draw:style-name="gr11" draw:text-style-name="P1" draw:layer="layout" svg:width="0.091cm" svg:height="0.012cm" svg:x="4.625cm" svg:y="3.132cm" svg:viewBox="0 0 92 13" svg:d="M92 11c-24-16-56-15-92 2">
          <text:p/>
        </draw:path>
        <draw:path draw:style-name="gr11" draw:text-style-name="P1" draw:layer="layout" svg:width="0.043cm" svg:height="0.08cm" svg:x="4.458cm" svg:y="3.435cm" svg:viewBox="0 0 44 81" svg:d="M0 0c3 39 19 67 44 81">
          <text:p/>
        </draw:path>
        <draw:path draw:style-name="gr11" draw:text-style-name="P1" draw:layer="layout" svg:width="0.26cm" svg:height="0.284cm" svg:x="4.501cm" svg:y="3.241cm" svg:viewBox="0 0 261 285" svg:d="M0 275c45 26 110 2 167-58s94-145 94-217">
          <text:p/>
        </draw:path>
        <draw:line draw:style-name="gr11" draw:text-style-name="P1" draw:layer="layout" svg:x1="6.518cm" svg:y1="1.983cm" svg:x2="6.482cm" svg:y2="1.962cm">
          <text:p/>
        </draw:line>
        <draw:path draw:style-name="gr11" draw:text-style-name="P1" draw:layer="layout" svg:width="0.031cm" svg:height="0.068cm" svg:x="2.136cm" svg:y="8.145cm" svg:viewBox="0 0 32 69" svg:d="M0 69c0-33 12-58 32-69">
          <text:p/>
        </draw:path>
        <draw:path draw:style-name="gr11" draw:text-style-name="P1" draw:layer="layout" svg:width="0.182cm" svg:height="0.266cm" svg:x="2.167cm" svg:y="8.138cm" svg:viewBox="0 0 183 267" svg:d="M0 7c42-24 110 14 151 86 42 72 42 150 0 174">
          <text:p/>
        </draw:path>
        <draw:path draw:style-name="gr11" draw:text-style-name="P1" draw:layer="layout" svg:width="0.181cm" svg:height="0.199cm" svg:x="2.136cm" svg:y="8.213cm" svg:viewBox="0 0 182 200" svg:d="M182 192c-30 19-77 2-116-40-40-42-66-101-66-152">
          <text:p/>
        </draw:path>
        <draw:path draw:style-name="gr11" draw:text-style-name="P1" draw:layer="layout" svg:width="0.057cm" svg:height="0.126cm" svg:x="2.048cm" svg:y="8.036cm" svg:viewBox="0 0 58 127" svg:d="M0 127c0-59 21-106 58-127">
          <text:p/>
        </draw:path>
        <draw:path draw:style-name="gr11" draw:text-style-name="P1" draw:layer="layout" svg:width="0.332cm" svg:height="0.489cm" svg:x="2.105cm" svg:y="8.023cm" svg:viewBox="0 0 333 490" svg:d="M0 13c77-43 200 28 276 160s76 274 0 317">
          <text:p/>
        </draw:path>
        <draw:path draw:style-name="gr11" draw:text-style-name="P1" draw:layer="layout" svg:width="0.332cm" svg:height="0.364cm" svg:x="2.048cm" svg:y="8.162cm" svg:viewBox="0 0 333 365" svg:d="M333 351c-56 34-139 3-212-73-74-77-121-186-121-278">
          <text:p/>
        </draw:path>
        <draw:path draw:style-name="gr11" draw:text-style-name="P1" draw:layer="layout" svg:width="0.333cm" svg:height="0.489cm" svg:x="2.14cm" svg:y="8.003cm" svg:viewBox="0 0 334 490" svg:d="M0 13c77-44 200 27 276 160 77 131 77 273 0 317">
          <text:p/>
        </draw:path>
        <draw:path draw:style-name="gr11" draw:text-style-name="P1" draw:layer="layout" svg:width="0.302cm" svg:height="0.445cm" svg:x="2.273cm" svg:y="7.956cm" svg:viewBox="0 0 303 446" svg:d="M0 12c69-40 181 25 250 144 70 121 70 250 0 290">
          <text:p/>
        </draw:path>
        <draw:path draw:style-name="gr11" draw:text-style-name="P1" draw:layer="layout" svg:width="0.03cm" svg:height="0.028cm" svg:x="2.245cm" svg:y="7.956cm" svg:viewBox="0 0 31 29" svg:d="M0 29c8-12 19-22 31-29">
          <text:p/>
        </draw:path>
        <draw:path draw:style-name="gr11" draw:text-style-name="P1" draw:layer="layout" svg:width="0.313cm" svg:height="0.461cm" svg:x="2.275cm" svg:y="7.944cm" svg:viewBox="0 0 314 462" svg:d="M0 12c72-41 189 26 261 151 71 124 71 258 0 299">
          <text:p/>
        </draw:path>
        <draw:path draw:style-name="gr11" draw:text-style-name="P1" draw:layer="layout" svg:width="0.04cm" svg:height="0.012cm" svg:x="2.495cm" svg:y="8.405cm" svg:viewBox="0 0 41 13" svg:d="M41 0c-12 8-26 12-41 13">
          <text:p/>
        </draw:path>
        <draw:path draw:style-name="gr11" draw:text-style-name="P1" draw:layer="layout" svg:width="0.313cm" svg:height="0.462cm" svg:x="2.311cm" svg:y="7.923cm" svg:viewBox="0 0 314 463" svg:d="M0 13c72-42 188 25 260 150 72 124 72 258 0 300">
          <text:p/>
        </draw:path>
        <draw:path draw:style-name="gr11" draw:text-style-name="P1" draw:layer="layout" svg:width="0.031cm" svg:height="0.069cm" svg:x="2.136cm" svg:y="5.797cm" svg:viewBox="0 0 32 70" svg:d="M0 70c0-33 12-59 32-70">
          <text:p/>
        </draw:path>
        <draw:path draw:style-name="gr11" draw:text-style-name="P1" draw:layer="layout" svg:width="0.182cm" svg:height="0.267cm" svg:x="2.167cm" svg:y="5.79cm" svg:viewBox="0 0 183 268" svg:d="M0 7c42-24 110 15 151 87 42 71 42 150 0 174">
          <text:p/>
        </draw:path>
        <draw:path draw:style-name="gr11" draw:text-style-name="P1" draw:layer="layout" svg:width="0.181cm" svg:height="0.198cm" svg:x="2.136cm" svg:y="5.866cm" svg:viewBox="0 0 182 199" svg:d="M182 192c-30 17-77 1-116-41-40-42-66-102-66-151">
          <text:p/>
        </draw:path>
        <draw:path draw:style-name="gr11" draw:text-style-name="P1" draw:layer="layout" svg:width="0.057cm" svg:height="0.126cm" svg:x="2.048cm" svg:y="5.689cm" svg:viewBox="0 0 58 127" svg:d="M0 127c0-61 21-106 58-127">
          <text:p/>
        </draw:path>
        <draw:path draw:style-name="gr11" draw:text-style-name="P1" draw:layer="layout" svg:width="0.332cm" svg:height="0.489cm" svg:x="2.105cm" svg:y="5.676cm" svg:viewBox="0 0 333 490" svg:d="M0 13c77-44 200 27 276 158 76 132 76 275 0 319">
          <text:p/>
        </draw:path>
        <draw:path draw:style-name="gr11" draw:text-style-name="P1" draw:layer="layout" svg:width="0.332cm" svg:height="0.363cm" svg:x="2.048cm" svg:y="5.815cm" svg:viewBox="0 0 333 364" svg:d="M333 351c-56 32-139 3-212-74-74-76-121-187-121-277">
          <text:p/>
        </draw:path>
        <draw:path draw:style-name="gr11" draw:text-style-name="P1" draw:layer="layout" svg:width="0.333cm" svg:height="0.489cm" svg:x="2.14cm" svg:y="5.655cm" svg:viewBox="0 0 334 490" svg:d="M0 13c77-43 200 28 276 159 77 132 77 274 0 318">
          <text:p/>
        </draw:path>
        <draw:path draw:style-name="gr11" draw:text-style-name="P1" draw:layer="layout" svg:width="0.302cm" svg:height="0.444cm" svg:x="2.273cm" svg:y="5.609cm" svg:viewBox="0 0 303 445" svg:d="M0 12c69-40 181 24 250 144 70 119 70 250 0 289">
          <text:p/>
        </draw:path>
        <draw:path draw:style-name="gr11" draw:text-style-name="P1" draw:layer="layout" svg:width="0.03cm" svg:height="0.029cm" svg:x="2.245cm" svg:y="5.608cm" svg:viewBox="0 0 31 30" svg:d="M0 30c8-12 19-22 31-30">
          <text:p/>
        </draw:path>
        <draw:path draw:style-name="gr11" draw:text-style-name="P1" draw:layer="layout" svg:width="0.313cm" svg:height="0.462cm" svg:x="2.275cm" svg:y="5.596cm" svg:viewBox="0 0 314 463" svg:d="M0 12c72-41 189 26 261 150 71 125 71 259 0 301">
          <text:p/>
        </draw:path>
        <draw:path draw:style-name="gr11" draw:text-style-name="P1" draw:layer="layout" svg:width="0.04cm" svg:height="0.011cm" svg:x="2.495cm" svg:y="6.058cm" svg:viewBox="0 0 41 12" svg:d="M41 0c-12 6-26 11-41 12">
          <text:p/>
        </draw:path>
        <draw:path draw:style-name="gr11" draw:text-style-name="P1" draw:layer="layout" svg:width="0.313cm" svg:height="0.461cm" svg:x="2.311cm" svg:y="5.576cm" svg:viewBox="0 0 314 462" svg:d="M0 12c72-41 188 26 260 150 72 125 72 259 0 300">
          <text:p/>
        </draw:path>
        <draw:line draw:style-name="gr11" draw:text-style-name="P1" draw:layer="layout" svg:x1="2.105cm" svg:y1="8.037cm" svg:x2="2.141cm" svg:y2="8.016cm">
          <text:p/>
        </draw:line>
        <draw:line draw:style-name="gr11" draw:text-style-name="P1" draw:layer="layout" svg:x1="2.38cm" svg:y1="8.513cm" svg:x2="2.416cm" svg:y2="8.492cm">
          <text:p/>
        </draw:line>
        <draw:line draw:style-name="gr11" draw:text-style-name="P1" draw:layer="layout" svg:x1="2.21cm" svg:y1="8.006cm" svg:x2="2.274cm" svg:y2="7.968cm">
          <text:p/>
        </draw:line>
        <draw:line draw:style-name="gr11" draw:text-style-name="P1" draw:layer="layout" svg:x1="2.46cm" svg:y1="8.438cm" svg:x2="2.524cm" svg:y2="8.401cm">
          <text:p/>
        </draw:line>
        <draw:line draw:style-name="gr11" draw:text-style-name="P1" draw:layer="layout" svg:x1="2.275cm" svg:y1="7.957cm" svg:x2="2.312cm" svg:y2="7.936cm">
          <text:p/>
        </draw:line>
        <draw:line draw:style-name="gr11" draw:text-style-name="P1" draw:layer="layout" svg:x1="2.535cm" svg:y1="8.406cm" svg:x2="2.571cm" svg:y2="8.385cm">
          <text:p/>
        </draw:line>
        <draw:line draw:style-name="gr11" draw:text-style-name="P1" draw:layer="layout" svg:x1="2.105cm" svg:y1="5.69cm" svg:x2="2.141cm" svg:y2="5.668cm">
          <text:p/>
        </draw:line>
        <draw:line draw:style-name="gr11" draw:text-style-name="P1" draw:layer="layout" svg:x1="2.38cm" svg:y1="6.166cm" svg:x2="2.416cm" svg:y2="6.144cm">
          <text:p/>
        </draw:line>
        <draw:line draw:style-name="gr11" draw:text-style-name="P1" draw:layer="layout" svg:x1="2.21cm" svg:y1="5.658cm" svg:x2="2.274cm" svg:y2="5.621cm">
          <text:p/>
        </draw:line>
        <draw:line draw:style-name="gr11" draw:text-style-name="P1" draw:layer="layout" svg:x1="2.46cm" svg:y1="6.091cm" svg:x2="2.524cm" svg:y2="6.053cm">
          <text:p/>
        </draw:line>
        <draw:line draw:style-name="gr11" draw:text-style-name="P1" draw:layer="layout" svg:x1="2.275cm" svg:y1="5.609cm" svg:x2="2.312cm" svg:y2="5.588cm">
          <text:p/>
        </draw:line>
        <draw:line draw:style-name="gr11" draw:text-style-name="P1" draw:layer="layout" svg:x1="2.535cm" svg:y1="6.059cm" svg:x2="2.571cm" svg:y2="6.037cm">
          <text:p/>
        </draw:line>
        <draw:path draw:style-name="gr9" draw:text-style-name="P7" draw:layer="layout" svg:width="3.711cm" svg:height="8.788cm" svg:x="13.251cm" svg:y="1.488cm" svg:viewBox="0 0 3712 8789" svg:d="M1485 8789l35-20 2192-1265v-7020-41l-35-20-496-286-35 20c-134 77-348 80-486 5-96-51-209-92-333-120s-258-43-393-42-271 17-396 47c-125 31-240 75-336 130l-1166 674-36 21v40 7020l1449 837z">
          <text:p/>
        </draw:path>
        <draw:polygon draw:style-name="gr10" draw:text-style-name="P1" draw:layer="layout" svg:width="0cm" svg:height="0cm" svg:x="15.681cm" svg:y="6.15cm" svg:viewBox="0 0 0 0" draw:points="0,0">
          <text:p/>
        </draw:polygon>
        <draw:polygon draw:style-name="gr9" draw:text-style-name="P7" draw:layer="layout" svg:width="2.191cm" svg:height="8.284cm" svg:x="14.771cm" svg:y="1.972cm" svg:viewBox="0 0 2192 8285" draw:points="0,8285 2192,7020 2192,0 0,1265">
          <text:p/>
        </draw:polygon>
        <draw:polygon draw:style-name="gr10" draw:text-style-name="P1" draw:layer="layout" svg:width="0cm" svg:height="0cm" svg:x="15.681cm" svg:y="6.15cm" svg:viewBox="0 0 0 0" draw:points="0,0">
          <text:p/>
        </draw:polygon>
        <draw:polygon draw:style-name="gr9" draw:text-style-name="P7" draw:layer="layout" svg:width="1.449cm" svg:height="7.856cm" svg:x="13.251cm" svg:y="2.4cm" svg:viewBox="0 0 1450 7857" draw:points="0,7020 1450,7857 1450,837 0,0">
          <text:p/>
        </draw:polygon>
        <draw:polygon draw:style-name="gr10" draw:text-style-name="P1" draw:layer="layout" svg:width="0cm" svg:height="0cm" svg:x="15.681cm" svg:y="6.15cm" svg:viewBox="0 0 0 0" draw:points="0,0">
          <text:p/>
        </draw:polygon>
        <draw:path draw:style-name="gr9" draw:text-style-name="P7" draw:layer="layout" svg:width="3.64cm" svg:height="1.688cm" svg:x="13.287cm" svg:y="1.488cm" svg:viewBox="0 0 3641 1689" svg:d="M3641 423l-495-286-35 20c-135 77-349 80-487 5-96-51-209-92-333-120s-258-43-393-42-271 17-396 47c-125 31-240 75-336 130l-1166 674 1449 838z">
          <text:p/>
        </draw:path>
        <draw:polygon draw:style-name="gr10" draw:text-style-name="P1" draw:layer="layout" svg:width="0cm" svg:height="0cm" svg:x="15.681cm" svg:y="6.15cm" svg:viewBox="0 0 0 0" draw:points="0,0">
          <text:p/>
        </draw:polygon>
        <draw:path draw:style-name="gr9" draw:text-style-name="P7" draw:layer="layout" svg:width="1.871cm" svg:height="1.08cm" svg:x="14.153cm" svg:y="1.575cm" svg:viewBox="0 0 1872 1081" svg:d="M1872 541c0-299-419-541-936-541s-936 242-936 541zM0 541c0 298 419 540 936 540s936-242 936-540z">
          <text:p/>
        </draw:path>
        <draw:polygon draw:style-name="gr10" draw:text-style-name="P1" draw:layer="layout" svg:width="0cm" svg:height="0cm" svg:x="15.681cm" svg:y="6.15cm" svg:viewBox="0 0 0 0" draw:points="0,0">
          <text:p/>
        </draw:polygon>
        <draw:path draw:style-name="gr9" draw:text-style-name="P7" draw:layer="layout" svg:width="1.79cm" svg:height="1.033cm" svg:x="14.194cm" svg:y="1.598cm" svg:viewBox="0 0 1791 1034" svg:d="M1791 517c0-286-401-517-896-517-494 0-895 231-895 517zM0 517c0 285 401 517 895 517 495 0 896-232 896-517z">
          <text:p/>
        </draw:path>
        <draw:polygon draw:style-name="gr10" draw:text-style-name="P1" draw:layer="layout" svg:width="0cm" svg:height="0cm" svg:x="15.681cm" svg:y="6.15cm" svg:viewBox="0 0 0 0" draw:points="0,0">
          <text:p/>
        </draw:polygon>
        <draw:path draw:style-name="gr9" draw:text-style-name="P7" draw:layer="layout" svg:width="1.59cm" svg:height="0.918cm" svg:x="14.294cm" svg:y="1.656cm" svg:viewBox="0 0 1591 919" svg:d="M1590 467c1-3 1-6 1-8 0-254-356-459-796-459-439 0-795 205-795 459 0 2 0 5 0 8 1 28 7 56 16 84 32 89 107 170 217 233 207 120 511 164 792 115 280-49 491-182 550-348 9-28 15-56 15-84z">
          <text:p/>
        </draw:path>
        <draw:polygon draw:style-name="gr10" draw:text-style-name="P1" draw:layer="layout" svg:width="0cm" svg:height="0cm" svg:x="15.681cm" svg:y="6.15cm" svg:viewBox="0 0 0 0" draw:points="0,0">
          <text:p/>
        </draw:polygon>
        <draw:path draw:style-name="gr9" draw:text-style-name="P7" draw:layer="layout" svg:width="1.558cm" svg:height="0.733cm" svg:x="14.31cm" svg:y="1.84cm" svg:viewBox="0 0 1559 734" svg:d="M0 367c32 88 107 169 217 232 207 120 512 165 792 115 280-49 491-182 550-347-76-214-402-367-779-367-379 0-704 153-780 367z">
          <text:p/>
        </draw:path>
        <draw:polygon draw:style-name="gr10" draw:text-style-name="P1" draw:layer="layout" svg:width="0cm" svg:height="0cm" svg:x="15.681cm" svg:y="6.15cm" svg:viewBox="0 0 0 0" draw:points="0,0">
          <text:p/>
        </draw:polygon>
        <draw:polygon draw:style-name="gr9" draw:text-style-name="P7" draw:layer="layout" svg:width="0.071cm" svg:height="7.019cm" svg:x="14.7cm" svg:y="3.237cm" svg:viewBox="0 0 72 7020" draw:points="72,7020 72,0 0,0 0,7020">
          <text:p/>
        </draw:polygon>
        <draw:polygon draw:style-name="gr10" draw:text-style-name="P1" draw:layer="layout" svg:width="0cm" svg:height="0cm" svg:x="15.681cm" svg:y="6.15cm" svg:viewBox="0 0 0 0" draw:points="0,0">
          <text:p/>
        </draw:polygon>
        <draw:path draw:style-name="gr9" draw:text-style-name="P7" draw:layer="layout" svg:width="0.495cm" svg:height="0.639cm" svg:x="13.712cm" svg:y="4.822cm" svg:viewBox="0 0 496 640" svg:d="M496 462c0-19-2-39-5-59-20-124-96-256-195-336-41-33-84-55-124-63-5-1-9-2-14-3-32-4-61 1-85 15-97 56-97 237 0 404 96 168 253 259 350 203 25-14 44-37 56-67 2-4 4-9 5-13 8-24 12-51 12-81z">
          <text:p/>
        </draw:path>
        <draw:polygon draw:style-name="gr10" draw:text-style-name="P1" draw:layer="layout" svg:width="0cm" svg:height="0cm" svg:x="15.681cm" svg:y="6.15cm" svg:viewBox="0 0 0 0" draw:points="0,0">
          <text:p/>
        </draw:polygon>
        <draw:path draw:style-name="gr9" draw:text-style-name="P7" draw:layer="layout" svg:width="0.495cm" svg:height="0.639cm" svg:x="13.712cm" svg:y="7.17cm" svg:viewBox="0 0 496 640" svg:d="M496 463c0-19-2-39-5-59-20-125-96-258-195-337-41-34-84-55-124-64-5-1-9-1-14-2-32-4-61 1-85 15-97 56-97 238 0 405 96 167 253 258 350 202 25-14 44-37 56-67 2-4 4-8 5-12 8-24 12-51 12-81z">
          <text:p/>
        </draw:path>
        <draw:polygon draw:style-name="gr10" draw:text-style-name="P1" draw:layer="layout" svg:width="0cm" svg:height="0cm" svg:x="15.681cm" svg:y="6.15cm" svg:viewBox="0 0 0 0" draw:points="0,0">
          <text:p/>
        </draw:polygon>
        <draw:path draw:style-name="gr9" draw:text-style-name="P7" draw:layer="layout" svg:width="0.576cm" svg:height="0.602cm" svg:x="17.676cm" svg:y="2.866cm" svg:viewBox="0 0 577 603" svg:d="M520 113c76 44 76 186 0 318s-200 203-276 160l-35-21c-20-11-35-30-45-55-8-20-12-44-12-71 0-74 31-161 83-233s119-121 179-129c27-4 51 0 71 11-20-11-44-15-71-11l-35-21-28-16c-51-29-127-2-193 67-66 70-109 169-109 252 0 54 19 96 52 115l28 16c-15-1-28-5-40-12l-35-20c-35-20-54-64-54-120 0-86 45-189 113-261 69-72 148-100 200-69l36 20c11 7 21 16 30 28-9-12-19-21-30-28l-36-20c-52-31-131-3-200 69-68 72-113 175-113 261 0 56 19 100 54 120l35 20c-34-20-53-63-53-119 0-86 44-189 113-261 68-73 147-100 200-70-53-30-132-3-200 70-69 72-113 175-113 261 0 56 19 99 53 119 12 7 25 11 40 12l35 20c10 25 25 44 45 55l35 21c-36-21-57-67-57-126 0-92 47-201 120-278s157-106 213-74c76 44 76 186 0 318s-200 203-276 160c-36-21-57-67-57-126 0-92 47-201 120-278s157-106 213-74l-35-20z">
          <text:p/>
        </draw:path>
        <draw:polygon draw:style-name="gr10" draw:text-style-name="P1" draw:layer="layout" svg:width="0cm" svg:height="0cm" svg:x="15.681cm" svg:y="6.15cm" svg:viewBox="0 0 0 0" draw:points="0,0">
          <text:p/>
        </draw:polygon>
        <draw:path draw:style-name="gr9" draw:text-style-name="P7" draw:layer="layout" svg:width="0.576cm" svg:height="0.602cm" svg:x="16.121cm" svg:y="3.763cm" svg:viewBox="0 0 577 603" svg:d="M520 113c76 45 76 187 0 319-76 131-199 202-276 158l-35-20c-20-11-35-30-45-55-8-20-12-44-12-71 0-73 31-160 83-232 53-73 120-122 180-131 26-3 50 0 70 12-20-12-44-15-70-12l-35-20-28-16c-51-29-128-3-194 67-66 71-109 170-109 253 0 54 19 95 52 114l28 16c-15-1-28-5-40-12l-35-20c-34-20-54-63-54-119 0-86 45-189 113-262 69-72 148-100 201-70l36 21c11 7 22 16 30 28-8-12-19-21-30-28l-36-21c-53-30-132-2-201 70-68 73-113 176-113 262 0 56 20 99 54 119l35 20c-34-20-53-63-53-119 0-85 44-188 113-262 68-72 148-100 201-69-53-31-133-3-201 69-69 74-113 177-113 262 0 56 19 99 53 119 12 7 25 11 40 12l35 20c10 25 25 44 45 55l35 20c-36-21-57-66-57-126 0-90 48-199 121-276 73-78 156-107 212-75 76 45 76 187 0 319-76 131-199 202-276 158-36-21-57-66-57-126 0-90 48-199 121-276 73-78 156-107 212-75l-35-20z">
          <text:p/>
        </draw:path>
        <draw:polygon draw:style-name="gr10" draw:text-style-name="P1" draw:layer="layout" svg:width="0cm" svg:height="0cm" svg:x="15.681cm" svg:y="6.15cm" svg:viewBox="0 0 0 0" draw:points="0,0">
          <text:p/>
        </draw:polygon>
        <draw:path draw:style-name="gr9" draw:text-style-name="P7" draw:layer="layout" svg:width="0.576cm" svg:height="0.602cm" svg:x="16.121cm" svg:y="10.292cm" svg:viewBox="0 0 577 603" svg:d="M520 113c76 44 76 187 0 319-76 131-199 202-276 158l-35-20c-20-11-35-30-45-55-8-20-12-44-12-71 0-73 31-160 83-233 53-72 120-121 180-129 26-4 50 0 70 11-20-11-44-15-70-11l-35-21-28-16c-51-29-128-3-194 67s-109 170-109 253c0 54 19 95 52 114l28 16c-15-1-28-5-40-12l-35-20c-34-20-54-63-54-119 0-86 45-190 113-262 69-72 148-100 201-69l36 20c11 7 22 16 30 28-8-12-19-21-30-28l-36-20c-53-31-132-3-201 69-68 72-113 176-113 262 0 56 20 99 54 119l35 20c-34-20-53-62-53-119 0-85 44-189 113-262 68-72 148-99 201-69-53-30-133-3-201 69-69 73-113 177-113 262 0 57 19 99 53 119 12 7 25 11 40 12l35 20c10 25 25 44 45 55l35 20c-36-21-57-66-57-125 0-91 48-200 121-278 73-77 156-106 212-74 76 44 76 187 0 319-76 131-199 202-276 158-36-21-57-66-57-125 0-91 48-200 121-278 73-77 156-106 212-74l-35-20z">
          <text:p/>
        </draw:path>
        <draw:polygon draw:style-name="gr10" draw:text-style-name="P1" draw:layer="layout" svg:width="0cm" svg:height="0cm" svg:x="15.681cm" svg:y="6.15cm" svg:viewBox="0 0 0 0" draw:points="0,0">
          <text:p/>
        </draw:polygon>
        <draw:path draw:style-name="gr9" draw:text-style-name="P7" draw:layer="layout" svg:width="0.576cm" svg:height="0.603cm" svg:x="17.676cm" svg:y="9.395cm" svg:viewBox="0 0 577 604" svg:d="M520 114c76 43 76 186 0 317-76 133-200 204-276 160l-35-21c-20-11-35-30-45-55 10 25 25 44 45 55l35 21c-36-21-57-67-57-127 0-91 47-200 120-277 73-76 157-105 213-73 76 43 76 186 0 317-76 133-200 204-276 160-36-21-57-67-57-127 0-91 47-200 120-277 73-76 157-105 213-73l-35-21c-20-11-44-15-71-11l-35-21-28-16c-51-29-127-2-193 67-66 70-109 169-109 252 0 54 19 95 52 114l28 16c-15-1-28-5-40-12l-35-20c-35-20-54-63-54-119 0-85 45-188 113-261 69-72 148-100 200-69l36 20c11 7 21 16 30 28-9-12-19-21-30-28l-36-20c-52-31-131-3-200 69-68 73-113 176-113 261 0 56 19 99 54 119l35 20c-34-19-53-62-53-118 0-86 44-189 113-261 68-73 147-100 200-70-53-30-132-3-200 70-69 72-113 175-113 261 0 56 19 99 53 118 12 7 25 11 40 12l35 21c-8-21-12-45-12-72 0-73 31-160 83-232s119-120 179-129c27-4 51 0 71 11z">
          <text:p/>
        </draw:path>
        <draw:polygon draw:style-name="gr10" draw:text-style-name="P1" draw:layer="layout" svg:width="0cm" svg:height="0cm" svg:x="15.681cm" svg:y="6.15cm" svg:viewBox="0 0 0 0" draw:points="0,0">
          <text:p/>
        </draw:polygon>
        <draw:polygon draw:style-name="gr9" draw:text-style-name="P7" draw:layer="layout" svg:width="2.226cm" svg:height="1.326cm" svg:x="14.736cm" svg:y="1.911cm" svg:viewBox="0 0 2227 1327" draw:points="35,1327 2227,61 2192,0 0,1266">
          <text:p/>
        </draw:polygon>
        <draw:polygon draw:style-name="gr10" draw:text-style-name="P1" draw:layer="layout" svg:width="0cm" svg:height="0cm" svg:x="15.681cm" svg:y="6.15cm" svg:viewBox="0 0 0 0" draw:points="0,0">
          <text:p/>
        </draw:polygon>
        <draw:path draw:style-name="gr9" draw:text-style-name="P7" draw:layer="layout" svg:width="1.568cm" svg:height="0.363cm" svg:x="14.305cm" svg:y="1.691cm" svg:viewBox="0 0 1569 364" svg:d="M1569 364c-25-87-93-168-195-233-334-175-845-175-1179 0-102 65-170 146-195 233 155-167 456-271 785-271 328 0 629 104 784 271z">
          <text:p/>
        </draw:path>
        <draw:polygon draw:style-name="gr10" draw:text-style-name="P1" draw:layer="layout" svg:width="0cm" svg:height="0cm" svg:x="15.681cm" svg:y="6.15cm" svg:viewBox="0 0 0 0" draw:points="0,0">
          <text:p/>
        </draw:polygon>
        <draw:path draw:style-name="gr9" draw:text-style-name="P7" draw:layer="layout" svg:width="0.374cm" svg:height="0.484cm" svg:x="16.457cm" svg:y="2.159cm" svg:viewBox="0 0 375 485" svg:d="M375 134c0-120-84-169-187-108-7 4-14 8-20 12-88 61-159 183-167 290-1 8-1 15-1 23 0 119 83 168 188 108 103-60 187-205 187-325z">
          <text:p/>
        </draw:path>
        <draw:polygon draw:style-name="gr10" draw:text-style-name="P1" draw:layer="layout" svg:width="0cm" svg:height="0cm" svg:x="15.681cm" svg:y="6.15cm" svg:viewBox="0 0 0 0" draw:points="0,0">
          <text:p/>
        </draw:polygon>
        <draw:path draw:style-name="gr9" draw:text-style-name="P7" draw:layer="layout" svg:width="0.374cm" svg:height="0.483cm" svg:x="14.902cm" svg:y="3.056cm" svg:viewBox="0 0 375 484" svg:d="M375 135c0-120-84-169-188-109-6 3-12 7-19 12-88 62-159 184-167 291-1 8-1 15-1 22 0 120 83 168 187 108 104-59 188-205 188-324z">
          <text:p/>
        </draw:path>
        <draw:polygon draw:style-name="gr10" draw:text-style-name="P1" draw:layer="layout" svg:width="0cm" svg:height="0cm" svg:x="15.681cm" svg:y="6.15cm" svg:viewBox="0 0 0 0" draw:points="0,0">
          <text:p/>
        </draw:polygon>
        <draw:path draw:style-name="gr9" draw:text-style-name="P7" draw:layer="layout" svg:width="0.374cm" svg:height="0.484cm" svg:x="14.902cm" svg:y="9.586cm" svg:viewBox="0 0 375 485" svg:d="M375 134c0-119-84-168-188-108-6 4-12 8-19 12-88 61-159 183-167 291-1 8-1 15-1 22 0 120 83 168 187 109 104-60 188-206 188-326z">
          <text:p/>
        </draw:path>
        <draw:polygon draw:style-name="gr10" draw:text-style-name="P1" draw:layer="layout" svg:width="0cm" svg:height="0cm" svg:x="15.681cm" svg:y="6.15cm" svg:viewBox="0 0 0 0" draw:points="0,0">
          <text:p/>
        </draw:polygon>
        <draw:path draw:style-name="gr9" draw:text-style-name="P7" draw:layer="layout" svg:width="0.374cm" svg:height="0.484cm" svg:x="16.457cm" svg:y="8.688cm" svg:viewBox="0 0 375 485" svg:d="M375 133c0-119-84-167-187-108-7 4-14 8-20 12-88 62-159 183-167 292-1 7-1 14-1 22 0 119 83 168 188 108 103-60 187-205 187-326z">
          <text:p/>
        </draw:path>
        <draw:polygon draw:style-name="gr10" draw:text-style-name="P1" draw:layer="layout" svg:width="0cm" svg:height="0cm" svg:x="15.681cm" svg:y="6.15cm" svg:viewBox="0 0 0 0" draw:points="0,0">
          <text:p/>
        </draw:polygon>
        <draw:polygon draw:style-name="gr9" draw:text-style-name="P7" draw:layer="layout" svg:width="1.485cm" svg:height="0.898cm" svg:x="13.251cm" svg:y="2.339cm" svg:viewBox="0 0 1486 899" draw:points="0,61 1450,899 1486,838 36,0">
          <text:p/>
        </draw:polygon>
        <draw:polygon draw:style-name="gr10" draw:text-style-name="P1" draw:layer="layout" svg:width="0cm" svg:height="0cm" svg:x="15.681cm" svg:y="6.15cm" svg:viewBox="0 0 0 0" draw:points="0,0">
          <text:p/>
        </draw:polygon>
        <draw:path draw:style-name="gr9" draw:text-style-name="P7" draw:layer="layout" svg:width="1.589cm" svg:height="0.422cm" svg:x="14.294cm" svg:y="1.785cm" svg:viewBox="0 0 1590 423" svg:d="M1590 339c0-23-4-45-10-68-155-167-456-271-785-271-328 0-629 104-784 271-6 23-10 45-11 68 1 28 7 56 16 84 76-214 401-368 779-368s704 154 780 368c9-28 15-56 15-84z">
          <text:p/>
        </draw:path>
        <draw:polygon draw:style-name="gr10" draw:text-style-name="P1" draw:layer="layout" svg:width="0cm" svg:height="0cm" svg:x="15.681cm" svg:y="6.15cm" svg:viewBox="0 0 0 0" draw:points="0,0">
          <text:p/>
        </draw:polygon>
        <draw:path draw:style-name="gr9" draw:text-style-name="P7" draw:layer="layout" svg:width="0.478cm" svg:height="0.639cm" svg:x="13.712cm" svg:y="4.822cm" svg:viewBox="0 0 479 640" svg:d="M158 1c-32-4-61 1-85 15-97 56-97 237 0 404 96 168 253 259 350 203 25-14 44-37 56-67-92-12-196-97-265-217s-91-253-56-338z">
          <text:p/>
        </draw:path>
        <draw:polygon draw:style-name="gr10" draw:text-style-name="P1" draw:layer="layout" svg:width="0cm" svg:height="0cm" svg:x="15.681cm" svg:y="6.15cm" svg:viewBox="0 0 0 0" draw:points="0,0">
          <text:p/>
        </draw:polygon>
        <draw:path draw:style-name="gr9" draw:text-style-name="P7" draw:layer="layout" svg:width="0.478cm" svg:height="0.639cm" svg:x="13.712cm" svg:y="7.17cm" svg:viewBox="0 0 479 640" svg:d="M158 1c-32-4-61 1-85 15-97 56-97 238 0 405 96 167 253 258 350 202 25-14 44-37 56-67-92-12-196-97-265-217s-91-253-56-338z">
          <text:p/>
        </draw:path>
        <draw:polygon draw:style-name="gr10" draw:text-style-name="P1" draw:layer="layout" svg:width="0cm" svg:height="0cm" svg:x="15.681cm" svg:y="6.15cm" svg:viewBox="0 0 0 0" draw:points="0,0">
          <text:p/>
        </draw:polygon>
        <draw:path draw:style-name="gr9" draw:text-style-name="P7" draw:layer="layout" svg:width="0.303cm" svg:height="0.392cm" svg:x="14.903cm" svg:y="9.611cm" svg:viewBox="0 0 304 393" svg:d="M304 108c0-46-16-82-45-98-24-14-56-14-91 2-89 61-160 183-168 290 3 38 19 66 43 80 44 26 110 2 167-58s94-145 94-216z">
          <text:p/>
        </draw:path>
        <draw:polygon draw:style-name="gr10" draw:text-style-name="P1" draw:layer="layout" svg:width="0cm" svg:height="0cm" svg:x="15.681cm" svg:y="6.15cm" svg:viewBox="0 0 0 0" draw:points="0,0">
          <text:p/>
        </draw:polygon>
        <draw:path draw:style-name="gr9" draw:text-style-name="P7" draw:layer="layout" svg:width="0.303cm" svg:height="0.392cm" svg:x="14.903cm" svg:y="3.082cm" svg:viewBox="0 0 304 393" svg:d="M304 108c0-47-16-82-45-98-24-14-56-14-91 2-89 61-160 183-168 291 3 38 19 66 43 80 44 25 110 2 167-58s94-146 94-217z">
          <text:p/>
        </draw:path>
        <draw:polygon draw:style-name="gr10" draw:text-style-name="P1" draw:layer="layout" svg:width="0cm" svg:height="0cm" svg:x="15.681cm" svg:y="6.15cm" svg:viewBox="0 0 0 0" draw:points="0,0">
          <text:p/>
        </draw:polygon>
        <draw:path draw:style-name="gr9" draw:text-style-name="P7" draw:layer="layout" svg:width="0.304cm" svg:height="0.392cm" svg:x="16.458cm" svg:y="2.184cm" svg:viewBox="0 0 305 393" svg:d="M305 108c0-46-18-82-46-98-24-14-56-14-91 2-88 61-159 183-168 290 4 38 20 67 44 81 44 25 109 2 166-59 56-59 95-145 95-216z">
          <text:p/>
        </draw:path>
        <draw:polygon draw:style-name="gr10" draw:text-style-name="P1" draw:layer="layout" svg:width="0cm" svg:height="0cm" svg:x="15.681cm" svg:y="6.15cm" svg:viewBox="0 0 0 0" draw:points="0,0">
          <text:p/>
        </draw:polygon>
        <draw:path draw:style-name="gr9" draw:text-style-name="P7" draw:layer="layout" svg:width="0.304cm" svg:height="0.392cm" svg:x="16.458cm" svg:y="8.713cm" svg:viewBox="0 0 305 393" svg:d="M305 109c0-47-18-83-46-99-24-14-56-13-91 2-88 62-159 184-168 292 4 37 20 65 44 79 44 25 109 3 166-57 56-60 95-146 95-217z">
          <text:p/>
        </draw:path>
        <draw:polygon draw:style-name="gr10" draw:text-style-name="P1" draw:layer="layout" svg:width="0cm" svg:height="0cm" svg:x="15.681cm" svg:y="6.15cm" svg:viewBox="0 0 0 0" draw:points="0,0">
          <text:p/>
        </draw:polygon>
        <draw:path draw:style-name="gr9" draw:text-style-name="P7" draw:layer="layout" svg:width="0.343cm" svg:height="0.539cm" svg:x="13.864cm" svg:y="4.826cm" svg:viewBox="0 0 344 540" svg:d="M144 63c-41-33-84-55-124-63-40 80-19 211 49 331 69 119 173 202 263 209 8-24 12-51 12-81 0-19-2-39-5-59-55-19-110-71-149-139-39-67-56-141-46-198z">
          <text:p/>
        </draw:path>
        <draw:polygon draw:style-name="gr10" draw:text-style-name="P1" draw:layer="layout" svg:width="0cm" svg:height="0cm" svg:x="15.681cm" svg:y="6.15cm" svg:viewBox="0 0 0 0" draw:points="0,0">
          <text:p/>
        </draw:polygon>
        <draw:path draw:style-name="gr9" draw:text-style-name="P7" draw:layer="layout" svg:width="0.343cm" svg:height="0.54cm" svg:x="13.864cm" svg:y="7.173cm" svg:viewBox="0 0 344 541" svg:d="M144 64c-41-34-84-55-124-64-40 81-19 213 49 332 69 119 173 202 263 209 8-24 12-51 12-81 0-19-2-39-5-59-55-20-110-72-149-139s-56-141-46-198z">
          <text:p/>
        </draw:path>
        <draw:polygon draw:style-name="gr10" draw:text-style-name="P1" draw:layer="layout" svg:width="0cm" svg:height="0cm" svg:x="15.681cm" svg:y="6.15cm" svg:viewBox="0 0 0 0" draw:points="0,0">
          <text:p/>
        </draw:polygon>
        <draw:path draw:style-name="gr9" draw:text-style-name="P7" draw:layer="layout" svg:width="0.365cm" svg:height="0.481cm" svg:x="16.17cm" svg:y="3.796cm" svg:viewBox="0 0 366 482" svg:d="M116 482c-8-20-12-44-12-71 0-73 31-161 83-233s119-121 179-130l-35-20-28-16c-51-29-127-3-193 67s-110 169-110 253c0 54 19 95 53 114l28 16z">
          <text:p/>
        </draw:path>
        <draw:polygon draw:style-name="gr10" draw:text-style-name="P1" draw:layer="layout" svg:width="0cm" svg:height="0cm" svg:x="15.681cm" svg:y="6.15cm" svg:viewBox="0 0 0 0" draw:points="0,0">
          <text:p/>
        </draw:polygon>
        <draw:path draw:style-name="gr9" draw:text-style-name="P7" draw:layer="layout" svg:width="0.365cm" svg:height="0.481cm" svg:x="16.17cm" svg:y="10.326cm" svg:viewBox="0 0 366 482" svg:d="M116 482c-8-21-12-45-12-72 0-73 31-160 83-232s119-121 179-129l-35-21-28-16c-51-30-127-3-193 67s-110 169-110 252c0 54 19 95 53 114l28 16z">
          <text:p/>
        </draw:path>
        <draw:polygon draw:style-name="gr10" draw:text-style-name="P1" draw:layer="layout" svg:width="0cm" svg:height="0cm" svg:x="15.681cm" svg:y="6.15cm" svg:viewBox="0 0 0 0" draw:points="0,0">
          <text:p/>
        </draw:polygon>
        <draw:path draw:style-name="gr9" draw:text-style-name="P7" draw:layer="layout" svg:width="0.365cm" svg:height="0.481cm" svg:x="17.725cm" svg:y="2.899cm" svg:viewBox="0 0 366 482" svg:d="M115 482c-8-20-12-44-12-71 0-73 31-160 83-233 52-72 120-121 180-129l-35-21-28-16c-52-29-128-2-194 67-66 70-109 170-109 253 0 54 19 95 52 114l28 16z">
          <text:p/>
        </draw:path>
        <draw:polygon draw:style-name="gr10" draw:text-style-name="P1" draw:layer="layout" svg:width="0cm" svg:height="0cm" svg:x="15.681cm" svg:y="6.15cm" svg:viewBox="0 0 0 0" draw:points="0,0">
          <text:p/>
        </draw:polygon>
        <draw:path draw:style-name="gr9" draw:text-style-name="P7" draw:layer="layout" svg:width="0.365cm" svg:height="0.482cm" svg:x="17.725cm" svg:y="9.428cm" svg:viewBox="0 0 366 483" svg:d="M115 483c-8-21-12-45-12-73 0-73 31-160 83-232s120-120 180-129l-35-21-28-16c-52-29-128-2-194 67-66 70-109 169-109 252 0 54 19 96 52 115l28 16z">
          <text:p/>
        </draw:path>
        <draw:polygon draw:style-name="gr10" draw:text-style-name="P1" draw:layer="layout" svg:width="0cm" svg:height="0cm" svg:x="15.681cm" svg:y="6.15cm" svg:viewBox="0 0 0 0" draw:points="0,0">
          <text:p/>
        </draw:polygon>
        <draw:path draw:style-name="gr9" draw:text-style-name="P7" draw:layer="layout" svg:width="0.248cm" svg:height="0.319cm" svg:x="13.516cm" svg:y="9.035cm" svg:viewBox="0 0 249 320" svg:d="M249 232c0-7-1-15-2-23-8-66-50-138-104-179-6-5-13-9-19-13-68-39-124-8-124 72 0 79 56 175 124 215 68 39 125 7 125-72z">
          <text:p/>
        </draw:path>
        <draw:polygon draw:style-name="gr10" draw:text-style-name="P1" draw:layer="layout" svg:width="0cm" svg:height="0cm" svg:x="15.681cm" svg:y="6.15cm" svg:viewBox="0 0 0 0" draw:points="0,0">
          <text:p/>
        </draw:polygon>
        <draw:path draw:style-name="gr9" draw:text-style-name="P7" draw:layer="layout" svg:width="0.247cm" svg:height="0.319cm" svg:x="14.188cm" svg:y="3.302cm" svg:viewBox="0 0 248 320" svg:d="M248 232c0-8 0-15-1-23-9-66-50-138-103-180-7-4-13-9-20-12-68-40-124-8-124 72 0 79 56 175 124 214 69 40 124 8 124-71z">
          <text:p/>
        </draw:path>
        <draw:polygon draw:style-name="gr10" draw:text-style-name="P1" draw:layer="layout" svg:width="0cm" svg:height="0cm" svg:x="15.681cm" svg:y="6.15cm" svg:viewBox="0 0 0 0" draw:points="0,0">
          <text:p/>
        </draw:polygon>
        <draw:path draw:style-name="gr9" draw:text-style-name="P7" draw:layer="layout" svg:width="0.248cm" svg:height="0.32cm" svg:x="13.516cm" svg:y="2.914cm" svg:viewBox="0 0 249 321" svg:d="M249 232c0-7-1-15-2-23-8-66-50-139-104-179-6-5-13-9-19-13-68-40-124-8-124 71 0 80 56 176 124 216 68 39 125 7 125-72z">
          <text:p/>
        </draw:path>
        <draw:polygon draw:style-name="gr10" draw:text-style-name="P1" draw:layer="layout" svg:width="0cm" svg:height="0cm" svg:x="15.681cm" svg:y="6.15cm" svg:viewBox="0 0 0 0" draw:points="0,0">
          <text:p/>
        </draw:polygon>
        <draw:path draw:style-name="gr9" draw:text-style-name="P7" draw:layer="layout" svg:width="0.247cm" svg:height="0.32cm" svg:x="14.188cm" svg:y="9.423cm" svg:viewBox="0 0 248 321" svg:d="M248 232c0-8 0-15-1-23-9-66-50-138-103-179-7-4-13-9-20-12-68-41-124-8-124 71s56 175 124 214c69 41 124 9 124-71z">
          <text:p/>
        </draw:path>
        <draw:polygon draw:style-name="gr10" draw:text-style-name="P1" draw:layer="layout" svg:width="0cm" svg:height="0cm" svg:x="15.681cm" svg:y="6.15cm" svg:viewBox="0 0 0 0" draw:points="0,0">
          <text:p/>
        </draw:polygon>
        <draw:path draw:style-name="gr9" draw:text-style-name="P7" draw:layer="layout" svg:width="0.374cm" svg:height="0.484cm" svg:x="16.457cm" svg:y="2.159cm" svg:viewBox="0 0 375 485" svg:d="M1 328c3 38 19 66 43 80 44 25 109 2 167-58 56-59 94-145 94-216 0-46-17-82-45-98-24-14-56-14-92 2 6-4 13-8 20-12 103-61 187-12 187 108s-84 265-187 325c-105 60-188 11-188-108 0-8 0-15 1-23z">
          <text:p/>
        </draw:path>
        <draw:polygon draw:style-name="gr10" draw:text-style-name="P1" draw:layer="layout" svg:width="0cm" svg:height="0cm" svg:x="15.681cm" svg:y="6.15cm" svg:viewBox="0 0 0 0" draw:points="0,0">
          <text:p/>
        </draw:polygon>
        <draw:path draw:style-name="gr9" draw:text-style-name="P7" draw:layer="layout" svg:width="0.374cm" svg:height="0.484cm" svg:x="16.457cm" svg:y="8.688cm" svg:viewBox="0 0 375 485" svg:d="M1 329c3 37 19 65 43 79 44 25 109 3 167-57 56-60 94-147 94-218 0-46-17-82-45-98-24-14-56-13-92 2 6-4 13-8 20-12 103-59 187-11 187 108 0 121-84 266-187 326-105 60-188 11-188-108 0-8 0-15 1-22z">
          <text:p/>
        </draw:path>
        <draw:polygon draw:style-name="gr10" draw:text-style-name="P1" draw:layer="layout" svg:width="0cm" svg:height="0cm" svg:x="15.681cm" svg:y="6.15cm" svg:viewBox="0 0 0 0" draw:points="0,0">
          <text:p/>
        </draw:polygon>
        <draw:path draw:style-name="gr9" draw:text-style-name="P7" draw:layer="layout" svg:width="0.374cm" svg:height="0.483cm" svg:x="14.902cm" svg:y="3.056cm" svg:viewBox="0 0 375 484" svg:d="M1 329c3 38 19 66 43 80 44 25 109 2 166-58 58-60 95-145 95-216 0-47-16-83-45-99-25-14-57-14-92 2 7-5 13-9 19-12 104-60 188-11 188 109 0 119-84 265-188 324-104 60-187 12-187-108 0-7 0-14 1-22z">
          <text:p/>
        </draw:path>
        <draw:polygon draw:style-name="gr10" draw:text-style-name="P1" draw:layer="layout" svg:width="0cm" svg:height="0cm" svg:x="15.681cm" svg:y="6.15cm" svg:viewBox="0 0 0 0" draw:points="0,0">
          <text:p/>
        </draw:polygon>
        <draw:path draw:style-name="gr9" draw:text-style-name="P7" draw:layer="layout" svg:width="0.374cm" svg:height="0.484cm" svg:x="14.902cm" svg:y="9.586cm" svg:viewBox="0 0 375 485" svg:d="M1 329c3 38 19 66 43 80 44 25 109 2 166-58 58-61 95-146 95-217 0-46-16-82-45-98-25-14-57-14-92 2 7-4 13-8 19-12 104-60 188-11 188 108 0 120-84 266-188 326-104 59-187 11-187-109 0-7 0-14 1-22z">
          <text:p/>
        </draw:path>
        <draw:polygon draw:style-name="gr10" draw:text-style-name="P1" draw:layer="layout" svg:width="0cm" svg:height="0cm" svg:x="15.681cm" svg:y="6.15cm" svg:viewBox="0 0 0 0" draw:points="0,0">
          <text:p/>
        </draw:polygon>
        <draw:path draw:style-name="gr9" draw:text-style-name="P7" draw:layer="layout" svg:width="0.212cm" svg:height="0.273cm" svg:x="16.397cm" svg:y="10.507cm" svg:viewBox="0 0 213 274" svg:d="M181 8c42 23 42 101 0 173-41 71-108 111-150 86-20-11-31-36-31-68 0-50 25-109 66-151 40-42 85-59 115-40z">
          <text:p/>
        </draw:path>
        <draw:polygon draw:style-name="gr10" draw:text-style-name="P1" draw:layer="layout" svg:width="0cm" svg:height="0cm" svg:x="15.681cm" svg:y="6.15cm" svg:viewBox="0 0 0 0" draw:points="0,0">
          <text:p/>
        </draw:polygon>
        <draw:path draw:style-name="gr9" draw:text-style-name="P7" draw:layer="layout" svg:width="0.213cm" svg:height="0.274cm" svg:x="17.951cm" svg:y="9.609cm" svg:viewBox="0 0 214 275" svg:d="M182 7c42 24 42 102 0 174s-109 110-150 87c-20-12-32-37-32-69 0-50 26-109 66-152 40-42 85-58 116-40z">
          <text:p/>
        </draw:path>
        <draw:polygon draw:style-name="gr10" draw:text-style-name="P1" draw:layer="layout" svg:width="0cm" svg:height="0cm" svg:x="15.681cm" svg:y="6.15cm" svg:viewBox="0 0 0 0" draw:points="0,0">
          <text:p/>
        </draw:polygon>
        <draw:path draw:style-name="gr9" draw:text-style-name="P7" draw:layer="layout" svg:width="0.212cm" svg:height="0.274cm" svg:x="16.397cm" svg:y="3.977cm" svg:viewBox="0 0 213 275" svg:d="M181 7c42 24 42 102 0 174-41 71-108 111-150 87-20-11-31-37-31-70 0-49 25-109 66-150 40-42 85-58 115-41z">
          <text:p/>
        </draw:path>
        <draw:polygon draw:style-name="gr10" draw:text-style-name="P1" draw:layer="layout" svg:width="0cm" svg:height="0cm" svg:x="15.681cm" svg:y="6.15cm" svg:viewBox="0 0 0 0" draw:points="0,0">
          <text:p/>
        </draw:polygon>
        <draw:path draw:style-name="gr9" draw:text-style-name="P7" draw:layer="layout" svg:width="0.213cm" svg:height="0.273cm" svg:x="17.951cm" svg:y="3.08cm" svg:viewBox="0 0 214 274" svg:d="M182 7c42 24 42 102 0 174s-109 110-150 86c-20-11-32-36-32-68 0-50 26-109 66-152 40-42 85-58 116-40z">
          <text:p/>
        </draw:path>
        <draw:polygon draw:style-name="gr10" draw:text-style-name="P1" draw:layer="layout" svg:width="0cm" svg:height="0cm" svg:x="15.681cm" svg:y="6.15cm" svg:viewBox="0 0 0 0" draw:points="0,0">
          <text:p/>
        </draw:polygon>
        <draw:path draw:style-name="gr9" draw:text-style-name="P7" draw:layer="layout" svg:width="0.247cm" svg:height="0.319cm" svg:x="14.188cm" svg:y="3.302cm" svg:viewBox="0 0 248 320" svg:d="M144 29c-7-4-13-9-20-12-68-40-124-8-124 72 0 79 56 175 124 214 69 40 124 8 124-71 0-8 0-15-1-23-4 18-12 32-25 39-34 20-90-12-125-72-34-60-34-124 0-145 13-8 29-8 47-2z">
          <text:p/>
        </draw:path>
        <draw:polygon draw:style-name="gr10" draw:text-style-name="P1" draw:layer="layout" svg:width="0cm" svg:height="0cm" svg:x="15.681cm" svg:y="6.15cm" svg:viewBox="0 0 0 0" draw:points="0,0">
          <text:p/>
        </draw:polygon>
        <draw:path draw:style-name="gr9" draw:text-style-name="P7" draw:layer="layout" svg:width="0.248cm" svg:height="0.319cm" svg:x="13.516cm" svg:y="9.035cm" svg:viewBox="0 0 249 320" svg:d="M143 30c-6-5-13-9-19-13-68-39-124-8-124 72 0 79 56 175 124 215 68 39 125 7 125-72 0-7-1-15-2-23-3 19-12 32-24 40-36 20-92-13-126-73-35-59-35-125 0-145 12-7 29-8 46-1z">
          <text:p/>
        </draw:path>
        <draw:polygon draw:style-name="gr10" draw:text-style-name="P1" draw:layer="layout" svg:width="0cm" svg:height="0cm" svg:x="15.681cm" svg:y="6.15cm" svg:viewBox="0 0 0 0" draw:points="0,0">
          <text:p/>
        </draw:polygon>
        <draw:path draw:style-name="gr9" draw:text-style-name="P7" draw:layer="layout" svg:width="0.248cm" svg:height="0.32cm" svg:x="13.516cm" svg:y="2.914cm" svg:viewBox="0 0 249 321" svg:d="M143 30c-6-5-13-9-19-13-68-40-124-8-124 71 0 80 56 176 124 216 68 39 125 7 125-72 0-7-1-15-2-23-3 18-12 32-24 39-36 20-92-12-126-72-35-60-35-125 0-145 12-7 29-8 46-1z">
          <text:p/>
        </draw:path>
        <draw:polygon draw:style-name="gr10" draw:text-style-name="P1" draw:layer="layout" svg:width="0cm" svg:height="0cm" svg:x="15.681cm" svg:y="6.15cm" svg:viewBox="0 0 0 0" draw:points="0,0">
          <text:p/>
        </draw:polygon>
        <draw:path draw:style-name="gr9" draw:text-style-name="P7" draw:layer="layout" svg:width="0.247cm" svg:height="0.32cm" svg:x="14.188cm" svg:y="9.423cm" svg:viewBox="0 0 248 321" svg:d="M144 30c-7-4-13-9-20-12-68-41-124-8-124 71s56 175 124 214c69 41 124 9 124-71 0-8 0-15-1-23-4 18-12 32-25 39-34 20-90-12-125-72-34-60-34-124 0-144 13-7 29-8 47-2z">
          <text:p/>
        </draw:path>
        <draw:polygon draw:style-name="gr10" draw:text-style-name="P1" draw:layer="layout" svg:width="0cm" svg:height="0cm" svg:x="15.681cm" svg:y="6.15cm" svg:viewBox="0 0 0 0" draw:points="0,0">
          <text:p/>
        </draw:polygon>
        <draw:path draw:style-name="gr9" draw:text-style-name="P7" draw:layer="layout" svg:width="0.175cm" svg:height="0.229cm" svg:x="13.587cm" svg:y="9.06cm" svg:viewBox="0 0 176 230" svg:d="M152 224c12-8 21-21 24-40-8-67-51-139-104-179-17-7-34-6-46 1-35 20-35 85 0 144 34 61 90 94 126 74z">
          <text:p/>
        </draw:path>
        <draw:polygon draw:style-name="gr10" draw:text-style-name="P1" draw:layer="layout" svg:width="0cm" svg:height="0cm" svg:x="15.681cm" svg:y="6.15cm" svg:viewBox="0 0 0 0" draw:points="0,0">
          <text:p/>
        </draw:polygon>
        <draw:path draw:style-name="gr9" draw:text-style-name="P7" draw:layer="layout" svg:width="0.175cm" svg:height="0.228cm" svg:x="14.258cm" svg:y="9.448cm" svg:viewBox="0 0 176 229" svg:d="M151 223c13-7 21-21 25-39-9-66-50-138-103-180-18-6-34-5-47 2-35 21-35 85 0 145s91 93 125 72z">
          <text:p/>
        </draw:path>
        <draw:polygon draw:style-name="gr10" draw:text-style-name="P1" draw:layer="layout" svg:width="0cm" svg:height="0cm" svg:x="15.681cm" svg:y="6.15cm" svg:viewBox="0 0 0 0" draw:points="0,0">
          <text:p/>
        </draw:polygon>
        <draw:path draw:style-name="gr9" draw:text-style-name="P7" draw:layer="layout" svg:width="0.175cm" svg:height="0.228cm" svg:x="14.258cm" svg:y="3.327cm" svg:viewBox="0 0 176 229" svg:d="M151 223c13-7 21-22 25-40-9-66-50-138-103-179-18-6-34-6-47 2-35 20-35 84 0 144 35 61 91 93 125 73z">
          <text:p/>
        </draw:path>
        <draw:polygon draw:style-name="gr10" draw:text-style-name="P1" draw:layer="layout" svg:width="0cm" svg:height="0cm" svg:x="15.681cm" svg:y="6.15cm" svg:viewBox="0 0 0 0" draw:points="0,0">
          <text:p/>
        </draw:polygon>
        <draw:path draw:style-name="gr9" draw:text-style-name="P7" draw:layer="layout" svg:width="0.175cm" svg:height="0.228cm" svg:x="13.587cm" svg:y="2.939cm" svg:viewBox="0 0 176 229" svg:d="M152 223c12-7 21-21 24-39-8-67-51-139-104-179-17-7-34-6-46 1-35 20-35 85 0 145 34 60 90 92 126 72z">
          <text:p/>
        </draw:path>
        <draw:polygon draw:style-name="gr10" draw:text-style-name="P1" draw:layer="layout" svg:width="0cm" svg:height="0cm" svg:x="15.681cm" svg:y="6.15cm" svg:viewBox="0 0 0 0" draw:points="0,0">
          <text:p/>
        </draw:polygon>
        <draw:path draw:style-name="gr9" draw:text-style-name="P7" draw:layer="layout" svg:width="0.197cm" svg:height="0.336cm" svg:x="14.005cm" svg:y="7.237cm" svg:viewBox="0 0 198 337" svg:d="M3 0c-10 56 8 130 47 197s94 120 148 140c-20-126-96-258-195-337z">
          <text:p/>
        </draw:path>
        <draw:polygon draw:style-name="gr10" draw:text-style-name="P1" draw:layer="layout" svg:width="0cm" svg:height="0cm" svg:x="15.681cm" svg:y="6.15cm" svg:viewBox="0 0 0 0" draw:points="0,0">
          <text:p/>
        </draw:polygon>
        <draw:path draw:style-name="gr9" draw:text-style-name="P7" draw:layer="layout" svg:width="0.197cm" svg:height="0.336cm" svg:x="14.005cm" svg:y="4.889cm" svg:viewBox="0 0 198 337" svg:d="M3 0c-10 57 8 131 47 198s94 120 148 139c-20-125-96-257-195-337z">
          <text:p/>
        </draw:path>
        <draw:polygon draw:style-name="gr10" draw:text-style-name="P1" draw:layer="layout" svg:width="0cm" svg:height="0cm" svg:x="15.681cm" svg:y="6.15cm" svg:viewBox="0 0 0 0" draw:points="0,0">
          <text:p/>
        </draw:polygon>
        <draw:path draw:style-name="gr9" draw:text-style-name="P7" draw:layer="layout" svg:width="1.178cm" svg:height="0.151cm" svg:x="14.5cm" svg:y="1.672cm" svg:viewBox="0 0 1179 152" svg:d="M1179 152c-9-6-18-11-27-16-311-181-814-181-1125 0-9 5-18 10-27 16 335-176 845-176 1179 0z">
          <text:p/>
        </draw:path>
        <draw:polygon draw:style-name="gr10" draw:text-style-name="P1" draw:layer="layout" svg:width="0cm" svg:height="0cm" svg:x="15.681cm" svg:y="6.15cm" svg:viewBox="0 0 0 0" draw:points="0,0">
          <text:p/>
        </draw:polygon>
        <draw:path draw:style-name="gr9" draw:text-style-name="P7" draw:layer="layout" svg:width="0.341cm" svg:height="0.555cm" svg:x="13.853cm" svg:y="4.823cm" svg:viewBox="0 0 342 556" svg:d="M30 3c-5-1-9-2-14-3-35 85-13 218 56 338 69 121 173 206 265 218 2-4 4-9 5-13-90-7-194-90-263-210-68-119-88-250-49-330z">
          <text:p/>
        </draw:path>
        <draw:polygon draw:style-name="gr10" draw:text-style-name="P1" draw:layer="layout" svg:width="0cm" svg:height="0cm" svg:x="15.681cm" svg:y="6.15cm" svg:viewBox="0 0 0 0" draw:points="0,0">
          <text:p/>
        </draw:polygon>
        <draw:path draw:style-name="gr9" draw:text-style-name="P7" draw:layer="layout" svg:width="0.341cm" svg:height="0.554cm" svg:x="13.853cm" svg:y="7.171cm" svg:viewBox="0 0 342 555" svg:d="M30 2c-5-1-9-1-14-2-35 85-13 217 56 338 69 120 173 205 265 217 2-4 4-8 5-12-90-7-194-90-263-209-68-120-88-251-49-332z">
          <text:p/>
        </draw:path>
        <draw:polygon draw:style-name="gr10" draw:text-style-name="P1" draw:layer="layout" svg:width="0cm" svg:height="0cm" svg:x="15.681cm" svg:y="6.15cm" svg:viewBox="0 0 0 0" draw:points="0,0">
          <text:p/>
        </draw:polygon>
        <draw:polygon draw:style-name="gr9" draw:text-style-name="P7" draw:layer="layout" svg:width="0.071cm" svg:height="0.061cm" svg:x="14.7cm" svg:y="3.176cm" svg:viewBox="0 0 72 62" draw:points="0,62 72,62 37,0">
          <text:p/>
        </draw:polygon>
        <draw:polygon draw:style-name="gr10" draw:text-style-name="P1" draw:layer="layout" svg:width="0cm" svg:height="0cm" svg:x="15.681cm" svg:y="6.15cm" svg:viewBox="0 0 0 0" draw:points="0,0">
          <text:p/>
        </draw:polygon>
        <draw:polygon draw:style-name="gr9" draw:text-style-name="P7" draw:layer="layout" svg:width="0.036cm" svg:height="0.061cm" svg:x="13.251cm" svg:y="2.339cm" svg:viewBox="0 0 37 62" draw:points="0,22 0,62 37,0">
          <text:p/>
        </draw:polygon>
        <draw:polygon draw:style-name="gr10" draw:text-style-name="P1" draw:layer="layout" svg:width="0cm" svg:height="0cm" svg:x="15.681cm" svg:y="6.15cm" svg:viewBox="0 0 0 0" draw:points="0,0">
          <text:p/>
        </draw:polygon>
        <draw:polygon draw:style-name="gr9" draw:text-style-name="P7" draw:layer="layout" svg:width="0.035cm" svg:height="0.061cm" svg:x="16.927cm" svg:y="1.911cm" svg:viewBox="0 0 36 62" draw:points="36,62 36,21 0,0">
          <text:p/>
        </draw:polygon>
        <draw:polygon draw:style-name="gr10" draw:text-style-name="P1" draw:layer="layout" svg:width="0cm" svg:height="0cm" svg:x="15.681cm" svg:y="6.15cm" svg:viewBox="0 0 0 0" draw:points="0,0">
          <text:p/>
        </draw:polygon>
        <draw:polygon draw:style-name="gr9" draw:text-style-name="P7" draw:layer="layout" svg:width="0.071cm" svg:height="0.02cm" svg:x="14.7cm" svg:y="10.256cm" svg:viewBox="0 0 72 21" draw:points="37,21 72,0 0,0">
          <text:p/>
        </draw:polygon>
        <draw:polygon draw:style-name="gr10" draw:text-style-name="P1" draw:layer="layout" svg:width="0cm" svg:height="0cm" svg:x="15.681cm" svg:y="6.15cm" svg:viewBox="0 0 0 0" draw:points="0,0">
          <text:p/>
        </draw:polygon>
        <draw:path draw:style-name="gr11" draw:text-style-name="P1" draw:layer="layout" svg:width="0.181cm" svg:height="0.199cm" svg:x="17.951cm" svg:y="9.609cm" svg:viewBox="0 0 182 200" svg:d="M0 200c0-51 26-110 66-152s86-59 116-40">
          <text:p/>
        </draw:path>
        <draw:path draw:style-name="gr11" draw:text-style-name="P1" draw:layer="layout" svg:width="0.181cm" svg:height="0.267cm" svg:x="17.983cm" svg:y="9.616cm" svg:viewBox="0 0 182 268" svg:d="M150 0c42 24 42 102 0 174-41 72-109 110-150 87">
          <text:p/>
        </draw:path>
        <draw:path draw:style-name="gr11" draw:text-style-name="P1" draw:layer="layout" svg:width="0.032cm" svg:height="0.069cm" svg:x="17.951cm" svg:y="9.807cm" svg:viewBox="0 0 33 70" svg:d="M33 70c-21-12-33-37-33-70">
          <text:p/>
        </draw:path>
        <draw:path draw:style-name="gr11" draw:text-style-name="P1" draw:layer="layout" svg:width="0.332cm" svg:height="0.363cm" svg:x="17.863cm" svg:y="9.495cm" svg:viewBox="0 0 333 364" svg:d="M0 364c0-91 47-200 120-278 74-76 157-105 213-73">
          <text:p/>
        </draw:path>
        <draw:path draw:style-name="gr11" draw:text-style-name="P1" draw:layer="layout" svg:width="0.332cm" svg:height="0.489cm" svg:x="17.92cm" svg:y="9.508cm" svg:viewBox="0 0 333 490" svg:d="M276 0c76 44 76 187 0 318-76 132-200 204-276 159">
          <text:p/>
        </draw:path>
        <draw:path draw:style-name="gr11" draw:text-style-name="P1" draw:layer="layout" svg:width="0.057cm" svg:height="0.126cm" svg:x="17.863cm" svg:y="9.858cm" svg:viewBox="0 0 58 127" svg:d="M58 127c-37-21-58-68-58-127">
          <text:p/>
        </draw:path>
        <draw:path draw:style-name="gr11" draw:text-style-name="P1" draw:layer="layout" svg:width="0.332cm" svg:height="0.363cm" svg:x="17.828cm" svg:y="9.474cm" svg:viewBox="0 0 333 364" svg:d="M0 364c0-90 47-199 120-277 72-77 157-106 213-74">
          <text:p/>
        </draw:path>
        <draw:path draw:style-name="gr11" draw:text-style-name="P1" draw:layer="layout" svg:width="0.057cm" svg:height="0.126cm" svg:x="17.828cm" svg:y="9.837cm" svg:viewBox="0 0 58 127" svg:d="M58 127c-37-21-58-67-58-127">
          <text:p/>
        </draw:path>
        <draw:path draw:style-name="gr11" draw:text-style-name="P1" draw:layer="layout" svg:width="0.302cm" svg:height="0.331cm" svg:x="17.725cm" svg:y="9.428cm" svg:viewBox="0 0 303 332" svg:d="M0 332c0-84 43-183 109-253 66-69 143-96 194-67">
          <text:p/>
        </draw:path>
        <draw:path draw:style-name="gr11" draw:text-style-name="P1" draw:layer="layout" svg:width="0.052cm" svg:height="0.114cm" svg:x="17.725cm" svg:y="9.758cm" svg:viewBox="0 0 53 115" svg:d="M53 115c-34-20-53-61-53-115">
          <text:p/>
        </draw:path>
        <draw:path draw:style-name="gr11" draw:text-style-name="P1" draw:layer="layout" svg:width="0.313cm" svg:height="0.343cm" svg:x="17.712cm" svg:y="9.415cm" svg:viewBox="0 0 314 344" svg:d="M0 344c0-87 44-190 113-262 68-73 147-101 201-70">
          <text:p/>
        </draw:path>
        <draw:path draw:style-name="gr11" draw:text-style-name="P1" draw:layer="layout" svg:width="0.03cm" svg:height="0.028cm" svg:x="18.025cm" svg:y="9.427cm" svg:viewBox="0 0 31 29" svg:d="M0 0c11 7 22 16 31 29">
          <text:p/>
        </draw:path>
        <draw:path draw:style-name="gr11" draw:text-style-name="P1" draw:layer="layout" svg:width="0.04cm" svg:height="0.012cm" svg:x="17.765cm" svg:y="9.876cm" svg:viewBox="0 0 41 13" svg:d="M41 13c-16-1-29-6-41-13">
          <text:p/>
        </draw:path>
        <draw:path draw:style-name="gr11" draw:text-style-name="P1" draw:layer="layout" svg:width="0.053cm" svg:height="0.118cm" svg:x="17.712cm" svg:y="9.758cm" svg:viewBox="0 0 54 119" svg:d="M54 119c-34-19-54-63-54-119">
          <text:p/>
        </draw:path>
        <draw:path draw:style-name="gr11" draw:text-style-name="P1" draw:layer="layout" svg:width="0.313cm" svg:height="0.342cm" svg:x="17.676cm" svg:y="9.395cm" svg:viewBox="0 0 314 343" svg:d="M0 343c0-85 46-188 114-261 69-73 148-101 200-69">
          <text:p/>
        </draw:path>
        <draw:path draw:style-name="gr11" draw:text-style-name="P1" draw:layer="layout" svg:width="0.054cm" svg:height="0.119cm" svg:x="17.676cm" svg:y="9.737cm" svg:viewBox="0 0 55 120" svg:d="M55 120c-36-21-55-64-55-120">
          <text:p/>
        </draw:path>
        <draw:path draw:style-name="gr11" draw:text-style-name="P1" draw:layer="layout" svg:width="0.18cm" svg:height="0.198cm" svg:x="16.397cm" svg:y="3.977cm" svg:viewBox="0 0 181 199" svg:d="M0 199c0-49 25-109 65-151 41-42 86-58 116-41">
          <text:p/>
        </draw:path>
        <draw:path draw:style-name="gr11" draw:text-style-name="P1" draw:layer="layout" svg:width="0.181cm" svg:height="0.267cm" svg:x="16.428cm" svg:y="3.984cm" svg:viewBox="0 0 182 268" svg:d="M150 0c42 24 42 102 0 175-41 71-109 110-150 86">
          <text:p/>
        </draw:path>
        <draw:path draw:style-name="gr11" draw:text-style-name="P1" draw:layer="layout" svg:width="0.031cm" svg:height="0.069cm" svg:x="16.397cm" svg:y="4.175cm" svg:viewBox="0 0 32 70" svg:d="M32 70c-21-11-32-36-32-70">
          <text:p/>
        </draw:path>
        <draw:path draw:style-name="gr11" draw:text-style-name="P1" draw:layer="layout" svg:width="0.332cm" svg:height="0.363cm" svg:x="16.308cm" svg:y="3.863cm" svg:viewBox="0 0 333 364" svg:d="M0 364c0-91 48-200 121-277s156-106 212-74">
          <text:p/>
        </draw:path>
        <draw:path draw:style-name="gr11" draw:text-style-name="P1" draw:layer="layout" svg:width="0.333cm" svg:height="0.489cm" svg:x="16.365cm" svg:y="3.876cm" svg:viewBox="0 0 334 490" svg:d="M276 0c77 44 77 186 0 319-76 131-199 202-276 158">
          <text:p/>
        </draw:path>
        <draw:path draw:style-name="gr11" draw:text-style-name="P1" draw:layer="layout" svg:width="0.057cm" svg:height="0.126cm" svg:x="16.308cm" svg:y="4.226cm" svg:viewBox="0 0 58 127" svg:d="M58 127c-36-21-58-67-58-127">
          <text:p/>
        </draw:path>
        <draw:path draw:style-name="gr11" draw:text-style-name="P1" draw:layer="layout" svg:width="0.332cm" svg:height="0.363cm" svg:x="16.273cm" svg:y="3.843cm" svg:viewBox="0 0 333 364" svg:d="M0 364c0-92 47-201 121-278 72-76 156-105 212-73">
          <text:p/>
        </draw:path>
        <draw:path draw:style-name="gr11" draw:text-style-name="P1" draw:layer="layout" svg:width="0.057cm" svg:height="0.126cm" svg:x="16.273cm" svg:y="4.206cm" svg:viewBox="0 0 58 127" svg:d="M58 127c-38-22-58-67-58-127">
          <text:p/>
        </draw:path>
        <draw:path draw:style-name="gr11" draw:text-style-name="P1" draw:layer="layout" svg:width="0.302cm" svg:height="0.331cm" svg:x="16.17cm" svg:y="3.796cm" svg:viewBox="0 0 303 332" svg:d="M0 332c0-84 43-183 109-253s143-97 194-67">
          <text:p/>
        </draw:path>
        <draw:path draw:style-name="gr11" draw:text-style-name="P1" draw:layer="layout" svg:width="0.052cm" svg:height="0.114cm" svg:x="16.17cm" svg:y="4.127cm" svg:viewBox="0 0 53 115" svg:d="M53 115c-34-19-53-60-53-115">
          <text:p/>
        </draw:path>
        <draw:path draw:style-name="gr11" draw:text-style-name="P1" draw:layer="layout" svg:width="0.313cm" svg:height="0.343cm" svg:x="16.157cm" svg:y="3.784cm" svg:viewBox="0 0 314 344" svg:d="M0 344c0-85 44-188 113-262 68-72 147-100 201-69">
          <text:p/>
        </draw:path>
        <draw:path draw:style-name="gr11" draw:text-style-name="P1" draw:layer="layout" svg:width="0.03cm" svg:height="0.028cm" svg:x="16.47cm" svg:y="3.796cm" svg:viewBox="0 0 31 29" svg:d="M0 0c11 7 23 16 31 29">
          <text:p/>
        </draw:path>
        <draw:path draw:style-name="gr11" draw:text-style-name="P1" draw:layer="layout" svg:width="0.04cm" svg:height="0.012cm" svg:x="16.21cm" svg:y="4.245cm" svg:viewBox="0 0 41 13" svg:d="M41 13c-16-1-29-5-41-13">
          <text:p/>
        </draw:path>
        <draw:path draw:style-name="gr11" draw:text-style-name="P1" draw:layer="layout" svg:width="0.053cm" svg:height="0.119cm" svg:x="16.157cm" svg:y="4.126cm" svg:viewBox="0 0 54 120" svg:d="M54 120c-35-20-54-64-54-120">
          <text:p/>
        </draw:path>
        <draw:path draw:style-name="gr11" draw:text-style-name="P1" draw:layer="layout" svg:width="0.313cm" svg:height="0.343cm" svg:x="16.121cm" svg:y="3.763cm" svg:viewBox="0 0 314 344" svg:d="M0 344c0-86 45-190 113-262 69-72 148-100 201-70">
          <text:p/>
        </draw:path>
        <draw:path draw:style-name="gr11" draw:text-style-name="P1" draw:layer="layout" svg:width="0.054cm" svg:height="0.119cm" svg:x="16.121cm" svg:y="4.106cm" svg:viewBox="0 0 55 120" svg:d="M55 120c-34-20-55-64-55-120">
          <text:p/>
        </draw:path>
        <draw:path draw:style-name="gr11" draw:text-style-name="P1" draw:layer="layout" svg:width="0.181cm" svg:height="0.198cm" svg:x="17.951cm" svg:y="3.08cm" svg:viewBox="0 0 182 199" svg:d="M0 199c0-51 26-110 66-152s86-58 116-40">
          <text:p/>
        </draw:path>
        <draw:path draw:style-name="gr11" draw:text-style-name="P1" draw:layer="layout" svg:width="0.181cm" svg:height="0.266cm" svg:x="17.983cm" svg:y="3.087cm" svg:viewBox="0 0 182 267" svg:d="M150 0c42 24 42 101 0 173-41 73-109 111-150 87">
          <text:p/>
        </draw:path>
        <draw:path draw:style-name="gr11" draw:text-style-name="P1" draw:layer="layout" svg:width="0.032cm" svg:height="0.068cm" svg:x="17.951cm" svg:y="3.278cm" svg:viewBox="0 0 33 69" svg:d="M33 69c-21-11-33-36-33-69">
          <text:p/>
        </draw:path>
        <draw:path draw:style-name="gr11" draw:text-style-name="P1" draw:layer="layout" svg:width="0.332cm" svg:height="0.364cm" svg:x="17.863cm" svg:y="2.966cm" svg:viewBox="0 0 333 365" svg:d="M0 365c0-91 47-200 120-278 74-77 157-106 213-74">
          <text:p/>
        </draw:path>
        <draw:path draw:style-name="gr11" draw:text-style-name="P1" draw:layer="layout" svg:width="0.332cm" svg:height="0.49cm" svg:x="17.92cm" svg:y="2.978cm" svg:viewBox="0 0 333 491" svg:d="M276 0c76 44 76 186 0 319-76 131-200 202-276 159">
          <text:p/>
        </draw:path>
        <draw:path draw:style-name="gr11" draw:text-style-name="P1" draw:layer="layout" svg:width="0.057cm" svg:height="0.126cm" svg:x="17.863cm" svg:y="3.329cm" svg:viewBox="0 0 58 127" svg:d="M58 127c-37-22-58-68-58-127">
          <text:p/>
        </draw:path>
        <draw:path draw:style-name="gr11" draw:text-style-name="P1" draw:layer="layout" svg:width="0.332cm" svg:height="0.363cm" svg:x="17.828cm" svg:y="2.945cm" svg:viewBox="0 0 333 364" svg:d="M0 364c0-90 47-200 120-277 72-77 157-106 213-74">
          <text:p/>
        </draw:path>
        <draw:path draw:style-name="gr11" draw:text-style-name="P1" draw:layer="layout" svg:width="0.057cm" svg:height="0.126cm" svg:x="17.828cm" svg:y="3.308cm" svg:viewBox="0 0 58 127" svg:d="M58 127c-37-21-58-66-58-127">
          <text:p/>
        </draw:path>
        <draw:path draw:style-name="gr11" draw:text-style-name="P1" draw:layer="layout" svg:width="0.302cm" svg:height="0.331cm" svg:x="17.725cm" svg:y="2.899cm" svg:viewBox="0 0 303 332" svg:d="M0 332c0-83 43-183 109-253 66-69 143-96 194-67">
          <text:p/>
        </draw:path>
        <draw:path draw:style-name="gr11" draw:text-style-name="P1" draw:layer="layout" svg:width="0.052cm" svg:height="0.114cm" svg:x="17.725cm" svg:y="3.229cm" svg:viewBox="0 0 53 115" svg:d="M53 115c-34-19-53-60-53-115">
          <text:p/>
        </draw:path>
        <draw:path draw:style-name="gr11" draw:text-style-name="P1" draw:layer="layout" svg:width="0.313cm" svg:height="0.343cm" svg:x="17.712cm" svg:y="2.886cm" svg:viewBox="0 0 314 344" svg:d="M0 344c0-86 44-189 113-261 68-74 147-101 201-71">
          <text:p/>
        </draw:path>
        <draw:path draw:style-name="gr11" draw:text-style-name="P1" draw:layer="layout" svg:width="0.03cm" svg:height="0.028cm" svg:x="18.025cm" svg:y="2.898cm" svg:viewBox="0 0 31 29" svg:d="M0 0c11 7 22 16 31 29">
          <text:p/>
        </draw:path>
        <draw:path draw:style-name="gr11" draw:text-style-name="P1" draw:layer="layout" svg:width="0.04cm" svg:height="0.012cm" svg:x="17.765cm" svg:y="3.347cm" svg:viewBox="0 0 41 13" svg:d="M41 13c-16-1-29-5-41-13">
          <text:p/>
        </draw:path>
        <draw:path draw:style-name="gr11" draw:text-style-name="P1" draw:layer="layout" svg:width="0.053cm" svg:height="0.118cm" svg:x="17.712cm" svg:y="3.229cm" svg:viewBox="0 0 54 119" svg:d="M54 119c-34-20-54-62-54-119">
          <text:p/>
        </draw:path>
        <draw:path draw:style-name="gr11" draw:text-style-name="P1" draw:layer="layout" svg:width="0.313cm" svg:height="0.342cm" svg:x="17.676cm" svg:y="2.866cm" svg:viewBox="0 0 314 343" svg:d="M0 343c0-86 46-189 114-261 69-73 148-101 200-70">
          <text:p/>
        </draw:path>
        <draw:path draw:style-name="gr11" draw:text-style-name="P1" draw:layer="layout" svg:width="0.054cm" svg:height="0.119cm" svg:x="17.676cm" svg:y="3.208cm" svg:viewBox="0 0 55 120" svg:d="M55 120c-36-20-55-63-55-120">
          <text:p/>
        </draw:path>
        <draw:path draw:style-name="gr11" draw:text-style-name="P1" draw:layer="layout" svg:width="0.18cm" svg:height="0.198cm" svg:x="16.397cm" svg:y="10.507cm" svg:viewBox="0 0 181 199" svg:d="M0 199c0-50 25-109 65-152 41-42 86-58 116-40">
          <text:p/>
        </draw:path>
        <draw:path draw:style-name="gr11" draw:text-style-name="P1" draw:layer="layout" svg:width="0.181cm" svg:height="0.266cm" svg:x="16.428cm" svg:y="10.514cm" svg:viewBox="0 0 182 267" svg:d="M150 0c42 23 42 101 0 173-41 71-109 111-150 87">
          <text:p/>
        </draw:path>
        <draw:path draw:style-name="gr11" draw:text-style-name="P1" draw:layer="layout" svg:width="0.031cm" svg:height="0.068cm" svg:x="16.397cm" svg:y="10.705cm" svg:viewBox="0 0 32 69" svg:d="M32 69c-21-11-32-36-32-69">
          <text:p/>
        </draw:path>
        <draw:path draw:style-name="gr11" draw:text-style-name="P1" draw:layer="layout" svg:width="0.332cm" svg:height="0.364cm" svg:x="16.308cm" svg:y="10.393cm" svg:viewBox="0 0 333 365" svg:d="M0 365c0-92 48-201 121-278s156-106 212-74">
          <text:p/>
        </draw:path>
        <draw:path draw:style-name="gr11" draw:text-style-name="P1" draw:layer="layout" svg:width="0.333cm" svg:height="0.489cm" svg:x="16.365cm" svg:y="10.405cm" svg:viewBox="0 0 334 490" svg:d="M276 0c77 44 77 187 0 319-76 131-199 202-276 158">
          <text:p/>
        </draw:path>
        <draw:path draw:style-name="gr11" draw:text-style-name="P1" draw:layer="layout" svg:width="0.057cm" svg:height="0.125cm" svg:x="16.308cm" svg:y="10.756cm" svg:viewBox="0 0 58 126" svg:d="M58 126c-36-21-58-66-58-126">
          <text:p/>
        </draw:path>
        <draw:path draw:style-name="gr11" draw:text-style-name="P1" draw:layer="layout" svg:width="0.332cm" svg:height="0.363cm" svg:x="16.273cm" svg:y="10.372cm" svg:viewBox="0 0 333 364" svg:d="M0 364c0-92 47-201 121-277 72-77 156-106 212-74">
          <text:p/>
        </draw:path>
        <draw:path draw:style-name="gr11" draw:text-style-name="P1" draw:layer="layout" svg:width="0.057cm" svg:height="0.126cm" svg:x="16.273cm" svg:y="10.735cm" svg:viewBox="0 0 58 127" svg:d="M58 127c-38-21-58-67-58-127">
          <text:p/>
        </draw:path>
        <draw:path draw:style-name="gr11" draw:text-style-name="P1" draw:layer="layout" svg:width="0.302cm" svg:height="0.331cm" svg:x="16.17cm" svg:y="10.326cm" svg:viewBox="0 0 303 332" svg:d="M0 332c0-83 43-182 109-252 66-71 143-97 194-68">
          <text:p/>
        </draw:path>
        <draw:path draw:style-name="gr11" draw:text-style-name="P1" draw:layer="layout" svg:width="0.052cm" svg:height="0.114cm" svg:x="16.17cm" svg:y="10.656cm" svg:viewBox="0 0 53 115" svg:d="M53 115c-34-19-53-60-53-115">
          <text:p/>
        </draw:path>
        <draw:path draw:style-name="gr11" draw:text-style-name="P1" draw:layer="layout" svg:width="0.313cm" svg:height="0.342cm" svg:x="16.157cm" svg:y="10.313cm" svg:viewBox="0 0 314 343" svg:d="M0 343c0-85 44-188 113-262 68-72 147-99 201-69">
          <text:p/>
        </draw:path>
        <draw:path draw:style-name="gr11" draw:text-style-name="P1" draw:layer="layout" svg:width="0.03cm" svg:height="0.028cm" svg:x="16.47cm" svg:y="10.325cm" svg:viewBox="0 0 31 29" svg:d="M0 0c11 7 23 16 31 29">
          <text:p/>
        </draw:path>
        <draw:path draw:style-name="gr11" draw:text-style-name="P1" draw:layer="layout" svg:width="0.04cm" svg:height="0.013cm" svg:x="16.21cm" svg:y="10.774cm" svg:viewBox="0 0 41 14" svg:d="M41 14c-16-2-29-6-41-14">
          <text:p/>
        </draw:path>
        <draw:path draw:style-name="gr11" draw:text-style-name="P1" draw:layer="layout" svg:width="0.053cm" svg:height="0.119cm" svg:x="16.157cm" svg:y="10.655cm" svg:viewBox="0 0 54 120" svg:d="M54 120c-35-20-54-62-54-120">
          <text:p/>
        </draw:path>
        <draw:path draw:style-name="gr11" draw:text-style-name="P1" draw:layer="layout" svg:width="0.313cm" svg:height="0.343cm" svg:x="16.121cm" svg:y="10.292cm" svg:viewBox="0 0 314 344" svg:d="M0 344c0-86 45-189 113-262 69-72 148-100 201-69">
          <text:p/>
        </draw:path>
        <draw:path draw:style-name="gr11" draw:text-style-name="P1" draw:layer="layout" svg:width="0.054cm" svg:height="0.119cm" svg:x="16.121cm" svg:y="10.635cm" svg:viewBox="0 0 55 120" svg:d="M55 120c-34-20-55-63-55-120">
          <text:p/>
        </draw:path>
        <draw:path draw:style-name="gr11" draw:text-style-name="P1" draw:layer="layout" svg:width="1.558cm" svg:height="0.367cm" svg:x="14.31cm" svg:y="1.84cm" svg:viewBox="0 0 1559 368" svg:d="M0 368c76-215 401-368 780-368 377 0 703 153 779 368">
          <text:p/>
        </draw:path>
        <draw:path draw:style-name="gr11" draw:text-style-name="P1" draw:layer="layout" svg:width="0.197cm" svg:height="0.336cm" svg:x="14.005cm" svg:y="7.237cm" svg:viewBox="0 0 198 337" svg:d="M3 0c-10 56 8 130 47 197s94 120 148 140">
          <text:p/>
        </draw:path>
        <draw:path draw:style-name="gr11" draw:text-style-name="P1" draw:layer="layout" svg:width="0.197cm" svg:height="0.336cm" svg:x="14.005cm" svg:y="4.889cm" svg:viewBox="0 0 198 337" svg:d="M3 0c-10 57 8 131 47 198s94 120 148 139">
          <text:p/>
        </draw:path>
        <draw:path draw:style-name="gr11" draw:text-style-name="P1" draw:layer="layout" svg:width="1.568cm" svg:height="0.27cm" svg:x="14.305cm" svg:y="1.785cm" svg:viewBox="0 0 1569 271" svg:d="M1569 271c-155-167-456-271-784-271-329 0-630 104-785 271">
          <text:p/>
        </draw:path>
        <draw:path draw:style-name="gr11" draw:text-style-name="P1" draw:layer="layout" svg:width="0.331cm" svg:height="0.54cm" svg:x="13.864cm" svg:y="7.173cm" svg:viewBox="0 0 332 541" svg:d="M20 0c-39 81-19 213 49 332 69 119 174 202 263 209">
          <text:p/>
        </draw:path>
        <draw:path draw:style-name="gr11" draw:text-style-name="P1" draw:layer="layout" svg:width="0.331cm" svg:height="0.539cm" svg:x="13.864cm" svg:y="4.826cm" svg:viewBox="0 0 332 540" svg:d="M20 0c-39 80-19 211 49 331 69 119 174 202 263 209">
          <text:p/>
        </draw:path>
        <draw:path draw:style-name="gr11" draw:text-style-name="P1" draw:layer="layout" svg:width="0.336cm" svg:height="0.554cm" svg:x="13.853cm" svg:y="7.171cm" svg:viewBox="0 0 337 555" svg:d="M16 0c-35 85-13 217 56 338 70 120 174 205 265 217">
          <text:p/>
        </draw:path>
        <draw:path draw:style-name="gr11" draw:text-style-name="P1" draw:layer="layout" svg:width="0.336cm" svg:height="0.555cm" svg:x="13.853cm" svg:y="4.823cm" svg:viewBox="0 0 337 556" svg:d="M16 0c-35 85-13 218 56 338 70 121 174 206 265 218">
          <text:p/>
        </draw:path>
        <draw:path draw:style-name="gr11" draw:text-style-name="P1" draw:layer="layout" svg:width="1.178cm" svg:height="0.131cm" svg:x="14.5cm" svg:y="1.691cm" svg:viewBox="0 0 1179 132" svg:d="M1179 132c-334-176-844-176-1179 0">
          <text:p/>
        </draw:path>
        <draw:path draw:style-name="gr11" draw:text-style-name="P1" draw:layer="layout" svg:width="0.422cm" svg:height="0.463cm" svg:x="13.785cm" svg:y="7.17cm" svg:viewBox="0 0 423 464" svg:d="M423 464c0-117-60-256-154-353-92-98-199-136-269-94">
          <text:p/>
        </draw:path>
        <draw:path draw:style-name="gr11" draw:text-style-name="P1" draw:layer="layout" svg:width="0.422cm" svg:height="0.622cm" svg:x="13.712cm" svg:y="7.186cm" svg:viewBox="0 0 423 623" svg:d="M74 0c-99 56-99 237 0 404 96 167 253 259 349 203">
          <text:p/>
        </draw:path>
        <draw:path draw:style-name="gr11" draw:text-style-name="P1" draw:layer="layout" svg:width="0.073cm" svg:height="0.16cm" svg:x="14.134cm" svg:y="7.632cm" svg:viewBox="0 0 74 161" svg:d="M0 161c48-27 74-85 74-161">
          <text:p/>
        </draw:path>
        <draw:path draw:style-name="gr11" draw:text-style-name="P1" draw:layer="layout" svg:width="0.422cm" svg:height="0.462cm" svg:x="13.785cm" svg:y="4.822cm" svg:viewBox="0 0 423 463" svg:d="M423 463c0-115-60-254-154-352-92-98-199-135-269-95">
          <text:p/>
        </draw:path>
        <draw:path draw:style-name="gr11" draw:text-style-name="P1" draw:layer="layout" svg:width="0.422cm" svg:height="0.623cm" svg:x="13.712cm" svg:y="4.838cm" svg:viewBox="0 0 423 624" svg:d="M74 0c-99 56-99 237 0 404 96 169 253 259 349 203">
          <text:p/>
        </draw:path>
        <draw:path draw:style-name="gr11" draw:text-style-name="P1" draw:layer="layout" svg:width="0.073cm" svg:height="0.16cm" svg:x="14.134cm" svg:y="5.284cm" svg:viewBox="0 0 74 161" svg:d="M0 161c48-26 74-84 74-161">
          <text:p/>
        </draw:path>
        <draw:path draw:style-name="gr11" draw:text-style-name="P1" draw:layer="layout" svg:width="0.232cm" svg:height="0.316cm" svg:x="15.651cm" svg:y="1.807cm" svg:viewBox="0 0 233 317" svg:d="M233 317c-3-120-87-233-233-317">
          <text:p/>
        </draw:path>
        <draw:path draw:style-name="gr11" draw:text-style-name="P1" draw:layer="layout" svg:width="1.124cm" svg:height="0.135cm" svg:x="14.527cm" svg:y="1.672cm" svg:viewBox="0 0 1125 136" svg:d="M1125 136c-311-181-815-181-1125 0">
          <text:p/>
        </draw:path>
        <draw:path draw:style-name="gr11" draw:text-style-name="P1" draw:layer="layout" svg:width="0.233cm" svg:height="0.316cm" svg:x="14.294cm" svg:y="1.807cm" svg:viewBox="0 0 234 317" svg:d="M234 0c-147 84-230 197-234 317">
          <text:p/>
        </draw:path>
        <draw:line draw:style-name="gr11" draw:text-style-name="P1" draw:layer="layout" svg:x1="14.7cm" svg:y1="10.256cm" svg:x2="14.7cm" svg:y2="3.237cm">
          <text:p/>
        </draw:line>
        <draw:line draw:style-name="gr11" draw:text-style-name="P1" draw:layer="layout" svg:x1="13.251cm" svg:y1="9.419cm" svg:x2="14.701cm" svg:y2="10.257cm">
          <text:p/>
        </draw:line>
        <draw:line draw:style-name="gr11" draw:text-style-name="P1" draw:layer="layout" svg:x1="13.251cm" svg:y1="2.4cm" svg:x2="14.701cm" svg:y2="3.238cm">
          <text:p/>
        </draw:line>
        <draw:line draw:style-name="gr11" draw:text-style-name="P1" draw:layer="layout" svg:x1="13.251cm" svg:y1="9.419cm" svg:x2="13.251cm" svg:y2="2.4cm">
          <text:p/>
        </draw:line>
        <draw:path draw:style-name="gr11" draw:text-style-name="P1" draw:layer="layout" svg:width="0.124cm" svg:height="0.214cm" svg:x="13.64cm" svg:y="9.052cm" svg:viewBox="0 0 125 215" svg:d="M125 215c0-79-57-176-125-215">
          <text:p/>
        </draw:path>
        <draw:path draw:style-name="gr11" draw:text-style-name="P1" draw:layer="layout" svg:width="0.248cm" svg:height="0.319cm" svg:x="13.516cm" svg:y="9.035cm" svg:viewBox="0 0 249 320" svg:d="M124 17c-68-39-124-8-124 72 0 79 56 175 124 215 68 39 125 7 125-72">
          <text:p/>
        </draw:path>
        <draw:path draw:style-name="gr11" draw:text-style-name="P1" draw:layer="layout" svg:width="0.124cm" svg:height="0.214cm" svg:x="14.311cm" svg:y="9.44cm" svg:viewBox="0 0 125 215" svg:d="M125 215c0-79-55-176-125-215">
          <text:p/>
        </draw:path>
        <draw:path draw:style-name="gr11" draw:text-style-name="P1" draw:layer="layout" svg:width="0.247cm" svg:height="0.32cm" svg:x="14.188cm" svg:y="9.423cm" svg:viewBox="0 0 248 321" svg:d="M124 18c-68-41-124-8-124 71s56 175 124 214c69 41 124 9 124-71">
          <text:p/>
        </draw:path>
        <draw:path draw:style-name="gr11" draw:text-style-name="P1" draw:layer="layout" svg:width="0.124cm" svg:height="0.214cm" svg:x="14.311cm" svg:y="3.319cm" svg:viewBox="0 0 125 215" svg:d="M125 215c0-80-55-176-125-215">
          <text:p/>
        </draw:path>
        <draw:path draw:style-name="gr11" draw:text-style-name="P1" draw:layer="layout" svg:width="0.247cm" svg:height="0.319cm" svg:x="14.188cm" svg:y="3.302cm" svg:viewBox="0 0 248 320" svg:d="M124 17c-68-40-124-8-124 72 0 79 56 175 124 214 69 40 124 8 124-71">
          <text:p/>
        </draw:path>
        <draw:path draw:style-name="gr11" draw:text-style-name="P1" draw:layer="layout" svg:width="0.124cm" svg:height="0.214cm" svg:x="13.64cm" svg:y="2.931cm" svg:viewBox="0 0 125 215" svg:d="M125 215c0-80-57-176-125-215">
          <text:p/>
        </draw:path>
        <draw:path draw:style-name="gr11" draw:text-style-name="P1" draw:layer="layout" svg:width="0.248cm" svg:height="0.32cm" svg:x="13.516cm" svg:y="2.914cm" svg:viewBox="0 0 249 321" svg:d="M124 17c-68-40-124-8-124 71 0 80 56 176 124 216 68 39 125 7 125-72">
          <text:p/>
        </draw:path>
        <draw:path draw:style-name="gr11" draw:text-style-name="P1" draw:layer="layout" svg:width="1.357cm" svg:height="0.459cm" svg:x="14.527cm" svg:y="2.115cm" svg:viewBox="0 0 1358 460" svg:d="M0 324c227 132 569 172 866 101 298-72 492-240 492-425">
          <text:p/>
        </draw:path>
        <draw:path draw:style-name="gr11" draw:text-style-name="P1" draw:layer="layout" svg:width="1.59cm" svg:height="0.459cm" svg:x="14.294cm" svg:y="1.656cm" svg:viewBox="0 0 1591 460" svg:d="M1591 460c0-255-356-460-796-460-439 0-795 205-795 460">
          <text:p/>
        </draw:path>
        <draw:path draw:style-name="gr11" draw:text-style-name="P1" draw:layer="layout" svg:width="0.233cm" svg:height="0.324cm" svg:x="14.294cm" svg:y="2.115cm" svg:viewBox="0 0 234 325" svg:d="M0 0c0 121 84 238 234 325">
          <text:p/>
        </draw:path>
        <draw:line draw:style-name="gr11" draw:text-style-name="P1" draw:layer="layout" svg:x1="14.771cm" svg:y1="10.256cm" svg:x2="14.7cm" svg:y2="10.256cm">
          <text:p/>
        </draw:line>
        <draw:line draw:style-name="gr11" draw:text-style-name="P1" draw:layer="layout" svg:x1="14.7cm" svg:y1="3.237cm" svg:x2="14.771cm" svg:y2="3.237cm">
          <text:p/>
        </draw:line>
        <draw:line draw:style-name="gr11" draw:text-style-name="P1" draw:layer="layout" svg:x1="14.771cm" svg:y1="10.256cm" svg:x2="14.771cm" svg:y2="3.237cm">
          <text:p/>
        </draw:line>
        <draw:line draw:style-name="gr11" draw:text-style-name="P1" draw:layer="layout" svg:x1="14.737cm" svg:y1="10.277cm" svg:x2="14.7cm" svg:y2="10.256cm">
          <text:p/>
        </draw:line>
        <draw:line draw:style-name="gr11" draw:text-style-name="P1" draw:layer="layout" svg:x1="13.251cm" svg:y1="2.401cm" svg:x2="13.288cm" svg:y2="2.339cm">
          <text:p/>
        </draw:line>
        <draw:line draw:style-name="gr11" draw:text-style-name="P1" draw:layer="layout" svg:x1="14.7cm" svg:y1="3.238cm" svg:x2="14.737cm" svg:y2="3.176cm">
          <text:p/>
        </draw:line>
        <draw:line draw:style-name="gr11" draw:text-style-name="P1" draw:layer="layout" svg:x1="13.287cm" svg:y1="2.339cm" svg:x2="14.737cm" svg:y2="3.177cm">
          <text:p/>
        </draw:line>
        <draw:line draw:style-name="gr11" draw:text-style-name="P1" draw:layer="layout" svg:x1="13.251cm" svg:y1="2.36cm" svg:x2="13.251cm" svg:y2="2.4cm">
          <text:p/>
        </draw:line>
        <draw:path draw:style-name="gr11" draw:text-style-name="P1" draw:layer="layout" svg:width="0.046cm" svg:height="0.006cm" svg:x="13.613cm" svg:y="9.06cm" svg:viewBox="0 0 47 7" svg:d="M47 6c-17-8-35-7-47 1">
          <text:p/>
        </draw:path>
        <draw:path draw:style-name="gr11" draw:text-style-name="P1" draw:layer="layout" svg:width="0.151cm" svg:height="0.223cm" svg:x="13.587cm" svg:y="9.066cm" svg:viewBox="0 0 152 224" svg:d="M26 0c-35 20-35 85 0 144 34 61 90 94 126 74">
          <text:p/>
        </draw:path>
        <draw:path draw:style-name="gr11" draw:text-style-name="P1" draw:layer="layout" svg:width="0.024cm" svg:height="0.04cm" svg:x="13.738cm" svg:y="9.243cm" svg:viewBox="0 0 25 41" svg:d="M0 41c13-8 22-22 25-41">
          <text:p/>
        </draw:path>
        <draw:path draw:style-name="gr11" draw:text-style-name="P1" draw:layer="layout" svg:width="0.047cm" svg:height="0.007cm" svg:x="14.284cm" svg:y="9.448cm" svg:viewBox="0 0 48 8" svg:d="M48 5c-19-7-35-6-48 3">
          <text:p/>
        </draw:path>
        <draw:path draw:style-name="gr11" draw:text-style-name="P1" draw:layer="layout" svg:width="0.151cm" svg:height="0.222cm" svg:x="14.258cm" svg:y="9.454cm" svg:viewBox="0 0 152 223" svg:d="M26 0c-35 20-35 84 0 144 35 61 92 93 126 73">
          <text:p/>
        </draw:path>
        <draw:path draw:style-name="gr11" draw:text-style-name="P1" draw:layer="layout" svg:width="0.025cm" svg:height="0.039cm" svg:x="14.409cm" svg:y="9.631cm" svg:viewBox="0 0 26 40" svg:d="M0 40c14-7 22-22 26-40">
          <text:p/>
        </draw:path>
        <draw:path draw:style-name="gr11" draw:text-style-name="P1" draw:layer="layout" svg:width="0.047cm" svg:height="0.007cm" svg:x="14.284cm" svg:y="3.327cm" svg:viewBox="0 0 48 8" svg:d="M48 5c-19-7-35-7-48 3">
          <text:p/>
        </draw:path>
        <draw:path draw:style-name="gr11" draw:text-style-name="P1" draw:layer="layout" svg:width="0.151cm" svg:height="0.222cm" svg:x="14.258cm" svg:y="3.333cm" svg:viewBox="0 0 152 223" svg:d="M26 0c-35 20-35 84 0 145 35 60 92 92 126 72">
          <text:p/>
        </draw:path>
        <draw:path draw:style-name="gr11" draw:text-style-name="P1" draw:layer="layout" svg:width="0.025cm" svg:height="0.039cm" svg:x="14.409cm" svg:y="3.51cm" svg:viewBox="0 0 26 40" svg:d="M0 40c14-7 22-22 26-40">
          <text:p/>
        </draw:path>
        <draw:path draw:style-name="gr11" draw:text-style-name="P1" draw:layer="layout" svg:width="0.046cm" svg:height="0.006cm" svg:x="13.613cm" svg:y="2.939cm" svg:viewBox="0 0 47 7" svg:d="M47 6c-17-9-35-7-47 1">
          <text:p/>
        </draw:path>
        <draw:path draw:style-name="gr11" draw:text-style-name="P1" draw:layer="layout" svg:width="0.151cm" svg:height="0.222cm" svg:x="13.587cm" svg:y="2.945cm" svg:viewBox="0 0 152 223" svg:d="M26 0c-35 20-35 86 0 145 34 60 90 92 126 72">
          <text:p/>
        </draw:path>
        <draw:path draw:style-name="gr11" draw:text-style-name="P1" draw:layer="layout" svg:width="0.024cm" svg:height="0.039cm" svg:x="13.738cm" svg:y="3.122cm" svg:viewBox="0 0 25 40" svg:d="M0 40c13-7 22-21 25-40">
          <text:p/>
        </draw:path>
        <draw:path draw:style-name="gr11" draw:text-style-name="P1" draw:layer="layout" svg:width="1.79cm" svg:height="1.033cm" svg:x="14.194cm" svg:y="1.598cm" svg:viewBox="0 0 1791 1034" svg:d="M1791 517c0-286-401-517-896-517-494 0-895 231-895 517M0 517c0 285 401 517 895 517 495 0 896-232 896-517">
          <text:p/>
        </draw:path>
        <draw:line draw:style-name="gr11" draw:text-style-name="P1" draw:layer="layout" svg:x1="14.736cm" svg:y1="10.277cm" svg:x2="14.772cm" svg:y2="10.256cm">
          <text:p/>
        </draw:line>
        <draw:line draw:style-name="gr11" draw:text-style-name="P1" draw:layer="layout" svg:x1="14.772cm" svg:y1="3.238cm" svg:x2="14.736cm" svg:y2="3.176cm">
          <text:p/>
        </draw:line>
        <draw:line draw:style-name="gr11" draw:text-style-name="P1" draw:layer="layout" svg:x1="16.962cm" svg:y1="8.991cm" svg:x2="16.962cm" svg:y2="1.972cm">
          <text:p/>
        </draw:line>
        <draw:line draw:style-name="gr11" draw:text-style-name="P1" draw:layer="layout" svg:x1="14.771cm" svg:y1="10.257cm" svg:x2="16.963cm" svg:y2="8.991cm">
          <text:p/>
        </draw:line>
        <draw:line draw:style-name="gr11" draw:text-style-name="P1" draw:layer="layout" svg:x1="14.771cm" svg:y1="3.238cm" svg:x2="16.963cm" svg:y2="1.972cm">
          <text:p/>
        </draw:line>
        <draw:path draw:style-name="gr11" draw:text-style-name="P1" draw:layer="layout" svg:width="0.187cm" svg:height="0.134cm" svg:x="16.644cm" svg:y="2.159cm" svg:viewBox="0 0 188 135" svg:d="M188 135c0-120-84-169-188-109">
          <text:p/>
        </draw:path>
        <draw:path draw:style-name="gr11" draw:text-style-name="P1" draw:layer="layout" svg:width="0.187cm" svg:height="0.325cm" svg:x="16.457cm" svg:y="2.184cm" svg:viewBox="0 0 188 326" svg:d="M188 0c-105 60-188 205-188 326">
          <text:p/>
        </draw:path>
        <draw:path draw:style-name="gr11" draw:text-style-name="P1" draw:layer="layout" svg:width="0.374cm" svg:height="0.35cm" svg:x="16.457cm" svg:y="2.292cm" svg:viewBox="0 0 375 351" svg:d="M0 217c0 120 83 168 188 108 103-60 187-205 187-325">
          <text:p/>
        </draw:path>
        <draw:path draw:style-name="gr11" draw:text-style-name="P1" draw:layer="layout" svg:width="0.187cm" svg:height="0.133cm" svg:x="16.644cm" svg:y="8.688cm" svg:viewBox="0 0 188 134" svg:d="M188 134c0-120-84-168-188-108">
          <text:p/>
        </draw:path>
        <draw:path draw:style-name="gr11" draw:text-style-name="P1" draw:layer="layout" svg:width="0.187cm" svg:height="0.325cm" svg:x="16.457cm" svg:y="8.713cm" svg:viewBox="0 0 188 326" svg:d="M188 0c-105 60-188 206-188 326">
          <text:p/>
        </draw:path>
        <draw:path draw:style-name="gr11" draw:text-style-name="P1" draw:layer="layout" svg:width="0.374cm" svg:height="0.351cm" svg:x="16.457cm" svg:y="8.821cm" svg:viewBox="0 0 375 352" svg:d="M0 218c0 119 83 168 188 108 103-60 187-205 187-326">
          <text:p/>
        </draw:path>
        <draw:path draw:style-name="gr11" draw:text-style-name="P1" draw:layer="layout" svg:width="0.187cm" svg:height="0.134cm" svg:x="15.089cm" svg:y="9.586cm" svg:viewBox="0 0 188 135" svg:d="M188 135c0-120-85-169-188-109">
          <text:p/>
        </draw:path>
        <draw:path draw:style-name="gr11" draw:text-style-name="P1" draw:layer="layout" svg:width="0.187cm" svg:height="0.324cm" svg:x="14.902cm" svg:y="9.611cm" svg:viewBox="0 0 188 325" svg:d="M188 0c-105 60-188 205-188 325">
          <text:p/>
        </draw:path>
        <draw:path draw:style-name="gr11" draw:text-style-name="P1" draw:layer="layout" svg:width="0.374cm" svg:height="0.35cm" svg:x="14.902cm" svg:y="9.719cm" svg:viewBox="0 0 375 351" svg:d="M0 216c0 121 83 169 187 110 104-60 188-206 188-326">
          <text:p/>
        </draw:path>
        <draw:path draw:style-name="gr11" draw:text-style-name="P1" draw:layer="layout" svg:width="0.187cm" svg:height="0.134cm" svg:x="15.089cm" svg:y="3.056cm" svg:viewBox="0 0 188 135" svg:d="M188 135c0-120-85-169-188-109">
          <text:p/>
        </draw:path>
        <draw:path draw:style-name="gr11" draw:text-style-name="P1" draw:layer="layout" svg:width="0.187cm" svg:height="0.324cm" svg:x="14.902cm" svg:y="3.082cm" svg:viewBox="0 0 188 325" svg:d="M188 0c-105 60-188 205-188 325">
          <text:p/>
        </draw:path>
        <draw:path draw:style-name="gr11" draw:text-style-name="P1" draw:layer="layout" svg:width="0.374cm" svg:height="0.35cm" svg:x="14.902cm" svg:y="3.19cm" svg:viewBox="0 0 375 351" svg:d="M0 217c0 120 83 168 187 108 104-59 188-206 188-325">
          <text:p/>
        </draw:path>
        <draw:line draw:style-name="gr11" draw:text-style-name="P1" draw:layer="layout" svg:x1="13.251cm" svg:y1="2.361cm" svg:x2="13.288cm" svg:y2="2.339cm">
          <text:p/>
        </draw:line>
        <draw:line draw:style-name="gr11" draw:text-style-name="P1" draw:layer="layout" svg:x1="16.928cm" svg:y1="1.912cm" svg:x2="16.432cm" svg:y2="1.625cm">
          <text:p/>
        </draw:line>
        <draw:line draw:style-name="gr11" draw:text-style-name="P1" draw:layer="layout" svg:x1="14.736cm" svg:y1="3.177cm" svg:x2="16.928cm" svg:y2="1.911cm">
          <text:p/>
        </draw:line>
        <draw:line draw:style-name="gr11" draw:text-style-name="P1" draw:layer="layout" svg:x1="16.433cm" svg:y1="1.625cm" svg:x2="16.397cm" svg:y2="1.646cm">
          <text:p/>
        </draw:line>
        <draw:path draw:style-name="gr11" draw:text-style-name="P1" draw:layer="layout" svg:width="0.486cm" svg:height="0.059cm" svg:x="15.911cm" svg:y="1.645cm" svg:viewBox="0 0 487 60" svg:d="M487 0c-134 78-349 81-487 5">
          <text:p/>
        </draw:path>
        <draw:line draw:style-name="gr11" draw:text-style-name="P1" draw:layer="layout" svg:x1="14.454cm" svg:y1="1.665cm" svg:x2="13.287cm" svg:y2="2.34cm">
          <text:p/>
        </draw:line>
        <draw:path draw:style-name="gr11" draw:text-style-name="P1" draw:layer="layout" svg:width="1.458cm" svg:height="0.177cm" svg:x="14.453cm" svg:y="1.488cm" svg:viewBox="0 0 1459 178" svg:d="M1459 163c-96-51-209-92-333-120-124-29-258-44-394-43-135 1-271 18-396 48-125 31-240 75-336 130">
          <text:p/>
        </draw:path>
        <draw:path draw:style-name="gr11" draw:text-style-name="P1" draw:layer="layout" svg:width="1.871cm" svg:height="1.08cm" svg:x="14.153cm" svg:y="1.575cm" svg:viewBox="0 0 1872 1081" svg:d="M1872 541c0-299-419-541-936-541s-936 242-936 541M0 541c0 298 419 540 936 540s936-242 936-540">
          <text:p/>
        </draw:path>
        <draw:line draw:style-name="gr11" draw:text-style-name="P1" draw:layer="layout" svg:x1="16.963cm" svg:y1="1.973cm" svg:x2="16.927cm" svg:y2="1.911cm">
          <text:p/>
        </draw:line>
        <draw:line draw:style-name="gr11" draw:text-style-name="P1" draw:layer="layout" svg:x1="16.962cm" svg:y1="1.972cm" svg:x2="16.962cm" svg:y2="1.931cm">
          <text:p/>
        </draw:line>
        <draw:path draw:style-name="gr11" draw:text-style-name="P1" draw:layer="layout" svg:width="0.045cm" svg:height="0.098cm" svg:x="16.716cm" svg:y="2.194cm" svg:viewBox="0 0 46 99" svg:d="M46 99c0-46-17-82-46-99">
          <text:p/>
        </draw:path>
        <draw:path draw:style-name="gr11" draw:text-style-name="P1" draw:layer="layout" svg:width="0.091cm" svg:height="0.012cm" svg:x="16.625cm" svg:y="2.184cm" svg:viewBox="0 0 92 13" svg:d="M92 11c-25-15-57-15-92 2">
          <text:p/>
        </draw:path>
        <draw:path draw:style-name="gr11" draw:text-style-name="P1" draw:layer="layout" svg:width="0.043cm" svg:height="0.08cm" svg:x="16.458cm" svg:y="2.486cm" svg:viewBox="0 0 44 81" svg:d="M0 0c3 39 19 67 44 81">
          <text:p/>
        </draw:path>
        <draw:path draw:style-name="gr11" draw:text-style-name="P1" draw:layer="layout" svg:width="0.26cm" svg:height="0.284cm" svg:x="16.501cm" svg:y="2.292cm" svg:viewBox="0 0 261 285" svg:d="M0 275c44 25 109 2 166-58 57-59 95-146 95-217">
          <text:p/>
        </draw:path>
        <draw:path draw:style-name="gr11" draw:text-style-name="P1" draw:layer="layout" svg:width="0.045cm" svg:height="0.098cm" svg:x="16.716cm" svg:y="8.723cm" svg:viewBox="0 0 46 99" svg:d="M46 99c0-46-17-83-46-99">
          <text:p/>
        </draw:path>
        <draw:path draw:style-name="gr11" draw:text-style-name="P1" draw:layer="layout" svg:width="0.091cm" svg:height="0.012cm" svg:x="16.625cm" svg:y="8.713cm" svg:viewBox="0 0 92 13" svg:d="M92 11c-25-15-57-14-92 2">
          <text:p/>
        </draw:path>
        <draw:path draw:style-name="gr11" draw:text-style-name="P1" draw:layer="layout" svg:width="0.043cm" svg:height="0.079cm" svg:x="16.458cm" svg:y="9.016cm" svg:viewBox="0 0 44 80" svg:d="M0 0c3 38 19 66 44 80">
          <text:p/>
        </draw:path>
        <draw:path draw:style-name="gr11" draw:text-style-name="P1" draw:layer="layout" svg:width="0.26cm" svg:height="0.284cm" svg:x="16.501cm" svg:y="8.821cm" svg:viewBox="0 0 261 285" svg:d="M0 275c44 25 109 3 166-57s95-147 95-218">
          <text:p/>
        </draw:path>
        <draw:path draw:style-name="gr11" draw:text-style-name="P1" draw:layer="layout" svg:width="0.045cm" svg:height="0.098cm" svg:x="15.161cm" svg:y="9.621cm" svg:viewBox="0 0 46 99" svg:d="M46 99c0-46-17-83-46-99">
          <text:p/>
        </draw:path>
        <draw:path draw:style-name="gr11" draw:text-style-name="P1" draw:layer="layout" svg:width="0.091cm" svg:height="0.012cm" svg:x="15.07cm" svg:y="9.611cm" svg:viewBox="0 0 92 13" svg:d="M92 11c-24-15-56-15-92 2">
          <text:p/>
        </draw:path>
        <draw:path draw:style-name="gr11" draw:text-style-name="P1" draw:layer="layout" svg:width="0.043cm" svg:height="0.08cm" svg:x="14.903cm" svg:y="9.913cm" svg:viewBox="0 0 44 81" svg:d="M0 0c3 39 19 67 44 81">
          <text:p/>
        </draw:path>
        <draw:path draw:style-name="gr11" draw:text-style-name="P1" draw:layer="layout" svg:width="0.26cm" svg:height="0.284cm" svg:x="14.946cm" svg:y="9.719cm" svg:viewBox="0 0 261 285" svg:d="M0 275c44 25 109 2 166-58 58-60 95-145 95-217">
          <text:p/>
        </draw:path>
        <draw:path draw:style-name="gr11" draw:text-style-name="P1" draw:layer="layout" svg:width="0.045cm" svg:height="0.098cm" svg:x="15.161cm" svg:y="3.092cm" svg:viewBox="0 0 46 99" svg:d="M46 99c0-48-17-83-46-99">
          <text:p/>
        </draw:path>
        <draw:path draw:style-name="gr11" draw:text-style-name="P1" draw:layer="layout" svg:width="0.091cm" svg:height="0.012cm" svg:x="15.07cm" svg:y="3.082cm" svg:viewBox="0 0 92 13" svg:d="M92 11c-24-15-56-16-92 2">
          <text:p/>
        </draw:path>
        <draw:path draw:style-name="gr11" draw:text-style-name="P1" draw:layer="layout" svg:width="0.043cm" svg:height="0.08cm" svg:x="14.903cm" svg:y="3.384cm" svg:viewBox="0 0 44 81" svg:d="M0 0c3 38 19 67 44 81">
          <text:p/>
        </draw:path>
        <draw:path draw:style-name="gr11" draw:text-style-name="P1" draw:layer="layout" svg:width="0.26cm" svg:height="0.284cm" svg:x="14.946cm" svg:y="3.19cm" svg:viewBox="0 0 261 285" svg:d="M0 275c44 25 109 2 166-58 58-60 95-145 95-217">
          <text:p/>
        </draw:path>
        <draw:line draw:style-name="gr11" draw:text-style-name="P1" draw:layer="layout" svg:x1="16.963cm" svg:y1="1.932cm" svg:x2="16.927cm" svg:y2="1.911cm">
          <text:p/>
        </draw:line>
        <draw:line draw:style-name="gr11" draw:text-style-name="P1" draw:layer="layout" svg:x1="17.921cm" svg:y1="9.985cm" svg:x2="17.885cm" svg:y2="9.963cm">
          <text:p/>
        </draw:line>
        <draw:line draw:style-name="gr11" draw:text-style-name="P1" draw:layer="layout" svg:x1="18.196cm" svg:y1="9.509cm" svg:x2="18.16cm" svg:y2="9.487cm">
          <text:p/>
        </draw:line>
        <draw:line draw:style-name="gr11" draw:text-style-name="P1" draw:layer="layout" svg:x1="17.841cm" svg:y1="9.91cm" svg:x2="17.777cm" svg:y2="9.872cm">
          <text:p/>
        </draw:line>
        <draw:line draw:style-name="gr11" draw:text-style-name="P1" draw:layer="layout" svg:x1="18.091cm" svg:y1="9.477cm" svg:x2="18.027cm" svg:y2="9.439cm">
          <text:p/>
        </draw:line>
        <draw:line draw:style-name="gr11" draw:text-style-name="P1" draw:layer="layout" svg:x1="17.766cm" svg:y1="9.877cm" svg:x2="17.73cm" svg:y2="9.856cm">
          <text:p/>
        </draw:line>
        <draw:line draw:style-name="gr11" draw:text-style-name="P1" draw:layer="layout" svg:x1="18.026cm" svg:y1="9.428cm" svg:x2="17.989cm" svg:y2="9.407cm">
          <text:p/>
        </draw:line>
        <draw:line draw:style-name="gr11" draw:text-style-name="P1" draw:layer="layout" svg:x1="16.366cm" svg:y1="4.353cm" svg:x2="16.33cm" svg:y2="4.332cm">
          <text:p/>
        </draw:line>
        <draw:line draw:style-name="gr11" draw:text-style-name="P1" draw:layer="layout" svg:x1="16.641cm" svg:y1="3.877cm" svg:x2="16.605cm" svg:y2="3.856cm">
          <text:p/>
        </draw:line>
        <draw:line draw:style-name="gr11" draw:text-style-name="P1" draw:layer="layout" svg:x1="16.286cm" svg:y1="4.278cm" svg:x2="16.222cm" svg:y2="4.241cm">
          <text:p/>
        </draw:line>
        <draw:line draw:style-name="gr11" draw:text-style-name="P1" draw:layer="layout" svg:x1="16.536cm" svg:y1="3.845cm" svg:x2="16.472cm" svg:y2="3.808cm">
          <text:p/>
        </draw:line>
        <draw:line draw:style-name="gr11" draw:text-style-name="P1" draw:layer="layout" svg:x1="16.211cm" svg:y1="4.246cm" svg:x2="16.175cm" svg:y2="4.225cm">
          <text:p/>
        </draw:line>
        <draw:line draw:style-name="gr11" draw:text-style-name="P1" draw:layer="layout" svg:x1="16.471cm" svg:y1="3.797cm" svg:x2="16.434cm" svg:y2="3.775cm">
          <text:p/>
        </draw:line>
        <draw:line draw:style-name="gr11" draw:text-style-name="P1" draw:layer="layout" svg:x1="17.921cm" svg:y1="3.456cm" svg:x2="17.885cm" svg:y2="3.434cm">
          <text:p/>
        </draw:line>
        <draw:line draw:style-name="gr11" draw:text-style-name="P1" draw:layer="layout" svg:x1="18.196cm" svg:y1="2.979cm" svg:x2="18.16cm" svg:y2="2.958cm">
          <text:p/>
        </draw:line>
        <draw:line draw:style-name="gr11" draw:text-style-name="P1" draw:layer="layout" svg:x1="17.841cm" svg:y1="3.38cm" svg:x2="17.777cm" svg:y2="3.343cm">
          <text:p/>
        </draw:line>
        <draw:line draw:style-name="gr11" draw:text-style-name="P1" draw:layer="layout" svg:x1="18.091cm" svg:y1="2.948cm" svg:x2="18.027cm" svg:y2="2.91cm">
          <text:p/>
        </draw:line>
        <draw:line draw:style-name="gr11" draw:text-style-name="P1" draw:layer="layout" svg:x1="17.766cm" svg:y1="3.348cm" svg:x2="17.73cm" svg:y2="3.327cm">
          <text:p/>
        </draw:line>
        <draw:line draw:style-name="gr11" draw:text-style-name="P1" draw:layer="layout" svg:x1="18.026cm" svg:y1="2.899cm" svg:x2="17.989cm" svg:y2="2.878cm">
          <text:p/>
        </draw:line>
        <draw:line draw:style-name="gr11" draw:text-style-name="P1" draw:layer="layout" svg:x1="16.366cm" svg:y1="10.882cm" svg:x2="16.33cm" svg:y2="10.861cm">
          <text:p/>
        </draw:line>
        <draw:line draw:style-name="gr11" draw:text-style-name="P1" draw:layer="layout" svg:x1="16.641cm" svg:y1="10.406cm" svg:x2="16.605cm" svg:y2="10.385cm">
          <text:p/>
        </draw:line>
        <draw:line draw:style-name="gr11" draw:text-style-name="P1" draw:layer="layout" svg:x1="16.286cm" svg:y1="10.807cm" svg:x2="16.222cm" svg:y2="10.77cm">
          <text:p/>
        </draw:line>
        <draw:line draw:style-name="gr11" draw:text-style-name="P1" draw:layer="layout" svg:x1="16.536cm" svg:y1="10.375cm" svg:x2="16.472cm" svg:y2="10.337cm">
          <text:p/>
        </draw:line>
        <draw:line draw:style-name="gr11" draw:text-style-name="P1" draw:layer="layout" svg:x1="16.211cm" svg:y1="10.775cm" svg:x2="16.175cm" svg:y2="10.754cm">
          <text:p/>
        </draw:line>
        <draw:line draw:style-name="gr11" draw:text-style-name="P1" draw:layer="layout" svg:x1="16.471cm" svg:y1="10.326cm" svg:x2="16.434cm" svg:y2="10.305cm">
          <text:p/>
        </draw:line>
        <draw:path draw:style-name="gr9" draw:text-style-name="P7" draw:layer="layout" svg:width="1.855cm" svg:height="4.394cm" svg:x="2.975cm" svg:y="15.167cm" svg:viewBox="0 0 1856 4395" svg:d="M742 4395l18-10 1096-633v-3509-21l-17-11-249-143-17 11c-67 38-174 39-243 2-96-52-228-82-363-81-135 0-271 33-366 89l-583 337-18 11v20 3510l724 418z">
          <text:p/>
        </draw:path>
        <draw:polygon draw:style-name="gr10" draw:text-style-name="P1" draw:layer="layout" svg:width="0cm" svg:height="0cm" svg:x="3.903cm" svg:y="17.3cm" svg:viewBox="0 0 0 0" draw:points="0,0">
          <text:p/>
        </draw:polygon>
        <draw:polygon draw:style-name="gr9" draw:text-style-name="P7" draw:layer="layout" svg:width="1.095cm" svg:height="4.142cm" svg:x="3.735cm" svg:y="15.409cm" svg:viewBox="0 0 1096 4143" draw:points="0,4143 1096,3510 1096,0 0,632">
          <text:p/>
        </draw:polygon>
        <draw:polygon draw:style-name="gr10" draw:text-style-name="P1" draw:layer="layout" svg:width="0cm" svg:height="0cm" svg:x="3.903cm" svg:y="17.3cm" svg:viewBox="0 0 0 0" draw:points="0,0">
          <text:p/>
        </draw:polygon>
        <draw:polygon draw:style-name="gr9" draw:text-style-name="P7" draw:layer="layout" svg:width="0.724cm" svg:height="3.928cm" svg:x="2.975cm" svg:y="15.623cm" svg:viewBox="0 0 725 3929" draw:points="0,3511 725,3929 725,418 0,0">
          <text:p/>
        </draw:polygon>
        <draw:polygon draw:style-name="gr10" draw:text-style-name="P1" draw:layer="layout" svg:width="0cm" svg:height="0cm" svg:x="3.903cm" svg:y="17.3cm" svg:viewBox="0 0 0 0" draw:points="0,0">
          <text:p/>
        </draw:polygon>
        <draw:path draw:style-name="gr9" draw:text-style-name="P7" draw:layer="layout" svg:width="1.82cm" svg:height="0.844cm" svg:x="2.993cm" svg:y="15.167cm" svg:viewBox="0 0 1821 845" svg:d="M1821 211l-248-143-18 11c-67 38-174 39-243 2-96-52-228-82-363-81-135 0-271 33-366 89l-583 336 724 420z">
          <text:p/>
        </draw:path>
        <draw:polygon draw:style-name="gr10" draw:text-style-name="P1" draw:layer="layout" svg:width="0cm" svg:height="0cm" svg:x="3.903cm" svg:y="17.3cm" svg:viewBox="0 0 0 0" draw:points="0,0">
          <text:p/>
        </draw:polygon>
        <draw:path draw:style-name="gr9" draw:text-style-name="P7" draw:layer="layout" svg:width="0.936cm" svg:height="0.54cm" svg:x="3.426cm" svg:y="15.21cm" svg:viewBox="0 0 937 541" svg:d="M937 271c0-150-211-271-469-271s-468 121-468 271zM0 271c0 149 210 270 468 270s469-121 469-270z">
          <text:p/>
        </draw:path>
        <draw:polygon draw:style-name="gr10" draw:text-style-name="P1" draw:layer="layout" svg:width="0cm" svg:height="0cm" svg:x="3.903cm" svg:y="17.3cm" svg:viewBox="0 0 0 0" draw:points="0,0">
          <text:p/>
        </draw:polygon>
        <draw:path draw:style-name="gr9" draw:text-style-name="P7" draw:layer="layout" svg:width="0.894cm" svg:height="0.517cm" svg:x="3.447cm" svg:y="15.222cm" svg:viewBox="0 0 895 518" svg:d="M895 258c0-142-200-258-448-258-247 0-447 116-447 258zM0 258c0 143 200 260 447 260 248 0 448-117 448-260z">
          <text:p/>
        </draw:path>
        <draw:polygon draw:style-name="gr10" draw:text-style-name="P1" draw:layer="layout" svg:width="0cm" svg:height="0cm" svg:x="3.903cm" svg:y="17.3cm" svg:viewBox="0 0 0 0" draw:points="0,0">
          <text:p/>
        </draw:polygon>
        <draw:path draw:style-name="gr9" draw:text-style-name="P7" draw:layer="layout" svg:width="0.794cm" svg:height="0.459cm" svg:x="3.497cm" svg:y="15.251cm" svg:viewBox="0 0 795 460" svg:d="M795 234c0-1 0-2 0-4 0-126-178-230-397-230-220 0-398 104-398 230 0 2 0 3 0 4 0 14 3 28 8 42 15 44 53 85 109 116 103 60 255 82 395 58s246-91 275-174c5-14 8-28 8-42z">
          <text:p/>
        </draw:path>
        <draw:polygon draw:style-name="gr10" draw:text-style-name="P1" draw:layer="layout" svg:width="0cm" svg:height="0cm" svg:x="3.903cm" svg:y="17.3cm" svg:viewBox="0 0 0 0" draw:points="0,0">
          <text:p/>
        </draw:polygon>
        <draw:path draw:style-name="gr9" draw:text-style-name="P7" draw:layer="layout" svg:width="0.778cm" svg:height="0.367cm" svg:x="3.505cm" svg:y="15.343cm" svg:viewBox="0 0 779 368" svg:d="M0 183c15 45 53 86 108 117 103 60 255 82 395 58s246-91 276-175c-39-107-201-183-390-183s-352 76-389 183z">
          <text:p/>
        </draw:path>
        <draw:polygon draw:style-name="gr10" draw:text-style-name="P1" draw:layer="layout" svg:width="0cm" svg:height="0cm" svg:x="3.903cm" svg:y="17.3cm" svg:viewBox="0 0 0 0" draw:points="0,0">
          <text:p/>
        </draw:polygon>
        <draw:polygon draw:style-name="gr9" draw:text-style-name="P7" draw:layer="layout" svg:width="0.036cm" svg:height="3.51cm" svg:x="3.699cm" svg:y="16.041cm" svg:viewBox="0 0 37 3511" draw:points="37,3511 37,0 0,0 0,3511">
          <text:p/>
        </draw:polygon>
        <draw:polygon draw:style-name="gr10" draw:text-style-name="P1" draw:layer="layout" svg:width="0cm" svg:height="0cm" svg:x="3.903cm" svg:y="17.3cm" svg:viewBox="0 0 0 0" draw:points="0,0">
          <text:p/>
        </draw:polygon>
        <draw:path draw:style-name="gr9" draw:text-style-name="P7" draw:layer="layout" svg:width="0.248cm" svg:height="0.319cm" svg:x="3.205cm" svg:y="16.834cm" svg:viewBox="0 0 249 320" svg:d="M249 231c0-9-1-19-3-30-9-62-48-128-96-167-22-17-44-28-64-32-2-1-4-1-7-1-16-2-30 0-42 7-49 28-49 118 0 202 48 85 127 130 176 102 12-7 21-18 27-33 1-2 2-4 3-7 4-11 6-25 6-41z">
          <text:p/>
        </draw:path>
        <draw:polygon draw:style-name="gr10" draw:text-style-name="P1" draw:layer="layout" svg:width="0cm" svg:height="0cm" svg:x="3.903cm" svg:y="17.3cm" svg:viewBox="0 0 0 0" draw:points="0,0">
          <text:p/>
        </draw:polygon>
        <draw:path draw:style-name="gr9" draw:text-style-name="P7" draw:layer="layout" svg:width="0.248cm" svg:height="0.32cm" svg:x="3.205cm" svg:y="18.008cm" svg:viewBox="0 0 249 321" svg:d="M249 233c0-10-1-20-3-30-9-62-48-128-96-168-22-16-44-28-64-32-2-1-4-1-7-2-16-2-30 1-42 8-49 29-49 119 0 203 48 84 127 130 176 101 12-7 21-18 27-33 1-2 2-5 3-7 4-12 6-25 6-40z">
          <text:p/>
        </draw:path>
        <draw:polygon draw:style-name="gr10" draw:text-style-name="P1" draw:layer="layout" svg:width="0cm" svg:height="0cm" svg:x="3.903cm" svg:y="17.3cm" svg:viewBox="0 0 0 0" draw:points="0,0">
          <text:p/>
        </draw:polygon>
        <draw:polygon draw:style-name="gr9" draw:text-style-name="P7" draw:layer="layout" svg:width="1.113cm" svg:height="0.663cm" svg:x="3.717cm" svg:y="15.378cm" svg:viewBox="0 0 1114 664" draw:points="18,664 1114,31 1097,0 0,634">
          <text:p/>
        </draw:polygon>
        <draw:polygon draw:style-name="gr10" draw:text-style-name="P1" draw:layer="layout" svg:width="0cm" svg:height="0cm" svg:x="3.903cm" svg:y="17.3cm" svg:viewBox="0 0 0 0" draw:points="0,0">
          <text:p/>
        </draw:polygon>
        <draw:path draw:style-name="gr9" draw:text-style-name="P7" draw:layer="layout" svg:width="0.784cm" svg:height="0.182cm" svg:x="3.502cm" svg:y="15.269cm" svg:viewBox="0 0 785 183" svg:d="M785 183c-13-44-47-85-98-118-167-87-422-87-589 0-51 33-85 74-98 118 78-85 229-137 393-137s314 52 392 137z">
          <text:p/>
        </draw:path>
        <draw:polygon draw:style-name="gr10" draw:text-style-name="P1" draw:layer="layout" svg:width="0cm" svg:height="0cm" svg:x="3.903cm" svg:y="17.3cm" svg:viewBox="0 0 0 0" draw:points="0,0">
          <text:p/>
        </draw:polygon>
        <draw:path draw:style-name="gr9" draw:text-style-name="P7" draw:layer="layout" svg:width="0.187cm" svg:height="0.242cm" svg:x="4.578cm" svg:y="18.767cm" svg:viewBox="0 0 188 243" svg:d="M188 67c0-60-42-84-94-54-3 1-6 3-9 5-44 31-79 92-85 147 0 3 0 7 0 11 0 59 43 84 94 54 52-30 94-104 94-163z">
          <text:p/>
        </draw:path>
        <draw:polygon draw:style-name="gr10" draw:text-style-name="P1" draw:layer="layout" svg:width="0cm" svg:height="0cm" svg:x="3.903cm" svg:y="17.3cm" svg:viewBox="0 0 0 0" draw:points="0,0">
          <text:p/>
        </draw:polygon>
        <draw:path draw:style-name="gr9" draw:text-style-name="P7" draw:layer="layout" svg:width="0.188cm" svg:height="0.242cm" svg:x="3.8cm" svg:y="19.216cm" svg:viewBox="0 0 189 243" svg:d="M189 66c0-59-42-83-94-54-3 2-6 4-9 6-45 31-81 92-85 146-1 3-1 7-1 11 0 60 43 85 95 55s94-104 94-164z">
          <text:p/>
        </draw:path>
        <draw:polygon draw:style-name="gr10" draw:text-style-name="P1" draw:layer="layout" svg:width="0cm" svg:height="0cm" svg:x="3.903cm" svg:y="17.3cm" svg:viewBox="0 0 0 0" draw:points="0,0">
          <text:p/>
        </draw:polygon>
        <draw:path draw:style-name="gr9" draw:text-style-name="P7" draw:layer="layout" svg:width="0.188cm" svg:height="0.242cm" svg:x="3.8cm" svg:y="15.951cm" svg:viewBox="0 0 189 243" svg:d="M189 67c0-60-42-84-94-54-3 2-6 4-9 6-45 30-81 92-85 146-1 4-1 7-1 11 0 60 43 84 95 54s94-102 94-163z">
          <text:p/>
        </draw:path>
        <draw:polygon draw:style-name="gr10" draw:text-style-name="P1" draw:layer="layout" svg:width="0cm" svg:height="0cm" svg:x="3.903cm" svg:y="17.3cm" svg:viewBox="0 0 0 0" draw:points="0,0">
          <text:p/>
        </draw:polygon>
        <draw:path draw:style-name="gr9" draw:text-style-name="P7" draw:layer="layout" svg:width="0.187cm" svg:height="0.242cm" svg:x="4.578cm" svg:y="15.502cm" svg:viewBox="0 0 188 243" svg:d="M188 68c0-61-42-85-94-55-3 2-6 4-9 6-44 32-79 92-85 146 0 4 0 8 0 11 0 60 43 84 94 54 52-30 94-102 94-162z">
          <text:p/>
        </draw:path>
        <draw:polygon draw:style-name="gr10" draw:text-style-name="P1" draw:layer="layout" svg:width="0cm" svg:height="0cm" svg:x="3.903cm" svg:y="17.3cm" svg:viewBox="0 0 0 0" draw:points="0,0">
          <text:p/>
        </draw:polygon>
        <draw:polygon draw:style-name="gr9" draw:text-style-name="P7" draw:layer="layout" svg:width="0.742cm" svg:height="0.449cm" svg:x="2.975cm" svg:y="15.592cm" svg:viewBox="0 0 743 450" draw:points="0,31 725,450 743,420 18,0">
          <text:p/>
        </draw:polygon>
        <draw:polygon draw:style-name="gr10" draw:text-style-name="P1" draw:layer="layout" svg:width="0cm" svg:height="0cm" svg:x="3.903cm" svg:y="17.3cm" svg:viewBox="0 0 0 0" draw:points="0,0">
          <text:p/>
        </draw:polygon>
        <draw:path draw:style-name="gr9" draw:text-style-name="P7" draw:layer="layout" svg:width="0.794cm" svg:height="0.211cm" svg:x="3.497cm" svg:y="15.315cm" svg:viewBox="0 0 795 212" svg:d="M795 170c0-11-2-22-5-33-78-85-228-137-392-137s-315 52-393 137c-3 11-5 22-5 33 0 14 3 28 8 42 37-108 201-184 390-184s351 76 389 184c5-14 8-28 8-42z">
          <text:p/>
        </draw:path>
        <draw:polygon draw:style-name="gr10" draw:text-style-name="P1" draw:layer="layout" svg:width="0cm" svg:height="0cm" svg:x="3.903cm" svg:y="17.3cm" svg:viewBox="0 0 0 0" draw:points="0,0">
          <text:p/>
        </draw:polygon>
        <draw:path draw:style-name="gr9" draw:text-style-name="P7" draw:layer="layout" svg:width="0.239cm" svg:height="0.319cm" svg:x="3.205cm" svg:y="16.834cm" svg:viewBox="0 0 240 320" svg:d="M80 1c-17 42-6 108 28 168 35 60 87 104 132 110l-160-278c-16-2-30 0-42 7-51 28-51 118 0 202 48 85 126 130 175 102 12-7 21-18 27-33z">
          <text:p/>
        </draw:path>
        <draw:polygon draw:style-name="gr10" draw:text-style-name="P1" draw:layer="layout" svg:width="0cm" svg:height="0cm" svg:x="3.903cm" svg:y="17.3cm" svg:viewBox="0 0 0 0" draw:points="0,0">
          <text:p/>
        </draw:polygon>
        <draw:path draw:style-name="gr9" draw:text-style-name="P7" draw:layer="layout" svg:width="0.239cm" svg:height="0.32cm" svg:x="3.205cm" svg:y="18.008cm" svg:viewBox="0 0 240 321" svg:d="M80 1c-16-2-30 1-42 8-51 29-51 119 0 203 48 84 126 130 175 101 12-7 21-18 27-33-45-6-97-49-132-109-34-60-45-126-28-170z">
          <text:p/>
        </draw:path>
        <draw:polygon draw:style-name="gr10" draw:text-style-name="P1" draw:layer="layout" svg:width="0cm" svg:height="0cm" svg:x="3.903cm" svg:y="17.3cm" svg:viewBox="0 0 0 0" draw:points="0,0">
          <text:p/>
        </draw:polygon>
        <draw:path draw:style-name="gr9" draw:text-style-name="P7" draw:layer="layout" svg:width="0.151cm" svg:height="0.196cm" svg:x="3.801cm" svg:y="19.228cm" svg:viewBox="0 0 152 197" svg:d="M152 54c0-23-8-40-22-49-12-7-28-6-45 1-46 31-81 93-85 147 2 18 9 32 21 39 22 13 56 2 84-28 29-30 47-73 47-110z">
          <text:p/>
        </draw:path>
        <draw:polygon draw:style-name="gr10" draw:text-style-name="P1" draw:layer="layout" svg:width="0cm" svg:height="0cm" svg:x="3.903cm" svg:y="17.3cm" svg:viewBox="0 0 0 0" draw:points="0,0">
          <text:p/>
        </draw:polygon>
        <draw:path draw:style-name="gr9" draw:text-style-name="P7" draw:layer="layout" svg:width="0.151cm" svg:height="0.196cm" svg:x="3.801cm" svg:y="15.964cm" svg:viewBox="0 0 152 197" svg:d="M152 55c0-23-8-41-22-50-12-7-28-7-45 1-46 31-81 92-85 146 2 19 9 33 21 40 22 12 56 1 84-29 29-30 47-73 47-108z">
          <text:p/>
        </draw:path>
        <draw:polygon draw:style-name="gr10" draw:text-style-name="P1" draw:layer="layout" svg:width="0cm" svg:height="0cm" svg:x="3.903cm" svg:y="17.3cm" svg:viewBox="0 0 0 0" draw:points="0,0">
          <text:p/>
        </draw:polygon>
        <draw:path draw:style-name="gr9" draw:text-style-name="P7" draw:layer="layout" svg:width="0.152cm" svg:height="0.197cm" svg:x="4.578cm" svg:y="18.779cm" svg:viewBox="0 0 153 198" svg:d="M153 55c0-24-8-41-23-50-12-7-28-6-45 1-44 31-80 92-85 147 2 18 10 32 22 40 23 12 55 1 84-29 28-31 47-74 47-109z">
          <text:p/>
        </draw:path>
        <draw:polygon draw:style-name="gr10" draw:text-style-name="P1" draw:layer="layout" svg:width="0cm" svg:height="0cm" svg:x="3.903cm" svg:y="17.3cm" svg:viewBox="0 0 0 0" draw:points="0,0">
          <text:p/>
        </draw:polygon>
        <draw:path draw:style-name="gr9" draw:text-style-name="P7" draw:layer="layout" svg:width="0.152cm" svg:height="0.196cm" svg:x="4.578cm" svg:y="15.515cm" svg:viewBox="0 0 153 197" svg:d="M153 54c0-23-8-41-23-49-12-7-28-7-45 1-44 31-80 92-85 146 2 19 10 33 22 40 23 13 55 1 84-29 28-30 47-72 47-109z">
          <text:p/>
        </draw:path>
        <draw:polygon draw:style-name="gr10" draw:text-style-name="P1" draw:layer="layout" svg:width="0cm" svg:height="0cm" svg:x="3.903cm" svg:y="17.3cm" svg:viewBox="0 0 0 0" draw:points="0,0">
          <text:p/>
        </draw:polygon>
        <draw:path draw:style-name="gr9" draw:text-style-name="P7" draw:layer="layout" svg:width="0.172cm" svg:height="0.269cm" svg:x="3.282cm" svg:y="16.836cm" svg:viewBox="0 0 173 270" svg:d="M10 0c-19 40-9 106 25 165 35 60 87 102 132 105 4-11 6-26 6-41 0-9-1-19-3-30-27-9-54-35-74-69-19-33-27-70-22-98-22-17-44-28-64-32z">
          <text:p/>
        </draw:path>
        <draw:polygon draw:style-name="gr10" draw:text-style-name="P1" draw:layer="layout" svg:width="0cm" svg:height="0cm" svg:x="3.903cm" svg:y="17.3cm" svg:viewBox="0 0 0 0" draw:points="0,0">
          <text:p/>
        </draw:polygon>
        <draw:path draw:style-name="gr9" draw:text-style-name="P7" draw:layer="layout" svg:width="0.172cm" svg:height="0.269cm" svg:x="3.282cm" svg:y="18.01cm" svg:viewBox="0 0 173 270" svg:d="M10 0c-19 40-9 105 25 166 35 59 87 101 132 104 4-12 6-25 6-40 0-10-1-20-3-30-27-9-54-35-74-70-19-33-27-70-22-99-22-16-44-27-64-31z">
          <text:p/>
        </draw:path>
        <draw:polygon draw:style-name="gr10" draw:text-style-name="P1" draw:layer="layout" svg:width="0cm" svg:height="0cm" svg:x="3.903cm" svg:y="17.3cm" svg:viewBox="0 0 0 0" draw:points="0,0">
          <text:p/>
        </draw:polygon>
        <draw:path draw:style-name="gr9" draw:text-style-name="P7" draw:layer="layout" svg:width="0.124cm" svg:height="0.16cm" svg:x="3.443cm" svg:y="19.134cm" svg:viewBox="0 0 125 161" svg:d="M125 117c0-4 0-8-1-12-4-33-25-69-51-90-3-2-7-4-11-6-34-20-62-4-62 36s28 88 62 108c35 19 63 3 63-36z">
          <text:p/>
        </draw:path>
        <draw:polygon draw:style-name="gr10" draw:text-style-name="P1" draw:layer="layout" svg:width="0cm" svg:height="0cm" svg:x="3.903cm" svg:y="17.3cm" svg:viewBox="0 0 0 0" draw:points="0,0">
          <text:p/>
        </draw:polygon>
        <draw:path draw:style-name="gr9" draw:text-style-name="P7" draw:layer="layout" svg:width="0.123cm" svg:height="0.16cm" svg:x="3.108cm" svg:y="18.94cm" svg:viewBox="0 0 124 161" svg:d="M124 117c0-4 0-8-1-11-4-34-25-71-51-91-3-2-6-4-10-6-35-20-62-4-62 36s27 88 62 108c35 19 62 3 62-36z">
          <text:p/>
        </draw:path>
        <draw:polygon draw:style-name="gr10" draw:text-style-name="P1" draw:layer="layout" svg:width="0cm" svg:height="0cm" svg:x="3.903cm" svg:y="17.3cm" svg:viewBox="0 0 0 0" draw:points="0,0">
          <text:p/>
        </draw:polygon>
        <draw:path draw:style-name="gr9" draw:text-style-name="P7" draw:layer="layout" svg:width="0.124cm" svg:height="0.16cm" svg:x="3.443cm" svg:y="16.074cm" svg:viewBox="0 0 125 161" svg:d="M125 117c0-3 0-7-1-11-4-33-25-70-51-90-3-3-7-5-11-7-34-20-62-4-62 36s28 88 62 108c35 20 63 4 63-36z">
          <text:p/>
        </draw:path>
        <draw:polygon draw:style-name="gr10" draw:text-style-name="P1" draw:layer="layout" svg:width="0cm" svg:height="0cm" svg:x="3.903cm" svg:y="17.3cm" svg:viewBox="0 0 0 0" draw:points="0,0">
          <text:p/>
        </draw:polygon>
        <draw:path draw:style-name="gr9" draw:text-style-name="P7" draw:layer="layout" svg:width="0.123cm" svg:height="0.16cm" svg:x="3.108cm" svg:y="15.88cm" svg:viewBox="0 0 124 161" svg:d="M124 116c0-3 0-7-1-11-4-34-25-70-51-90-3-3-6-5-10-7-35-19-62-3-62 36s27 88 62 108 62 4 62-36z">
          <text:p/>
        </draw:path>
        <draw:polygon draw:style-name="gr10" draw:text-style-name="P1" draw:layer="layout" svg:width="0cm" svg:height="0cm" svg:x="3.903cm" svg:y="17.3cm" svg:viewBox="0 0 0 0" draw:points="0,0">
          <text:p/>
        </draw:polygon>
        <draw:path draw:style-name="gr9" draw:text-style-name="P7" draw:layer="layout" svg:width="0.187cm" svg:height="0.242cm" svg:x="4.578cm" svg:y="15.502cm" svg:viewBox="0 0 188 243" svg:d="M0 165c2 19 11 33 23 40 22 13 54 1 83-29 28-30 47-72 47-108 0-23-8-42-23-50-12-7-28-7-45 1 3-2 6-4 9-6 52-30 94-6 94 55 0 60-42 132-94 162-51 30-94 6-94-54 0-3 0-7 0-11z">
          <text:p/>
        </draw:path>
        <draw:polygon draw:style-name="gr10" draw:text-style-name="P1" draw:layer="layout" svg:width="0cm" svg:height="0cm" svg:x="3.903cm" svg:y="17.3cm" svg:viewBox="0 0 0 0" draw:points="0,0">
          <text:p/>
        </draw:polygon>
        <draw:path draw:style-name="gr9" draw:text-style-name="P7" draw:layer="layout" svg:width="0.187cm" svg:height="0.242cm" svg:x="4.578cm" svg:y="18.767cm" svg:viewBox="0 0 188 243" svg:d="M0 165c2 18 11 32 23 40 22 12 54 1 83-29 28-31 47-74 47-109 0-24-8-41-23-50-12-7-28-6-45 1 3-2 6-4 9-5 52-30 94-6 94 54 0 59-42 133-94 163-51 30-94 5-94-54 0-4 0-8 0-11z">
          <text:p/>
        </draw:path>
        <draw:polygon draw:style-name="gr10" draw:text-style-name="P1" draw:layer="layout" svg:width="0cm" svg:height="0cm" svg:x="3.903cm" svg:y="17.3cm" svg:viewBox="0 0 0 0" draw:points="0,0">
          <text:p/>
        </draw:polygon>
        <draw:path draw:style-name="gr9" draw:text-style-name="P7" draw:layer="layout" svg:width="0.188cm" svg:height="0.242cm" svg:x="3.8cm" svg:y="19.216cm" svg:viewBox="0 0 189 243" svg:d="M1 164c2 18 9 33 21 40 23 13 56 2 84-29 29-30 47-73 47-109 0-23-8-40-22-49-12-7-28-6-45 1 3-2 6-4 9-6 52-29 94-5 94 54 0 60-42 134-94 164s-95 5-95-55c0-4 0-8 1-11z">
          <text:p/>
        </draw:path>
        <draw:polygon draw:style-name="gr10" draw:text-style-name="P1" draw:layer="layout" svg:width="0cm" svg:height="0cm" svg:x="3.903cm" svg:y="17.3cm" svg:viewBox="0 0 0 0" draw:points="0,0">
          <text:p/>
        </draw:polygon>
        <draw:path draw:style-name="gr9" draw:text-style-name="P7" draw:layer="layout" svg:width="0.188cm" svg:height="0.242cm" svg:x="3.8cm" svg:y="15.951cm" svg:viewBox="0 0 189 243" svg:d="M1 165c2 19 9 33 21 40 23 12 56 1 84-29 29-30 47-73 47-109 0-23-8-41-22-49-12-7-28-7-45 1 3-2 6-4 9-6 52-30 94-6 94 54 0 61-42 133-94 163s-95 6-95-54c0-4 0-7 1-11z">
          <text:p/>
        </draw:path>
        <draw:polygon draw:style-name="gr10" draw:text-style-name="P1" draw:layer="layout" svg:width="0cm" svg:height="0cm" svg:x="3.903cm" svg:y="17.3cm" svg:viewBox="0 0 0 0" draw:points="0,0">
          <text:p/>
        </draw:polygon>
        <draw:path draw:style-name="gr9" draw:text-style-name="P7" draw:layer="layout" svg:width="0.124cm" svg:height="0.16cm" svg:x="3.443cm" svg:y="19.134cm" svg:viewBox="0 0 125 161" svg:d="M73 15c-3-2-7-4-11-6-34-20-62-4-62 36s28 88 62 108c35 19 63 3 63-36 0-4 0-8-1-12-1 10-6 16-12 20-17 10-45-6-63-36s-18-62 0-73c6-4 15-4 24-1z">
          <text:p/>
        </draw:path>
        <draw:polygon draw:style-name="gr10" draw:text-style-name="P1" draw:layer="layout" svg:width="0cm" svg:height="0cm" svg:x="3.903cm" svg:y="17.3cm" svg:viewBox="0 0 0 0" draw:points="0,0">
          <text:p/>
        </draw:polygon>
        <draw:path draw:style-name="gr9" draw:text-style-name="P7" draw:layer="layout" svg:width="0.124cm" svg:height="0.16cm" svg:x="3.443cm" svg:y="16.074cm" svg:viewBox="0 0 125 161" svg:d="M73 16c-3-3-7-5-11-7-34-20-62-4-62 36s28 88 62 108c35 20 63 4 63-36 0-3 0-7-1-11-1 9-6 16-12 19-17 10-45-6-63-36s-18-63 0-73c6-3 15-4 24 0z">
          <text:p/>
        </draw:path>
        <draw:polygon draw:style-name="gr10" draw:text-style-name="P1" draw:layer="layout" svg:width="0cm" svg:height="0cm" svg:x="3.903cm" svg:y="17.3cm" svg:viewBox="0 0 0 0" draw:points="0,0">
          <text:p/>
        </draw:polygon>
        <draw:path draw:style-name="gr9" draw:text-style-name="P7" draw:layer="layout" svg:width="0.123cm" svg:height="0.16cm" svg:x="3.108cm" svg:y="18.94cm" svg:viewBox="0 0 124 161" svg:d="M72 15c-3-2-6-4-10-6-35-20-62-4-62 36s27 88 62 108c35 19 62 3 62-36 0-4 0-8-1-11-1 9-5 16-12 19-17 10-45-6-62-36-17-31-17-63 0-73 6-4 14-4 23-1z">
          <text:p/>
        </draw:path>
        <draw:polygon draw:style-name="gr10" draw:text-style-name="P1" draw:layer="layout" svg:width="0cm" svg:height="0cm" svg:x="3.903cm" svg:y="17.3cm" svg:viewBox="0 0 0 0" draw:points="0,0">
          <text:p/>
        </draw:polygon>
        <draw:path draw:style-name="gr9" draw:text-style-name="P7" draw:layer="layout" svg:width="0.123cm" svg:height="0.16cm" svg:x="3.108cm" svg:y="15.88cm" svg:viewBox="0 0 124 161" svg:d="M72 15c-3-3-6-5-10-7-35-19-62-3-62 36s27 88 62 108 62 4 62-36c0-3 0-7-1-11-1 9-5 16-12 20-17 10-45-7-62-37s-17-63 0-73c6-3 14-3 23 0z">
          <text:p/>
        </draw:path>
        <draw:polygon draw:style-name="gr10" draw:text-style-name="P1" draw:layer="layout" svg:width="0cm" svg:height="0cm" svg:x="3.903cm" svg:y="17.3cm" svg:viewBox="0 0 0 0" draw:points="0,0">
          <text:p/>
        </draw:polygon>
        <draw:path draw:style-name="gr9" draw:text-style-name="P7" draw:layer="layout" svg:width="0.087cm" svg:height="0.114cm" svg:x="3.143cm" svg:y="18.953cm" svg:viewBox="0 0 88 115" svg:d="M76 112c7-3 11-10 12-19-4-34-25-71-51-91-10-3-18-3-24 1-17 10-17 43 0 73s46 46 63 36z">
          <text:p/>
        </draw:path>
        <draw:polygon draw:style-name="gr10" draw:text-style-name="P1" draw:layer="layout" svg:width="0cm" svg:height="0cm" svg:x="3.903cm" svg:y="17.3cm" svg:viewBox="0 0 0 0" draw:points="0,0">
          <text:p/>
        </draw:polygon>
        <draw:path draw:style-name="gr9" draw:text-style-name="P7" draw:layer="layout" svg:width="0.087cm" svg:height="0.114cm" svg:x="3.143cm" svg:y="15.893cm" svg:viewBox="0 0 88 115" svg:d="M76 112c7-4 11-11 12-20-4-33-25-69-51-90-10-3-18-3-24 0-17 11-17 44 0 74 17 29 46 46 63 36z">
          <text:p/>
        </draw:path>
        <draw:polygon draw:style-name="gr10" draw:text-style-name="P1" draw:layer="layout" svg:width="0cm" svg:height="0cm" svg:x="3.903cm" svg:y="17.3cm" svg:viewBox="0 0 0 0" draw:points="0,0">
          <text:p/>
        </draw:polygon>
        <draw:path draw:style-name="gr9" draw:text-style-name="P7" draw:layer="layout" svg:width="0.088cm" svg:height="0.114cm" svg:x="3.479cm" svg:y="16.086cm" svg:viewBox="0 0 89 115" svg:d="M77 112c6-3 11-10 12-19-4-33-25-70-52-90-9-4-17-3-23 0-19 10-19 44 0 73 17 30 46 46 63 36z">
          <text:p/>
        </draw:path>
        <draw:polygon draw:style-name="gr10" draw:text-style-name="P1" draw:layer="layout" svg:width="0cm" svg:height="0cm" svg:x="3.903cm" svg:y="17.3cm" svg:viewBox="0 0 0 0" draw:points="0,0">
          <text:p/>
        </draw:polygon>
        <draw:path draw:style-name="gr9" draw:text-style-name="P7" draw:layer="layout" svg:width="0.088cm" svg:height="0.114cm" svg:x="3.479cm" svg:y="19.147cm" svg:viewBox="0 0 89 115" svg:d="M77 112c6-4 11-10 12-20-4-34-25-70-52-90-9-3-17-3-23 1-19 10-19 42 0 73 17 30 46 46 63 36z">
          <text:p/>
        </draw:path>
        <draw:polygon draw:style-name="gr10" draw:text-style-name="P1" draw:layer="layout" svg:width="0cm" svg:height="0cm" svg:x="3.903cm" svg:y="17.3cm" svg:viewBox="0 0 0 0" draw:points="0,0">
          <text:p/>
        </draw:polygon>
        <draw:path draw:style-name="gr9" draw:text-style-name="P7" draw:layer="layout" svg:width="0.794cm" svg:height="0.233cm" svg:x="3.497cm" svg:y="15.251cm" svg:viewBox="0 0 795 234" svg:d="M0 230c0 2 0 3 0 4 0-11 2-22 5-33 13-44 46-84 98-117 5-2 9-5 14-8 155-90 407-90 562 0 4 3 9 6 13 8 51 33 85 73 98 117 3 11 5 22 5 33 0-1 0-2 0-4 0-126-178-230-397-230-220 0-398 104-398 230z">
          <text:p/>
        </draw:path>
        <draw:polygon draw:style-name="gr10" draw:text-style-name="P1" draw:layer="layout" svg:width="0cm" svg:height="0cm" svg:x="3.903cm" svg:y="17.3cm" svg:viewBox="0 0 0 0" draw:points="0,0">
          <text:p/>
        </draw:polygon>
        <draw:path draw:style-name="gr9" draw:text-style-name="P7" draw:layer="layout" svg:width="0.097cm" svg:height="0.167cm" svg:x="3.352cm" svg:y="16.868cm" svg:viewBox="0 0 98 168" svg:d="M1 0c-5 28 3 65 22 99 21 34 48 60 75 69-9-62-48-129-97-168z">
          <text:p/>
        </draw:path>
        <draw:polygon draw:style-name="gr10" draw:text-style-name="P1" draw:layer="layout" svg:width="0cm" svg:height="0cm" svg:x="3.903cm" svg:y="17.3cm" svg:viewBox="0 0 0 0" draw:points="0,0">
          <text:p/>
        </draw:polygon>
        <draw:path draw:style-name="gr9" draw:text-style-name="P7" draw:layer="layout" svg:width="0.097cm" svg:height="0.168cm" svg:x="3.352cm" svg:y="18.041cm" svg:viewBox="0 0 98 169" svg:d="M1 0c-5 29 3 66 22 100 21 34 48 60 75 69-9-62-48-129-97-169z">
          <text:p/>
        </draw:path>
        <draw:polygon draw:style-name="gr10" draw:text-style-name="P1" draw:layer="layout" svg:width="0cm" svg:height="0cm" svg:x="3.903cm" svg:y="17.3cm" svg:viewBox="0 0 0 0" draw:points="0,0">
          <text:p/>
        </draw:polygon>
        <draw:path draw:style-name="gr9" draw:text-style-name="P7" draw:layer="layout" svg:width="0.589cm" svg:height="0.075cm" svg:x="3.599cm" svg:y="15.259cm" svg:viewBox="0 0 590 76" svg:d="M590 76c-4-2-9-5-13-8-155-91-408-91-563 0-5 3-9 6-14 8 167-89 423-89 590 0z">
          <text:p/>
        </draw:path>
        <draw:polygon draw:style-name="gr10" draw:text-style-name="P1" draw:layer="layout" svg:width="0cm" svg:height="0cm" svg:x="3.903cm" svg:y="17.3cm" svg:viewBox="0 0 0 0" draw:points="0,0">
          <text:p/>
        </draw:polygon>
        <draw:path draw:style-name="gr9" draw:text-style-name="P7" draw:layer="layout" svg:width="0.171cm" svg:height="0.277cm" svg:x="3.276cm" svg:y="16.835cm" svg:viewBox="0 0 172 278" svg:d="M15 1c-2-1-4-1-7-1-17 42-6 108 28 168 36 61 88 104 133 110 1-2 2-4 3-7-45-3-97-44-131-105-35-59-45-125-26-165z">
          <text:p/>
        </draw:path>
        <draw:polygon draw:style-name="gr10" draw:text-style-name="P1" draw:layer="layout" svg:width="0cm" svg:height="0cm" svg:x="3.903cm" svg:y="17.3cm" svg:viewBox="0 0 0 0" draw:points="0,0">
          <text:p/>
        </draw:polygon>
        <draw:polygon draw:style-name="gr9" draw:text-style-name="P7" draw:layer="layout" svg:width="0.036cm" svg:height="0.03cm" svg:x="3.699cm" svg:y="16.011cm" svg:viewBox="0 0 37 31" draw:points="0,31 37,31 18,0">
          <text:p/>
        </draw:polygon>
        <draw:polygon draw:style-name="gr10" draw:text-style-name="P1" draw:layer="layout" svg:width="0cm" svg:height="0cm" svg:x="3.903cm" svg:y="17.3cm" svg:viewBox="0 0 0 0" draw:points="0,0">
          <text:p/>
        </draw:polygon>
        <draw:polygon draw:style-name="gr9" draw:text-style-name="P7" draw:layer="layout" svg:width="0.036cm" svg:height="0.01cm" svg:x="3.699cm" svg:y="19.551cm" svg:viewBox="0 0 37 11" draw:points="18,11 37,0 0,0">
          <text:p/>
        </draw:polygon>
        <draw:polygon draw:style-name="gr10" draw:text-style-name="P1" draw:layer="layout" svg:width="0cm" svg:height="0cm" svg:x="3.903cm" svg:y="17.3cm" svg:viewBox="0 0 0 0" draw:points="0,0">
          <text:p/>
        </draw:polygon>
        <draw:polygon draw:style-name="gr9" draw:text-style-name="P7" draw:layer="layout" svg:width="0.017cm" svg:height="0.031cm" svg:x="4.813cm" svg:y="15.378cm" svg:viewBox="0 0 18 32" draw:points="18,32 18,10 0,0">
          <text:p/>
        </draw:polygon>
        <draw:polygon draw:style-name="gr10" draw:text-style-name="P1" draw:layer="layout" svg:width="0cm" svg:height="0cm" svg:x="3.903cm" svg:y="17.3cm" svg:viewBox="0 0 0 0" draw:points="0,0">
          <text:p/>
        </draw:polygon>
        <draw:polygon draw:style-name="gr9" draw:text-style-name="P7" draw:layer="layout" svg:width="0.018cm" svg:height="0.031cm" svg:x="2.975cm" svg:y="15.592cm" svg:viewBox="0 0 19 32" draw:points="0,11 0,32 19,0">
          <text:p/>
        </draw:polygon>
        <draw:polygon draw:style-name="gr10" draw:text-style-name="P1" draw:layer="layout" svg:width="0cm" svg:height="0cm" svg:x="3.903cm" svg:y="17.3cm" svg:viewBox="0 0 0 0" draw:points="0,0">
          <text:p/>
        </draw:polygon>
        <draw:path draw:style-name="gr11" draw:text-style-name="P1" draw:layer="layout" svg:width="0.778cm" svg:height="0.183cm" svg:x="3.505cm" svg:y="15.343cm" svg:viewBox="0 0 779 184" svg:d="M0 184c37-108 200-184 389-184s351 76 390 184">
          <text:p/>
        </draw:path>
        <draw:path draw:style-name="gr11" draw:text-style-name="P1" draw:layer="layout" svg:width="0.097cm" svg:height="0.168cm" svg:x="3.352cm" svg:y="18.041cm" svg:viewBox="0 0 98 169" svg:d="M1 0c-5 29 3 66 22 100 21 34 48 60 75 69">
          <text:p/>
        </draw:path>
        <draw:path draw:style-name="gr11" draw:text-style-name="P1" draw:layer="layout" svg:width="0.097cm" svg:height="0.167cm" svg:x="3.352cm" svg:y="16.868cm" svg:viewBox="0 0 98 168" svg:d="M1 0c-5 28 3 65 22 99 21 34 48 60 75 69">
          <text:p/>
        </draw:path>
        <draw:path draw:style-name="gr11" draw:text-style-name="P1" draw:layer="layout" svg:width="0.784cm" svg:height="0.136cm" svg:x="3.502cm" svg:y="15.315cm" svg:viewBox="0 0 785 137" svg:d="M785 137c-78-84-228-137-392-137s-315 53-393 137">
          <text:p/>
        </draw:path>
        <draw:path draw:style-name="gr11" draw:text-style-name="P1" draw:layer="layout" svg:width="0.166cm" svg:height="0.269cm" svg:x="3.282cm" svg:y="18.01cm" svg:viewBox="0 0 167 270" svg:d="M10 0c-19 40-9 105 25 166 34 59 87 101 132 104">
          <text:p/>
        </draw:path>
        <draw:path draw:style-name="gr11" draw:text-style-name="P1" draw:layer="layout" svg:width="0.166cm" svg:height="0.269cm" svg:x="3.282cm" svg:y="16.836cm" svg:viewBox="0 0 167 270" svg:d="M10 0c-19 40-9 106 25 165 34 60 87 102 132 105">
          <text:p/>
        </draw:path>
        <draw:path draw:style-name="gr11" draw:text-style-name="P1" draw:layer="layout" svg:width="0.168cm" svg:height="0.278cm" svg:x="3.276cm" svg:y="18.008cm" svg:viewBox="0 0 169 279" svg:d="M8 0c-18 43-6 109 28 170 35 60 87 103 133 109">
          <text:p/>
        </draw:path>
        <draw:path draw:style-name="gr11" draw:text-style-name="P1" draw:layer="layout" svg:width="0.168cm" svg:height="0.277cm" svg:x="3.276cm" svg:y="16.835cm" svg:viewBox="0 0 169 278" svg:d="M8 0c-18 42-6 108 28 168 35 61 87 104 133 110">
          <text:p/>
        </draw:path>
        <draw:path draw:style-name="gr11" draw:text-style-name="P1" draw:layer="layout" svg:width="0.589cm" svg:height="0.065cm" svg:x="3.599cm" svg:y="15.269cm" svg:viewBox="0 0 590 66" svg:d="M590 66c-167-88-423-88-590 0">
          <text:p/>
        </draw:path>
        <draw:path draw:style-name="gr11" draw:text-style-name="P1" draw:layer="layout" svg:width="0.211cm" svg:height="0.231cm" svg:x="3.242cm" svg:y="18.008cm" svg:viewBox="0 0 212 232" svg:d="M212 232c0-58-30-128-77-177-46-49-99-68-135-47">
          <text:p/>
        </draw:path>
        <draw:path draw:style-name="gr11" draw:text-style-name="P1" draw:layer="layout" svg:width="0.212cm" svg:height="0.311cm" svg:x="3.205cm" svg:y="18.016cm" svg:viewBox="0 0 213 312" svg:d="M37 0c-49 28-49 118 0 203 49 84 127 129 176 101">
          <text:p/>
        </draw:path>
        <draw:path draw:style-name="gr11" draw:text-style-name="P1" draw:layer="layout" svg:width="0.036cm" svg:height="0.08cm" svg:x="3.417cm" svg:y="18.239cm" svg:viewBox="0 0 37 81" svg:d="M0 81c24-14 37-43 37-81">
          <text:p/>
        </draw:path>
        <draw:path draw:style-name="gr11" draw:text-style-name="P1" draw:layer="layout" svg:width="0.211cm" svg:height="0.231cm" svg:x="3.242cm" svg:y="16.834cm" svg:viewBox="0 0 212 232" svg:d="M212 232c0-58-30-128-77-177-46-49-99-67-135-47">
          <text:p/>
        </draw:path>
        <draw:path draw:style-name="gr11" draw:text-style-name="P1" draw:layer="layout" svg:width="0.212cm" svg:height="0.311cm" svg:x="3.205cm" svg:y="16.842cm" svg:viewBox="0 0 213 312" svg:d="M37 0c-49 28-49 119 0 203s127 129 176 101">
          <text:p/>
        </draw:path>
        <draw:path draw:style-name="gr11" draw:text-style-name="P1" draw:layer="layout" svg:width="0.036cm" svg:height="0.08cm" svg:x="3.417cm" svg:y="17.065cm" svg:viewBox="0 0 37 81" svg:d="M0 81c24-13 37-42 37-81">
          <text:p/>
        </draw:path>
        <draw:path draw:style-name="gr11" draw:text-style-name="P1" draw:layer="layout" svg:width="0.116cm" svg:height="0.158cm" svg:x="4.175cm" svg:y="15.326cm" svg:viewBox="0 0 117 159" svg:d="M117 159c-2-59-43-117-117-159">
          <text:p/>
        </draw:path>
        <draw:path draw:style-name="gr11" draw:text-style-name="P1" draw:layer="layout" svg:width="0.562cm" svg:height="0.067cm" svg:x="3.613cm" svg:y="15.259cm" svg:viewBox="0 0 563 68" svg:d="M563 68c-155-91-407-91-563 0">
          <text:p/>
        </draw:path>
        <draw:path draw:style-name="gr11" draw:text-style-name="P1" draw:layer="layout" svg:width="0.116cm" svg:height="0.158cm" svg:x="3.497cm" svg:y="15.326cm" svg:viewBox="0 0 117 159" svg:d="M117 0c-73 42-116 100-117 159">
          <text:p/>
        </draw:path>
        <draw:line draw:style-name="gr11" draw:text-style-name="P1" draw:layer="layout" svg:x1="3.699cm" svg:y1="19.551cm" svg:x2="3.699cm" svg:y2="16.041cm">
          <text:p/>
        </draw:line>
        <draw:line draw:style-name="gr11" draw:text-style-name="P1" draw:layer="layout" svg:x1="2.975cm" svg:y1="19.133cm" svg:x2="3.7cm" svg:y2="19.552cm">
          <text:p/>
        </draw:line>
        <draw:line draw:style-name="gr11" draw:text-style-name="P1" draw:layer="layout" svg:x1="2.975cm" svg:y1="15.623cm" svg:x2="3.7cm" svg:y2="16.042cm">
          <text:p/>
        </draw:line>
        <draw:line draw:style-name="gr11" draw:text-style-name="P1" draw:layer="layout" svg:x1="2.975cm" svg:y1="19.133cm" svg:x2="2.975cm" svg:y2="15.623cm">
          <text:p/>
        </draw:line>
        <draw:path draw:style-name="gr11" draw:text-style-name="P1" draw:layer="layout" svg:width="0.062cm" svg:height="0.107cm" svg:x="3.169cm" svg:y="18.949cm" svg:viewBox="0 0 63 108" svg:d="M63 108c0-39-27-88-63-108">
          <text:p/>
        </draw:path>
        <draw:path draw:style-name="gr11" draw:text-style-name="P1" draw:layer="layout" svg:width="0.123cm" svg:height="0.16cm" svg:x="3.108cm" svg:y="18.94cm" svg:viewBox="0 0 124 161" svg:d="M62 9c-35-20-62-4-62 36s27 88 62 108c35 19 62 3 62-36">
          <text:p/>
        </draw:path>
        <draw:path draw:style-name="gr11" draw:text-style-name="P1" draw:layer="layout" svg:width="0.062cm" svg:height="0.107cm" svg:x="3.505cm" svg:y="19.143cm" svg:viewBox="0 0 63 108" svg:d="M63 108c0-40-28-89-63-108">
          <text:p/>
        </draw:path>
        <draw:path draw:style-name="gr11" draw:text-style-name="P1" draw:layer="layout" svg:width="0.124cm" svg:height="0.16cm" svg:x="3.443cm" svg:y="19.134cm" svg:viewBox="0 0 125 161" svg:d="M62 9c-34-20-62-4-62 36s28 88 62 108c35 19 63 3 63-36">
          <text:p/>
        </draw:path>
        <draw:path draw:style-name="gr11" draw:text-style-name="P1" draw:layer="layout" svg:width="0.062cm" svg:height="0.107cm" svg:x="3.505cm" svg:y="16.082cm" svg:viewBox="0 0 63 108" svg:d="M63 108c0-39-28-88-63-108">
          <text:p/>
        </draw:path>
        <draw:path draw:style-name="gr11" draw:text-style-name="P1" draw:layer="layout" svg:width="0.124cm" svg:height="0.16cm" svg:x="3.443cm" svg:y="16.074cm" svg:viewBox="0 0 125 161" svg:d="M62 9c-34-20-62-4-62 36s28 88 62 108c35 20 63 4 63-36">
          <text:p/>
        </draw:path>
        <draw:path draw:style-name="gr11" draw:text-style-name="P1" draw:layer="layout" svg:width="0.062cm" svg:height="0.107cm" svg:x="3.169cm" svg:y="15.888cm" svg:viewBox="0 0 63 108" svg:d="M63 108c0-39-27-87-63-108">
          <text:p/>
        </draw:path>
        <draw:path draw:style-name="gr11" draw:text-style-name="P1" draw:layer="layout" svg:width="0.123cm" svg:height="0.16cm" svg:x="3.108cm" svg:y="15.88cm" svg:viewBox="0 0 124 161" svg:d="M62 8c-35-19-62-3-62 36s27 88 62 108 62 4 62-36">
          <text:p/>
        </draw:path>
        <draw:path draw:style-name="gr11" draw:text-style-name="P1" draw:layer="layout" svg:width="0.678cm" svg:height="0.23cm" svg:x="3.613cm" svg:y="15.48cm" svg:viewBox="0 0 679 231" svg:d="M0 162c114 67 285 87 434 51 148-36 245-120 245-213">
          <text:p/>
        </draw:path>
        <draw:path draw:style-name="gr11" draw:text-style-name="P1" draw:layer="layout" svg:width="0.794cm" svg:height="0.229cm" svg:x="3.497cm" svg:y="15.251cm" svg:viewBox="0 0 795 230" svg:d="M795 230c0-127-178-230-397-230-220 0-398 103-398 230">
          <text:p/>
        </draw:path>
        <draw:path draw:style-name="gr11" draw:text-style-name="P1" draw:layer="layout" svg:width="0.116cm" svg:height="0.162cm" svg:x="3.497cm" svg:y="15.48cm" svg:viewBox="0 0 117 163" svg:d="M0 0c0 61 41 119 117 163">
          <text:p/>
        </draw:path>
        <draw:line draw:style-name="gr11" draw:text-style-name="P1" draw:layer="layout" svg:x1="3.735cm" svg:y1="19.551cm" svg:x2="3.699cm" svg:y2="19.551cm">
          <text:p/>
        </draw:line>
        <draw:line draw:style-name="gr11" draw:text-style-name="P1" draw:layer="layout" svg:x1="3.699cm" svg:y1="16.041cm" svg:x2="3.735cm" svg:y2="16.041cm">
          <text:p/>
        </draw:line>
        <draw:line draw:style-name="gr11" draw:text-style-name="P1" draw:layer="layout" svg:x1="3.735cm" svg:y1="19.551cm" svg:x2="3.735cm" svg:y2="16.041cm">
          <text:p/>
        </draw:line>
        <draw:line draw:style-name="gr11" draw:text-style-name="P1" draw:layer="layout" svg:x1="3.718cm" svg:y1="19.562cm" svg:x2="3.699cm" svg:y2="19.551cm">
          <text:p/>
        </draw:line>
        <draw:line draw:style-name="gr11" draw:text-style-name="P1" draw:layer="layout" svg:x1="2.975cm" svg:y1="15.624cm" svg:x2="2.994cm" svg:y2="15.592cm">
          <text:p/>
        </draw:line>
        <draw:line draw:style-name="gr11" draw:text-style-name="P1" draw:layer="layout" svg:x1="3.699cm" svg:y1="16.042cm" svg:x2="3.718cm" svg:y2="16.011cm">
          <text:p/>
        </draw:line>
        <draw:line draw:style-name="gr11" draw:text-style-name="P1" draw:layer="layout" svg:x1="2.993cm" svg:y1="15.592cm" svg:x2="3.718cm" svg:y2="16.012cm">
          <text:p/>
        </draw:line>
        <draw:line draw:style-name="gr11" draw:text-style-name="P1" draw:layer="layout" svg:x1="2.975cm" svg:y1="15.603cm" svg:x2="2.975cm" svg:y2="15.623cm">
          <text:p/>
        </draw:line>
        <draw:path draw:style-name="gr11" draw:text-style-name="P1" draw:layer="layout" svg:width="0.023cm" svg:height="0.004cm" svg:x="3.156cm" svg:y="18.953cm" svg:viewBox="0 0 24 5" svg:d="M24 4c-9-5-18-5-24 1">
          <text:p/>
        </draw:path>
        <draw:path draw:style-name="gr11" draw:text-style-name="P1" draw:layer="layout" svg:width="0.075cm" svg:height="0.111cm" svg:x="3.143cm" svg:y="18.956cm" svg:viewBox="0 0 76 112" svg:d="M13 0c-17 10-17 42 0 72 17 31 46 47 63 37">
          <text:p/>
        </draw:path>
        <draw:path draw:style-name="gr11" draw:text-style-name="P1" draw:layer="layout" svg:width="0.012cm" svg:height="0.019cm" svg:x="3.218cm" svg:y="19.045cm" svg:viewBox="0 0 13 20" svg:d="M0 20c8-3 12-10 13-20">
          <text:p/>
        </draw:path>
        <draw:path draw:style-name="gr11" draw:text-style-name="P1" draw:layer="layout" svg:width="0.023cm" svg:height="0.004cm" svg:x="3.492cm" svg:y="19.147cm" svg:viewBox="0 0 24 5" svg:d="M24 4c-10-5-18-5-24 1">
          <text:p/>
        </draw:path>
        <draw:path draw:style-name="gr11" draw:text-style-name="P1" draw:layer="layout" svg:width="0.075cm" svg:height="0.11cm" svg:x="3.479cm" svg:y="19.15cm" svg:viewBox="0 0 76 111" svg:d="M14 0c-19 10-19 42 0 72 17 30 45 47 62 36">
          <text:p/>
        </draw:path>
        <draw:path draw:style-name="gr11" draw:text-style-name="P1" draw:layer="layout" svg:width="0.012cm" svg:height="0.02cm" svg:x="3.554cm" svg:y="19.238cm" svg:viewBox="0 0 13 21" svg:d="M0 21c7-5 12-11 13-21">
          <text:p/>
        </draw:path>
        <draw:path draw:style-name="gr11" draw:text-style-name="P1" draw:layer="layout" svg:width="0.023cm" svg:height="0.003cm" svg:x="3.492cm" svg:y="16.086cm" svg:viewBox="0 0 24 4" svg:d="M24 4c-10-6-18-5-24 0">
          <text:p/>
        </draw:path>
        <draw:path draw:style-name="gr11" draw:text-style-name="P1" draw:layer="layout" svg:width="0.075cm" svg:height="0.111cm" svg:x="3.479cm" svg:y="16.089cm" svg:viewBox="0 0 76 112" svg:d="M14 0c-19 10-19 43 0 73 17 30 45 46 62 36">
          <text:p/>
        </draw:path>
        <draw:path draw:style-name="gr11" draw:text-style-name="P1" draw:layer="layout" svg:width="0.012cm" svg:height="0.019cm" svg:x="3.554cm" svg:y="16.178cm" svg:viewBox="0 0 13 20" svg:d="M0 20c7-3 12-10 13-20">
          <text:p/>
        </draw:path>
        <draw:path draw:style-name="gr11" draw:text-style-name="P1" draw:layer="layout" svg:width="0.023cm" svg:height="0.003cm" svg:x="3.156cm" svg:y="15.893cm" svg:viewBox="0 0 24 4" svg:d="M24 4c-9-5-18-5-24 0">
          <text:p/>
        </draw:path>
        <draw:path draw:style-name="gr11" draw:text-style-name="P1" draw:layer="layout" svg:width="0.075cm" svg:height="0.112cm" svg:x="3.143cm" svg:y="15.895cm" svg:viewBox="0 0 76 113" svg:d="M13 0c-17 10-17 44 0 74 17 29 46 46 63 36">
          <text:p/>
        </draw:path>
        <draw:path draw:style-name="gr11" draw:text-style-name="P1" draw:layer="layout" svg:width="0.012cm" svg:height="0.02cm" svg:x="3.218cm" svg:y="15.984cm" svg:viewBox="0 0 13 21" svg:d="M0 21c8-4 12-11 13-21">
          <text:p/>
        </draw:path>
        <draw:path draw:style-name="gr11" draw:text-style-name="P1" draw:layer="layout" svg:width="0.894cm" svg:height="0.517cm" svg:x="3.447cm" svg:y="15.222cm" svg:viewBox="0 0 895 518" svg:d="M895 258c0-142-200-258-448-258-247 0-447 116-447 258M0 258c0 143 200 260 447 260 248 0 448-117 448-260">
          <text:p/>
        </draw:path>
        <draw:line draw:style-name="gr11" draw:text-style-name="P1" draw:layer="layout" svg:x1="3.717cm" svg:y1="19.562cm" svg:x2="3.736cm" svg:y2="19.551cm">
          <text:p/>
        </draw:line>
        <draw:line draw:style-name="gr11" draw:text-style-name="P1" draw:layer="layout" svg:x1="3.736cm" svg:y1="16.042cm" svg:x2="3.717cm" svg:y2="16.011cm">
          <text:p/>
        </draw:line>
        <draw:line draw:style-name="gr11" draw:text-style-name="P1" draw:layer="layout" svg:x1="4.83cm" svg:y1="18.918cm" svg:x2="4.83cm" svg:y2="15.409cm">
          <text:p/>
        </draw:line>
        <draw:line draw:style-name="gr11" draw:text-style-name="P1" draw:layer="layout" svg:x1="3.735cm" svg:y1="19.552cm" svg:x2="4.831cm" svg:y2="18.918cm">
          <text:p/>
        </draw:line>
        <draw:line draw:style-name="gr11" draw:text-style-name="P1" draw:layer="layout" svg:x1="3.735cm" svg:y1="16.042cm" svg:x2="4.831cm" svg:y2="15.409cm">
          <text:p/>
        </draw:line>
        <draw:path draw:style-name="gr11" draw:text-style-name="P1" draw:layer="layout" svg:width="0.094cm" svg:height="0.067cm" svg:x="4.671cm" svg:y="15.502cm" svg:viewBox="0 0 95 68" svg:d="M95 68c0-61-42-85-95-55">
          <text:p/>
        </draw:path>
        <draw:path draw:style-name="gr11" draw:text-style-name="P1" draw:layer="layout" svg:width="0.093cm" svg:height="0.162cm" svg:x="4.578cm" svg:y="15.515cm" svg:viewBox="0 0 94 163" svg:d="M94 0c-51 30-94 102-94 163">
          <text:p/>
        </draw:path>
        <draw:path draw:style-name="gr11" draw:text-style-name="P1" draw:layer="layout" svg:width="0.187cm" svg:height="0.175cm" svg:x="4.578cm" svg:y="15.569cm" svg:viewBox="0 0 188 176" svg:d="M0 109c0 60 43 85 94 54 52-30 94-102 94-163">
          <text:p/>
        </draw:path>
        <draw:path draw:style-name="gr11" draw:text-style-name="P1" draw:layer="layout" svg:width="0.094cm" svg:height="0.067cm" svg:x="4.671cm" svg:y="18.767cm" svg:viewBox="0 0 95 68" svg:d="M95 68c0-61-42-85-95-54">
          <text:p/>
        </draw:path>
        <draw:path draw:style-name="gr11" draw:text-style-name="P1" draw:layer="layout" svg:width="0.093cm" svg:height="0.162cm" svg:x="4.578cm" svg:y="18.78cm" svg:viewBox="0 0 94 163" svg:d="M94 0c-51 29-94 103-94 163">
          <text:p/>
        </draw:path>
        <draw:path draw:style-name="gr11" draw:text-style-name="P1" draw:layer="layout" svg:width="0.187cm" svg:height="0.175cm" svg:x="4.578cm" svg:y="18.834cm" svg:viewBox="0 0 188 176" svg:d="M0 109c0 59 43 84 94 54 52-30 94-103 94-163">
          <text:p/>
        </draw:path>
        <draw:path draw:style-name="gr11" draw:text-style-name="P1" draw:layer="layout" svg:width="0.094cm" svg:height="0.066cm" svg:x="3.894cm" svg:y="19.216cm" svg:viewBox="0 0 95 67" svg:d="M95 67c0-60-43-84-95-55">
          <text:p/>
        </draw:path>
        <draw:path draw:style-name="gr11" draw:text-style-name="P1" draw:layer="layout" svg:width="0.094cm" svg:height="0.163cm" svg:x="3.8cm" svg:y="19.228cm" svg:viewBox="0 0 95 164" svg:d="M95 0c-53 30-95 103-95 164">
          <text:p/>
        </draw:path>
        <draw:path draw:style-name="gr11" draw:text-style-name="P1" draw:layer="layout" svg:width="0.188cm" svg:height="0.176cm" svg:x="3.8cm" svg:y="19.282cm" svg:viewBox="0 0 189 177" svg:d="M0 109c0 60 43 85 95 55s94-104 94-164">
          <text:p/>
        </draw:path>
        <draw:path draw:style-name="gr11" draw:text-style-name="P1" draw:layer="layout" svg:width="0.094cm" svg:height="0.067cm" svg:x="3.894cm" svg:y="15.951cm" svg:viewBox="0 0 95 68" svg:d="M95 68c0-61-43-86-95-55">
          <text:p/>
        </draw:path>
        <draw:path draw:style-name="gr11" draw:text-style-name="P1" draw:layer="layout" svg:width="0.094cm" svg:height="0.162cm" svg:x="3.8cm" svg:y="15.964cm" svg:viewBox="0 0 95 163" svg:d="M95 0c-53 30-95 102-95 163">
          <text:p/>
        </draw:path>
        <draw:path draw:style-name="gr11" draw:text-style-name="P1" draw:layer="layout" svg:width="0.188cm" svg:height="0.175cm" svg:x="3.8cm" svg:y="16.018cm" svg:viewBox="0 0 189 176" svg:d="M0 109c0 60 43 84 95 54s94-103 94-163">
          <text:p/>
        </draw:path>
        <draw:line draw:style-name="gr11" draw:text-style-name="P1" draw:layer="layout" svg:x1="2.975cm" svg:y1="15.604cm" svg:x2="2.994cm" svg:y2="15.592cm">
          <text:p/>
        </draw:line>
        <draw:line draw:style-name="gr11" draw:text-style-name="P1" draw:layer="layout" svg:x1="4.814cm" svg:y1="15.379cm" svg:x2="4.565cm" svg:y2="15.235cm">
          <text:p/>
        </draw:line>
        <draw:line draw:style-name="gr11" draw:text-style-name="P1" draw:layer="layout" svg:x1="3.717cm" svg:y1="16.012cm" svg:x2="4.814cm" svg:y2="15.378cm">
          <text:p/>
        </draw:line>
        <draw:line draw:style-name="gr11" draw:text-style-name="P1" draw:layer="layout" svg:x1="4.566cm" svg:y1="15.235cm" svg:x2="4.548cm" svg:y2="15.247cm">
          <text:p/>
        </draw:line>
        <draw:path draw:style-name="gr11" draw:text-style-name="P1" draw:layer="layout" svg:width="0.243cm" svg:height="0.029cm" svg:x="4.305cm" svg:y="15.246cm" svg:viewBox="0 0 244 30" svg:d="M244 0c-67 39-175 40-244 2">
          <text:p/>
        </draw:path>
        <draw:line draw:style-name="gr11" draw:text-style-name="P1" draw:layer="layout" svg:x1="3.577cm" svg:y1="15.256cm" svg:x2="2.993cm" svg:y2="15.593cm">
          <text:p/>
        </draw:line>
        <draw:path draw:style-name="gr11" draw:text-style-name="P1" draw:layer="layout" svg:width="0.729cm" svg:height="0.089cm" svg:x="3.576cm" svg:y="15.167cm" svg:viewBox="0 0 730 90" svg:d="M730 82c-96-52-228-83-364-82-135 0-271 34-366 90">
          <text:p/>
        </draw:path>
        <draw:path draw:style-name="gr11" draw:text-style-name="P1" draw:layer="layout" svg:width="0.936cm" svg:height="0.54cm" svg:x="3.426cm" svg:y="15.21cm" svg:viewBox="0 0 937 541" svg:d="M937 271c0-150-211-271-469-271s-468 121-468 271M0 271c0 149 210 270 468 270s469-121 469-270">
          <text:p/>
        </draw:path>
        <draw:line draw:style-name="gr11" draw:text-style-name="P1" draw:layer="layout" svg:x1="4.831cm" svg:y1="15.41cm" svg:x2="4.813cm" svg:y2="15.378cm">
          <text:p/>
        </draw:line>
        <draw:line draw:style-name="gr11" draw:text-style-name="P1" draw:layer="layout" svg:x1="4.83cm" svg:y1="15.409cm" svg:x2="4.83cm" svg:y2="15.388cm">
          <text:p/>
        </draw:line>
        <draw:path draw:style-name="gr11" draw:text-style-name="P1" draw:layer="layout" svg:width="0.023cm" svg:height="0.049cm" svg:x="4.707cm" svg:y="15.52cm" svg:viewBox="0 0 24 50" svg:d="M24 50c0-24-8-42-24-50">
          <text:p/>
        </draw:path>
        <draw:path draw:style-name="gr11" draw:text-style-name="P1" draw:layer="layout" svg:width="0.045cm" svg:height="0.006cm" svg:x="4.662cm" svg:y="15.515cm" svg:viewBox="0 0 46 7" svg:d="M46 6c-13-8-29-8-46 1">
          <text:p/>
        </draw:path>
        <draw:path draw:style-name="gr11" draw:text-style-name="P1" draw:layer="layout" svg:width="0.022cm" svg:height="0.04cm" svg:x="4.578cm" svg:y="15.666cm" svg:viewBox="0 0 23 41" svg:d="M0 0c2 19 10 34 23 41">
          <text:p/>
        </draw:path>
        <draw:path draw:style-name="gr11" draw:text-style-name="P1" draw:layer="layout" svg:width="0.13cm" svg:height="0.142cm" svg:x="4.6cm" svg:y="15.569cm" svg:viewBox="0 0 131 143" svg:d="M0 138c22 13 54 1 83-29s48-72 48-109">
          <text:p/>
        </draw:path>
        <draw:path draw:style-name="gr11" draw:text-style-name="P1" draw:layer="layout" svg:width="0.023cm" svg:height="0.05cm" svg:x="4.707cm" svg:y="18.784cm" svg:viewBox="0 0 24 51" svg:d="M24 51c0-24-8-41-24-51">
          <text:p/>
        </draw:path>
        <draw:path draw:style-name="gr11" draw:text-style-name="P1" draw:layer="layout" svg:width="0.045cm" svg:height="0.006cm" svg:x="4.662cm" svg:y="18.779cm" svg:viewBox="0 0 46 7" svg:d="M46 6c-13-8-29-7-46 1">
          <text:p/>
        </draw:path>
        <draw:path draw:style-name="gr11" draw:text-style-name="P1" draw:layer="layout" svg:width="0.022cm" svg:height="0.04cm" svg:x="4.578cm" svg:y="18.931cm" svg:viewBox="0 0 23 41" svg:d="M0 0c2 19 10 33 23 41">
          <text:p/>
        </draw:path>
        <draw:path draw:style-name="gr11" draw:text-style-name="P1" draw:layer="layout" svg:width="0.13cm" svg:height="0.142cm" svg:x="4.6cm" svg:y="18.834cm" svg:viewBox="0 0 131 143" svg:d="M0 138c22 12 54 1 83-30 29-30 48-73 48-108">
          <text:p/>
        </draw:path>
        <draw:path draw:style-name="gr11" draw:text-style-name="P1" draw:layer="layout" svg:width="0.022cm" svg:height="0.049cm" svg:x="3.93cm" svg:y="19.233cm" svg:viewBox="0 0 23 50" svg:d="M23 50c0-24-9-41-23-50">
          <text:p/>
        </draw:path>
        <draw:path draw:style-name="gr11" draw:text-style-name="P1" draw:layer="layout" svg:width="0.045cm" svg:height="0.006cm" svg:x="3.885cm" svg:y="19.228cm" svg:viewBox="0 0 46 7" svg:d="M46 6c-12-9-28-7-46 1">
          <text:p/>
        </draw:path>
        <draw:path draw:style-name="gr11" draw:text-style-name="P1" draw:layer="layout" svg:width="0.021cm" svg:height="0.039cm" svg:x="3.801cm" svg:y="19.38cm" svg:viewBox="0 0 22 40" svg:d="M0 0c2 18 9 33 22 40">
          <text:p/>
        </draw:path>
        <draw:path draw:style-name="gr11" draw:text-style-name="P1" draw:layer="layout" svg:width="0.13cm" svg:height="0.142cm" svg:x="3.822cm" svg:y="19.282cm" svg:viewBox="0 0 131 143" svg:d="M0 138c22 13 55 2 83-28 29-31 48-74 48-110">
          <text:p/>
        </draw:path>
        <draw:path draw:style-name="gr11" draw:text-style-name="P1" draw:layer="layout" svg:width="0.022cm" svg:height="0.049cm" svg:x="3.93cm" svg:y="15.969cm" svg:viewBox="0 0 23 50" svg:d="M23 50c0-24-9-42-23-50">
          <text:p/>
        </draw:path>
        <draw:path draw:style-name="gr11" draw:text-style-name="P1" draw:layer="layout" svg:width="0.045cm" svg:height="0.007cm" svg:x="3.885cm" svg:y="15.964cm" svg:viewBox="0 0 46 8" svg:d="M46 7c-12-9-28-9-46 1">
          <text:p/>
        </draw:path>
        <draw:path draw:style-name="gr11" draw:text-style-name="P1" draw:layer="layout" svg:width="0.021cm" svg:height="0.04cm" svg:x="3.801cm" svg:y="16.115cm" svg:viewBox="0 0 22 41" svg:d="M0 0c2 20 9 34 22 41">
          <text:p/>
        </draw:path>
        <draw:path draw:style-name="gr11" draw:text-style-name="P1" draw:layer="layout" svg:width="0.13cm" svg:height="0.142cm" svg:x="3.822cm" svg:y="16.018cm" svg:viewBox="0 0 131 143" svg:d="M0 138c22 12 55 1 83-30 29-30 48-73 48-108">
          <text:p/>
        </draw:path>
        <draw:line draw:style-name="gr11" draw:text-style-name="P1" draw:layer="layout" svg:x1="4.831cm" svg:y1="15.389cm" svg:x2="4.813cm" svg:y2="15.378cm">
          <text:p/>
        </draw:line>
        <draw:path draw:style-name="gr9" draw:text-style-name="P7" draw:layer="layout" svg:width="2.149cm" svg:height="8.696cm" svg:x="7.461cm" svg:y="6.854cm" svg:viewBox="0 0 2150 8697" svg:d="M256 8697h794 795 255l50-50v-8597l-50-50h-1050 1050v50h-2050v-50h206 794-794c-66 0-118 0-153 0s-53 0-53 0h206c-66 0-118 0-153 0s-53 0-53 0l-50 50v8597l50 50c0 0 18 0 53 0s87 0 153 0z">
          <text:p/>
        </draw:path>
        <draw:polygon draw:style-name="gr10" draw:text-style-name="P1" draw:layer="layout" svg:width="0cm" svg:height="0cm" svg:x="8.535cm" svg:y="11.202cm" svg:viewBox="0 0 0 0" draw:points="0,0">
          <text:p/>
        </draw:polygon>
        <draw:polygon draw:style-name="gr9" draw:text-style-name="P7" draw:layer="layout" svg:width="2.049cm" svg:height="8.596cm" svg:x="7.511cm" svg:y="6.904cm" svg:viewBox="0 0 2050 8597" draw:points="0,8597 2050,8597 2050,8512 2050,8506 2050,8491 2050,8465 2050,8431 2050,8390 2050,8345 2050,8297 2050,8249 2050,8204 2050,8163 2050,8129 2050,8103 2050,8087 2050,8082 2050,514 2050,509 2050,493 2050,467 2050,433 2050,393 2050,347 2050,299 2050,252 2050,206 2050,165 2050,131 2050,106 2050,90 2050,84 2050,0 0,0">
          <text:p/>
        </draw:polygon>
        <draw:polygon draw:style-name="gr10" draw:text-style-name="P1" draw:layer="layout" svg:width="0cm" svg:height="0cm" svg:x="8.535cm" svg:y="11.202cm" svg:viewBox="0 0 0 0" draw:points="0,0">
          <text:p/>
        </draw:polygon>
        <draw:polygon draw:style-name="gr9" draw:text-style-name="P7" draw:layer="layout" svg:width="0.05cm" svg:height="8.596cm" svg:x="9.56cm" svg:y="6.904cm" svg:viewBox="0 0 51 8597" draw:points="51,8597 51,0 0,0 0,84 0,90 0,106 0,131 0,165 0,206 0,252 0,299 0,347 0,393 0,433 0,467 0,493 0,509 0,514 0,8082 0,8087 0,8103 0,8129 0,8163 0,8204 0,8249 0,8297 0,8345 0,8390 0,8431 0,8465 0,8491 0,8506 0,8512 0,8597">
          <text:p/>
        </draw:polygon>
        <draw:polygon draw:style-name="gr10" draw:text-style-name="P1" draw:layer="layout" svg:width="0cm" svg:height="0cm" svg:x="8.535cm" svg:y="11.202cm" svg:viewBox="0 0 0 0" draw:points="0,0">
          <text:p/>
        </draw:polygon>
        <draw:polygon draw:style-name="gr9" draw:text-style-name="P7" draw:layer="layout" svg:width="0.05cm" svg:height="8.596cm" svg:x="7.461cm" svg:y="6.904cm" svg:viewBox="0 0 51 8597" draw:points="0,8597 51,8597 51,0 0,0">
          <text:p/>
        </draw:polygon>
        <draw:path draw:style-name="gr9" draw:text-style-name="P7" draw:layer="layout" svg:width="0.699cm" svg:height="0.7cm" svg:x="8.163cm" svg:y="12.285cm" svg:viewBox="0 0 700 701" svg:d="M700 350c0 193-157 351-351 351-193 0-349-158-349-351s156-350 349-350c194 0 351 157 351 350z">
          <text:p/>
        </draw:path>
        <draw:polygon draw:style-name="gr10" draw:text-style-name="P1" draw:layer="layout" svg:width="0cm" svg:height="0cm" svg:x="8.535cm" svg:y="11.202cm" svg:viewBox="0 0 0 0" draw:points="0,0">
          <text:p/>
        </draw:polygon>
        <draw:path draw:style-name="gr9" draw:text-style-name="P7" draw:layer="layout" svg:width="0.699cm" svg:height="0.7cm" svg:x="8.163cm" svg:y="9.41cm" svg:viewBox="0 0 700 701" svg:d="M700 351c0 193-157 350-351 350-193 0-349-157-349-350s156-351 349-351c194 0 351 158 351 351z">
          <text:p/>
        </draw:path>
        <draw:polygon draw:style-name="gr10" draw:text-style-name="P1" draw:layer="layout" svg:width="0cm" svg:height="0cm" svg:x="8.535cm" svg:y="11.202cm" svg:viewBox="0 0 0 0" draw:points="0,0">
          <text:p/>
        </draw:polygon>
        <draw:path draw:style-name="gr9" draw:text-style-name="P7" draw:layer="layout" svg:width="0.669cm" svg:height="0.67cm" svg:x="8.178cm" svg:y="12.3cm" svg:viewBox="0 0 670 671" svg:d="M670 336c0 185-150 335-335 335s-335-150-335-335 150-336 335-336 335 151 335 336z">
          <text:p/>
        </draw:path>
        <draw:polygon draw:style-name="gr10" draw:text-style-name="P1" draw:layer="layout" svg:width="0cm" svg:height="0cm" svg:x="8.535cm" svg:y="11.202cm" svg:viewBox="0 0 0 0" draw:points="0,0">
          <text:p/>
        </draw:polygon>
        <draw:path draw:style-name="gr9" draw:text-style-name="P7" draw:layer="layout" svg:width="0.669cm" svg:height="0.67cm" svg:x="8.178cm" svg:y="9.425cm" svg:viewBox="0 0 670 671" svg:d="M670 336c0 185-150 335-335 335s-335-150-335-335c0-186 150-336 335-336s335 150 335 336z">
          <text:p/>
        </draw:path>
        <draw:polygon draw:style-name="gr10" draw:text-style-name="P1" draw:layer="layout" svg:width="0cm" svg:height="0cm" svg:x="8.535cm" svg:y="11.202cm" svg:viewBox="0 0 0 0" draw:points="0,0">
          <text:p/>
        </draw:polygon>
        <draw:path draw:style-name="gr9" draw:text-style-name="P7" draw:layer="layout" svg:width="0.469cm" svg:height="0.47cm" svg:x="8.278cm" svg:y="12.4cm" svg:viewBox="0 0 470 471" svg:d="M232 471c63 0 123-24 169-68 44-44 69-104 69-167s-25-123-69-167c-46-45-106-70-169-69-129 1-232 107-232 236s103 234 232 235z">
          <text:p/>
        </draw:path>
        <draw:polygon draw:style-name="gr10" draw:text-style-name="P1" draw:layer="layout" svg:width="0cm" svg:height="0cm" svg:x="8.535cm" svg:y="11.202cm" svg:viewBox="0 0 0 0" draw:points="0,0">
          <text:p/>
        </draw:polygon>
        <draw:path draw:style-name="gr9" draw:text-style-name="P7" draw:layer="layout" svg:width="0.469cm" svg:height="0.47cm" svg:x="8.278cm" svg:y="9.525cm" svg:viewBox="0 0 470 471" svg:d="M232 471c63 0 123-24 169-68 44-45 69-105 69-167 0-63-25-123-69-168-46-44-106-69-169-68-129 1-232 107-232 236s103 233 232 235z">
          <text:p/>
        </draw:path>
        <draw:polygon draw:style-name="gr10" draw:text-style-name="P1" draw:layer="layout" svg:width="0cm" svg:height="0cm" svg:x="8.535cm" svg:y="11.202cm" svg:viewBox="0 0 0 0" draw:points="0,0">
          <text:p/>
        </draw:polygon>
        <draw:path draw:style-name="gr9" draw:text-style-name="P7" draw:layer="layout" svg:width="2.049cm" svg:height="0.05cm" svg:x="7.511cm" svg:y="15.5cm" svg:viewBox="0 0 2050 51" svg:d="M205 51h794 796 255v-51h-2050v51c0 0 17 0 52 0s87 0 153 0z">
          <text:p/>
        </draw:path>
        <draw:polygon draw:style-name="gr10" draw:text-style-name="P1" draw:layer="layout" svg:width="0cm" svg:height="0cm" svg:x="8.535cm" svg:y="11.202cm" svg:viewBox="0 0 0 0" draw:points="0,0">
          <text:p/>
        </draw:polygon>
        <draw:path draw:style-name="gr9" draw:text-style-name="P7" draw:layer="layout" svg:width="0.349cm" svg:height="0.35cm" svg:x="7.886cm" svg:y="7.278cm" svg:viewBox="0 0 350 351" svg:d="M350 175c0 98-79 176-175 176-97 0-175-78-175-176 0-96 78-175 175-175 96 0 175 79 175 175z">
          <text:p/>
        </draw:path>
        <draw:polygon draw:style-name="gr10" draw:text-style-name="P1" draw:layer="layout" svg:width="0cm" svg:height="0cm" svg:x="8.535cm" svg:y="11.202cm" svg:viewBox="0 0 0 0" draw:points="0,0">
          <text:p/>
        </draw:polygon>
        <draw:path draw:style-name="gr9" draw:text-style-name="P7" draw:layer="layout" svg:width="0.35cm" svg:height="0.35cm" svg:x="8.835cm" svg:y="14.775cm" svg:viewBox="0 0 351 351" svg:d="M351 176c0 97-78 175-175 175-96 0-176-78-176-175s80-176 176-176c97 0 175 79 175 176z">
          <text:p/>
        </draw:path>
        <draw:polygon draw:style-name="gr10" draw:text-style-name="P1" draw:layer="layout" svg:width="0cm" svg:height="0cm" svg:x="8.535cm" svg:y="11.202cm" svg:viewBox="0 0 0 0" draw:points="0,0">
          <text:p/>
        </draw:polygon>
        <draw:path draw:style-name="gr9" draw:text-style-name="P7" draw:layer="layout" svg:width="0.349cm" svg:height="0.35cm" svg:x="7.886cm" svg:y="14.775cm" svg:viewBox="0 0 350 351" svg:d="M350 176c0 97-79 175-175 175-97 0-175-78-175-175s78-176 175-176c96 0 175 79 175 176z">
          <text:p/>
        </draw:path>
        <draw:polygon draw:style-name="gr10" draw:text-style-name="P1" draw:layer="layout" svg:width="0cm" svg:height="0cm" svg:x="8.535cm" svg:y="11.202cm" svg:viewBox="0 0 0 0" draw:points="0,0">
          <text:p/>
        </draw:polygon>
        <draw:path draw:style-name="gr9" draw:text-style-name="P7" draw:layer="layout" svg:width="0.35cm" svg:height="0.35cm" svg:x="8.835cm" svg:y="7.278cm" svg:viewBox="0 0 351 351" svg:d="M351 175c0 98-78 176-175 176-96 0-176-78-176-176 0-96 80-175 176-175 97 0 175 79 175 175z">
          <text:p/>
        </draw:path>
        <draw:polygon draw:style-name="gr10" draw:text-style-name="P1" draw:layer="layout" svg:width="0cm" svg:height="0cm" svg:x="8.535cm" svg:y="11.202cm" svg:viewBox="0 0 0 0" draw:points="0,0">
          <text:p/>
        </draw:polygon>
        <draw:path draw:style-name="gr9" draw:text-style-name="P7" draw:layer="layout" svg:width="0.25cm" svg:height="0.25cm" svg:x="8.885cm" svg:y="7.328cm" svg:viewBox="0 0 251 251" svg:d="M251 126c0-12-2-23-5-35-10-34-34-63-68-79-32-15-70-16-103-1-57 26-87 89-70 149s75 99 137 90c63-8 109-61 109-124z">
          <text:p/>
        </draw:path>
        <draw:polygon draw:style-name="gr10" draw:text-style-name="P1" draw:layer="layout" svg:width="0cm" svg:height="0cm" svg:x="8.535cm" svg:y="11.202cm" svg:viewBox="0 0 0 0" draw:points="0,0">
          <text:p/>
        </draw:polygon>
        <draw:path draw:style-name="gr9" draw:text-style-name="P7" draw:layer="layout" svg:width="0.25cm" svg:height="0.25cm" svg:x="8.885cm" svg:y="14.825cm" svg:viewBox="0 0 251 251" svg:d="M246 160c3-11 5-23 5-35 0-62-46-115-109-124-62-8-120 30-137 90s13 124 70 150c13 5 27 9 42 10 21 1 42-3 59-12 19-8 35-21 45-32 21-26 25-47 25-47z">
          <text:p/>
        </draw:path>
        <draw:polygon draw:style-name="gr10" draw:text-style-name="P1" draw:layer="layout" svg:width="0cm" svg:height="0cm" svg:x="8.535cm" svg:y="11.202cm" svg:viewBox="0 0 0 0" draw:points="0,0">
          <text:p/>
        </draw:polygon>
        <draw:path draw:style-name="gr9" draw:text-style-name="P7" draw:layer="layout" svg:width="0.25cm" svg:height="0.25cm" svg:x="7.936cm" svg:y="14.825cm" svg:viewBox="0 0 251 251" svg:d="M251 125c0 69-56 126-126 126-69 0-125-57-125-126s56-125 125-125c70 0 126 56 126 125z">
          <text:p/>
        </draw:path>
        <draw:polygon draw:style-name="gr10" draw:text-style-name="P1" draw:layer="layout" svg:width="0cm" svg:height="0cm" svg:x="8.535cm" svg:y="11.202cm" svg:viewBox="0 0 0 0" draw:points="0,0">
          <text:p/>
        </draw:polygon>
        <draw:path draw:style-name="gr9" draw:text-style-name="P7" draw:layer="layout" svg:width="0.25cm" svg:height="0.25cm" svg:x="7.936cm" svg:y="7.328cm" svg:viewBox="0 0 251 251" svg:d="M251 126c0 69-56 125-126 125-69 0-125-56-125-125s56-126 125-126c70 0 126 57 126 126z">
          <text:p/>
        </draw:path>
        <draw:polygon draw:style-name="gr10" draw:text-style-name="P1" draw:layer="layout" svg:width="0cm" svg:height="0cm" svg:x="8.535cm" svg:y="11.202cm" svg:viewBox="0 0 0 0" draw:points="0,0">
          <text:p/>
        </draw:polygon>
        <draw:path draw:style-name="gr9" draw:text-style-name="P7" draw:layer="layout" svg:width="0.25cm" svg:height="0.24cm" svg:x="8.885cm" svg:y="14.825cm" svg:viewBox="0 0 251 241" svg:d="M75 161h171c3-11 5-23 5-35 0-63-46-116-109-125-62-8-120 30-137 90-17 61 13 125 70 150z">
          <text:p/>
        </draw:path>
        <draw:polygon draw:style-name="gr10" draw:text-style-name="P1" draw:layer="layout" svg:width="0cm" svg:height="0cm" svg:x="8.535cm" svg:y="11.202cm" svg:viewBox="0 0 0 0" draw:points="0,0">
          <text:p/>
        </draw:polygon>
        <draw:path draw:style-name="gr9" draw:text-style-name="P7" draw:layer="layout" svg:width="0.25cm" svg:height="0.239cm" svg:x="8.885cm" svg:y="7.339cm" svg:viewBox="0 0 251 240" svg:d="M75 0c-57 25-87 88-70 148 17 61 75 100 137 91 63-8 109-62 109-125 0-12-2-23-5-35h-171z">
          <text:p/>
        </draw:path>
        <draw:polygon draw:style-name="gr10" draw:text-style-name="P1" draw:layer="layout" svg:width="0cm" svg:height="0cm" svg:x="8.535cm" svg:y="11.202cm" svg:viewBox="0 0 0 0" draw:points="0,0">
          <text:p/>
        </draw:polygon>
        <draw:path draw:style-name="gr9" draw:text-style-name="P7" draw:layer="layout" svg:width="0.17cm" svg:height="0.09cm" svg:x="8.96cm" svg:y="14.985cm" svg:viewBox="0 0 171 91" svg:d="M0 0v81c33 14 71 13 104-2s57-43 67-79z">
          <text:p/>
        </draw:path>
        <draw:polygon draw:style-name="gr10" draw:text-style-name="P1" draw:layer="layout" svg:width="0cm" svg:height="0cm" svg:x="8.535cm" svg:y="11.202cm" svg:viewBox="0 0 0 0" draw:points="0,0">
          <text:p/>
        </draw:polygon>
        <draw:path draw:style-name="gr9" draw:text-style-name="P7" draw:layer="layout" svg:width="0.17cm" svg:height="0.09cm" svg:x="8.96cm" svg:y="7.328cm" svg:viewBox="0 0 171 91" svg:d="M0 91h171c-10-34-34-63-67-79-33-15-71-16-104-1z">
          <text:p/>
        </draw:path>
        <draw:polygon draw:style-name="gr10" draw:text-style-name="P1" draw:layer="layout" svg:width="0cm" svg:height="0cm" svg:x="8.535cm" svg:y="11.202cm" svg:viewBox="0 0 0 0" draw:points="0,0">
          <text:p/>
        </draw:polygon>
        <draw:polygon draw:style-name="gr9" draw:text-style-name="P7" draw:layer="layout" svg:width="0.05cm" svg:height="0.05cm" svg:x="7.461cm" svg:y="6.854cm" svg:viewBox="0 0 51 51" draw:points="0,51 51,51 51,0">
          <text:p/>
        </draw:polygon>
        <draw:polygon draw:style-name="gr10" draw:text-style-name="P1" draw:layer="layout" svg:width="0cm" svg:height="0cm" svg:x="8.535cm" svg:y="11.202cm" svg:viewBox="0 0 0 0" draw:points="0,0">
          <text:p/>
        </draw:polygon>
        <draw:polygon draw:style-name="gr9" draw:text-style-name="P7" draw:layer="layout" svg:width="0.05cm" svg:height="0.05cm" svg:x="9.56cm" svg:y="6.854cm" svg:viewBox="0 0 51 51" draw:points="0,51 51,51 0,0">
          <text:p/>
        </draw:polygon>
        <draw:polygon draw:style-name="gr10" draw:text-style-name="P1" draw:layer="layout" svg:width="0cm" svg:height="0cm" svg:x="8.535cm" svg:y="11.202cm" svg:viewBox="0 0 0 0" draw:points="0,0">
          <text:p/>
        </draw:polygon>
        <draw:polygon draw:style-name="gr9" draw:text-style-name="P7" draw:layer="layout" svg:width="0.05cm" svg:height="0.05cm" svg:x="7.461cm" svg:y="15.5cm" svg:viewBox="0 0 51 51" draw:points="0,0 51,0 51,51">
          <text:p/>
        </draw:polygon>
        <draw:polygon draw:style-name="gr10" draw:text-style-name="P1" draw:layer="layout" svg:width="0cm" svg:height="0cm" svg:x="8.535cm" svg:y="11.202cm" svg:viewBox="0 0 0 0" draw:points="0,0">
          <text:p/>
        </draw:polygon>
        <draw:polygon draw:style-name="gr9" draw:text-style-name="P7" draw:layer="layout" svg:width="0.05cm" svg:height="0.05cm" svg:x="9.56cm" svg:y="15.5cm" svg:viewBox="0 0 51 51" draw:points="0,51 51,0 0,0">
          <text:p/>
        </draw:polygon>
        <draw:polygon draw:style-name="gr10" draw:text-style-name="P1" draw:layer="layout" svg:width="0cm" svg:height="0cm" svg:x="8.535cm" svg:y="11.202cm" svg:viewBox="0 0 0 0" draw:points="0,0">
          <text:p/>
        </draw:polygon>
        <draw:path draw:style-name="gr9" draw:text-style-name="P7" draw:layer="layout" svg:width="0.17cm" svg:height="0.09cm" svg:x="8.96cm" svg:y="14.985cm" svg:viewBox="0 0 171 91" svg:d="M0 81c33 14 71 13 104-2s57-43 67-79c0 0-4 22-25 48-10 11-25 24-44 32-17 8-39 12-60 11-15-1-29-5-42-10z">
          <text:p/>
        </draw:path>
        <draw:polygon draw:style-name="gr10" draw:text-style-name="P1" draw:layer="layout" svg:width="0cm" svg:height="0cm" svg:x="8.535cm" svg:y="11.202cm" svg:viewBox="0 0 0 0" draw:points="0,0">
          <text:p/>
        </draw:polygon>
        <draw:path draw:style-name="gr11" draw:text-style-name="P1" draw:layer="layout" svg:width="0.232cm" svg:height="0.47cm" svg:x="8.278cm" svg:y="12.4cm" svg:viewBox="0 0 233 471" svg:d="M233 0c-31 0-63 7-89 18-16 7-30 16-44 25-23 16-43 36-61 63-9 14-18 29-25 48-6 18-12 39-14 66-2 33 3 65 10 87 7 21 15 37 24 52 18 28 38 48 60 66 13 9 27 17 42 24 28 13 63 22 97 22">
          <text:p/>
        </draw:path>
        <draw:path draw:style-name="gr11" draw:text-style-name="P1" draw:layer="layout" svg:width="0.237cm" svg:height="0.235cm" svg:x="8.51cm" svg:y="12.635cm" svg:viewBox="0 0 238 236" svg:d="M0 236c37 0 71-8 100-21 33-16 61-36 83-62 11-13 20-27 28-44 17-30 27-68 27-109">
          <text:p/>
        </draw:path>
        <draw:path draw:style-name="gr11" draw:text-style-name="P1" draw:layer="layout" svg:width="0.232cm" svg:height="0.47cm" svg:x="8.278cm" svg:y="9.525cm" svg:viewBox="0 0 233 471" svg:d="M233 0c-31 0-63 7-89 18-16 7-30 14-44 24-23 16-43 36-61 64-9 14-18 29-25 48-6 18-12 39-14 66-2 33 3 65 10 86 7 22 15 38 24 53 18 28 38 48 60 65 13 10 27 18 42 25 28 13 63 21 97 22">
          <text:p/>
        </draw:path>
        <draw:path draw:style-name="gr11" draw:text-style-name="P1" draw:layer="layout" svg:width="0.237cm" svg:height="0.235cm" svg:x="8.51cm" svg:y="12.4cm" svg:viewBox="0 0 238 236" svg:d="M0 0c37 0 71 8 100 21 33 16 61 36 83 62 11 13 20 27 28 44 17 30 27 68 27 109">
          <text:p/>
        </draw:path>
        <draw:path draw:style-name="gr11" draw:text-style-name="P1" draw:layer="layout" svg:width="0.237cm" svg:height="0.235cm" svg:x="8.51cm" svg:y="9.76cm" svg:viewBox="0 0 238 236" svg:d="M0 236c37 0 71-8 100-22 33-15 61-37 83-63 11-12 20-26 28-42 17-31 27-69 27-109">
          <text:p/>
        </draw:path>
        <draw:path draw:style-name="gr11" draw:text-style-name="P1" draw:layer="layout" svg:width="0.237cm" svg:height="0.235cm" svg:x="8.51cm" svg:y="9.525cm" svg:viewBox="0 0 238 236" svg:d="M0 0c37-1 71 8 100 21 33 15 61 36 83 62 11 13 20 27 28 42 17 31 27 70 27 111">
          <text:p/>
        </draw:path>
        <draw:path draw:style-name="gr11" draw:text-style-name="P1" draw:layer="layout" svg:width="0.469cm" svg:height="0.47cm" svg:x="8.278cm" svg:y="12.4cm" svg:viewBox="0 0 470 471" svg:d="M470 236c0 130-106 235-236 235-129 0-234-105-234-235s105-236 234-236c130 0 236 106 236 236z">
          <text:p/>
        </draw:path>
        <draw:path draw:style-name="gr11" draw:text-style-name="P1" draw:layer="layout" svg:width="0.469cm" svg:height="0.47cm" svg:x="8.278cm" svg:y="9.525cm" svg:viewBox="0 0 470 471" svg:d="M470 236c0 129-106 235-236 235-129 0-234-106-234-235 0-130 105-236 234-236 130 0 236 106 236 236z">
          <text:p/>
        </draw:path>
        <draw:path draw:style-name="gr11" draw:text-style-name="P1" draw:layer="layout" svg:width="0.669cm" svg:height="0.67cm" svg:x="8.178cm" svg:y="12.3cm" svg:viewBox="0 0 670 671" svg:d="M670 336c0 185-150 335-335 335s-335-150-335-335 150-336 335-336 335 151 335 336z">
          <text:p/>
        </draw:path>
        <draw:path draw:style-name="gr11" draw:text-style-name="P1" draw:layer="layout" svg:width="0.669cm" svg:height="0.67cm" svg:x="8.178cm" svg:y="9.425cm" svg:viewBox="0 0 670 671" svg:d="M670 336c0 185-150 335-335 335s-335-150-335-335c0-186 150-336 335-336s335 150 335 336z">
          <text:p/>
        </draw:path>
        <draw:path draw:style-name="gr11" draw:text-style-name="P1" draw:layer="layout" svg:width="0.699cm" svg:height="0.7cm" svg:x="8.163cm" svg:y="12.285cm" svg:viewBox="0 0 700 701" svg:d="M700 350c0 193-157 351-351 351-193 0-349-158-349-351s156-350 349-350c194 0 351 157 351 350z">
          <text:p/>
        </draw:path>
        <draw:path draw:style-name="gr11" draw:text-style-name="P1" draw:layer="layout" svg:width="0.699cm" svg:height="0.7cm" svg:x="8.163cm" svg:y="9.41cm" svg:viewBox="0 0 700 701" svg:d="M700 351c0 193-157 350-351 350-193 0-349-157-349-350s156-351 349-351c194 0 351 158 351 351z">
          <text:p/>
        </draw:path>
        <draw:polyline draw:style-name="gr11" draw:text-style-name="P1" draw:layer="layout" svg:width="0.793cm" svg:height="0cm" svg:x="7.716cm" svg:y="15.55cm" svg:viewBox="0 0 794 0" draw:points="794,0 705,0 618,0 532,0 450,0 372,0 299,0 232,0 173,0 122,0 78,0 44,0 20,0 5,0 0,0">
          <text:p/>
        </draw:polyline>
        <draw:polyline draw:style-name="gr11" draw:text-style-name="P1" draw:layer="layout" svg:width="0.794cm" svg:height="0cm" svg:x="8.51cm" svg:y="15.55cm" svg:viewBox="0 0 795 0" draw:points="795,0 790,0 775,0 750,0 716,0 673,0 622,0 562,0 496,0 423,0 345,0 263,0 177,0 89,0 0,0">
          <text:p/>
        </draw:polyline>
        <draw:line draw:style-name="gr11" draw:text-style-name="P1" draw:layer="layout" svg:x1="9.56cm" svg:y1="15.5cm" svg:x2="9.56cm" svg:y2="6.904cm">
          <text:p/>
        </draw:line>
        <draw:line draw:style-name="gr11" draw:text-style-name="P1" draw:layer="layout" svg:x1="7.511cm" svg:y1="15.5cm" svg:x2="9.56cm" svg:y2="15.5cm">
          <text:p/>
        </draw:line>
        <draw:line draw:style-name="gr11" draw:text-style-name="P1" draw:layer="layout" svg:x1="7.511cm" svg:y1="6.904cm" svg:x2="9.56cm" svg:y2="6.904cm">
          <text:p/>
        </draw:line>
        <draw:line draw:style-name="gr11" draw:text-style-name="P1" draw:layer="layout" svg:x1="7.511cm" svg:y1="15.5cm" svg:x2="7.511cm" svg:y2="6.904cm">
          <text:p/>
        </draw:line>
        <draw:path draw:style-name="gr11" draw:text-style-name="P1" draw:layer="layout" svg:width="0.349cm" svg:height="0.35cm" svg:x="7.886cm" svg:y="14.775cm" svg:viewBox="0 0 350 351" svg:d="M350 176c0 97-79 175-175 175-97 0-175-78-175-175s78-176 175-176c96 0 175 79 175 176z">
          <text:p/>
        </draw:path>
        <draw:path draw:style-name="gr11" draw:text-style-name="P1" draw:layer="layout" svg:width="0.35cm" svg:height="0.35cm" svg:x="8.835cm" svg:y="14.775cm" svg:viewBox="0 0 351 351" svg:d="M351 176c0 97-78 175-175 175-96 0-176-78-176-175s80-176 176-176c97 0 175 79 175 176z">
          <text:p/>
        </draw:path>
        <draw:path draw:style-name="gr11" draw:text-style-name="P1" draw:layer="layout" svg:width="0.35cm" svg:height="0.35cm" svg:x="8.835cm" svg:y="7.278cm" svg:viewBox="0 0 351 351" svg:d="M351 175c0 98-78 176-175 176-96 0-176-78-176-176 0-96 80-175 176-175 97 0 175 79 175 175z">
          <text:p/>
        </draw:path>
        <draw:path draw:style-name="gr11" draw:text-style-name="P1" draw:layer="layout" svg:width="0.349cm" svg:height="0.35cm" svg:x="7.886cm" svg:y="7.278cm" svg:viewBox="0 0 350 351" svg:d="M350 175c0 98-79 176-175 176-97 0-175-78-175-176 0-96 78-175 175-175 96 0 175 79 175 175z">
          <text:p/>
        </draw:path>
        <draw:polyline draw:style-name="gr11" draw:text-style-name="P1" draw:layer="layout" svg:width="0.793cm" svg:height="0cm" svg:x="7.716cm" svg:y="6.854cm" svg:viewBox="0 0 794 0" draw:points="0,0 5,0 20,0 44,0 78,0 122,0 173,0 232,0 299,0 372,0 450,0 532,0 618,0 705,0 794,0">
          <text:p/>
        </draw:polyline>
        <draw:line draw:style-name="gr11" draw:text-style-name="P1" draw:layer="layout" svg:x1="9.61cm" svg:y1="15.5cm" svg:x2="9.56cm" svg:y2="15.5cm">
          <text:p/>
        </draw:line>
        <draw:line draw:style-name="gr11" draw:text-style-name="P1" draw:layer="layout" svg:x1="9.56cm" svg:y1="6.904cm" svg:x2="9.61cm" svg:y2="6.904cm">
          <text:p/>
        </draw:line>
        <draw:line draw:style-name="gr11" draw:text-style-name="P1" draw:layer="layout" svg:x1="9.61cm" svg:y1="15.5cm" svg:x2="9.61cm" svg:y2="6.904cm">
          <text:p/>
        </draw:line>
        <draw:line draw:style-name="gr11" draw:text-style-name="P1" draw:layer="layout" svg:x1="7.511cm" svg:y1="15.55cm" svg:x2="9.56cm" svg:y2="15.55cm">
          <text:p/>
        </draw:line>
        <draw:line draw:style-name="gr11" draw:text-style-name="P1" draw:layer="layout" svg:x1="7.511cm" svg:y1="15.5cm" svg:x2="7.511cm" svg:y2="15.55cm">
          <text:p/>
        </draw:line>
        <draw:line draw:style-name="gr11" draw:text-style-name="P1" draw:layer="layout" svg:x1="9.56cm" svg:y1="15.55cm" svg:x2="9.56cm" svg:y2="15.5cm">
          <text:p/>
        </draw:line>
        <draw:line draw:style-name="gr11" draw:text-style-name="P1" draw:layer="layout" svg:x1="7.511cm" svg:y1="6.904cm" svg:x2="7.511cm" svg:y2="6.854cm">
          <text:p/>
        </draw:line>
        <draw:line draw:style-name="gr11" draw:text-style-name="P1" draw:layer="layout" svg:x1="9.56cm" svg:y1="6.904cm" svg:x2="9.56cm" svg:y2="6.854cm">
          <text:p/>
        </draw:line>
        <draw:line draw:style-name="gr11" draw:text-style-name="P1" draw:layer="layout" svg:x1="7.511cm" svg:y1="6.854cm" svg:x2="9.56cm" svg:y2="6.854cm">
          <text:p/>
        </draw:line>
        <draw:line draw:style-name="gr11" draw:text-style-name="P1" draw:layer="layout" svg:x1="7.461cm" svg:y1="15.5cm" svg:x2="7.511cm" svg:y2="15.5cm">
          <text:p/>
        </draw:line>
        <draw:line draw:style-name="gr11" draw:text-style-name="P1" draw:layer="layout" svg:x1="7.461cm" svg:y1="15.5cm" svg:x2="7.461cm" svg:y2="6.904cm">
          <text:p/>
        </draw:line>
        <draw:line draw:style-name="gr11" draw:text-style-name="P1" draw:layer="layout" svg:x1="7.461cm" svg:y1="6.904cm" svg:x2="7.511cm" svg:y2="6.904cm">
          <text:p/>
        </draw:line>
        <draw:path draw:style-name="gr11" draw:text-style-name="P1" draw:layer="layout" svg:width="0.25cm" svg:height="0.25cm" svg:x="7.936cm" svg:y="14.825cm" svg:viewBox="0 0 251 251" svg:d="M251 125c0 69-56 126-126 126-69 0-125-57-125-126s56-125 125-125c70 0 126 56 126 125z">
          <text:p/>
        </draw:path>
        <draw:path draw:style-name="gr11" draw:text-style-name="P1" draw:layer="layout" svg:width="0.25cm" svg:height="0.25cm" svg:x="8.885cm" svg:y="14.825cm" svg:viewBox="0 0 251 251" svg:d="M251 125c0 69-57 126-126 126s-125-57-125-126 56-125 125-125 126 56 126 125z">
          <text:p/>
        </draw:path>
        <draw:path draw:style-name="gr11" draw:text-style-name="P1" draw:layer="layout" svg:width="0.25cm" svg:height="0.25cm" svg:x="8.885cm" svg:y="7.328cm" svg:viewBox="0 0 251 251" svg:d="M251 126c0 69-57 125-126 125s-125-56-125-125 56-126 125-126 126 57 126 126z">
          <text:p/>
        </draw:path>
        <draw:path draw:style-name="gr11" draw:text-style-name="P1" draw:layer="layout" svg:width="0.25cm" svg:height="0.25cm" svg:x="7.936cm" svg:y="7.328cm" svg:viewBox="0 0 251 251" svg:d="M251 126c0 69-56 125-126 125-69 0-125-56-125-125s56-126 125-126c70 0 126 57 126 126z">
          <text:p/>
        </draw:path>
        <draw:line draw:style-name="gr11" draw:text-style-name="P1" draw:layer="layout" svg:x1="9.56cm" svg:y1="15.551cm" svg:x2="9.611cm" svg:y2="15.5cm">
          <text:p/>
        </draw:line>
        <draw:line draw:style-name="gr11" draw:text-style-name="P1" draw:layer="layout" svg:x1="9.611cm" svg:y1="6.905cm" svg:x2="9.56cm" svg:y2="6.854cm">
          <text:p/>
        </draw:line>
        <draw:path draw:style-name="gr11" draw:text-style-name="P1" draw:layer="layout" svg:width="0.204cm" svg:height="0cm" svg:x="7.511cm" svg:y="15.55cm" svg:viewBox="0 0 205 0" svg:d="M205 0c-66 0-118 0-153 0s-52 0-52 0">
          <text:p/>
        </draw:path>
        <draw:line draw:style-name="gr11" draw:text-style-name="P1" draw:layer="layout" svg:x1="7.461cm" svg:y1="15.5cm" svg:x2="7.512cm" svg:y2="15.551cm">
          <text:p/>
        </draw:line>
        <draw:line draw:style-name="gr11" draw:text-style-name="P1" draw:layer="layout" svg:x1="7.461cm" svg:y1="6.905cm" svg:x2="7.512cm" svg:y2="6.854cm">
          <text:p/>
        </draw:line>
        <draw:path draw:style-name="gr11" draw:text-style-name="P1" draw:layer="layout" svg:width="0.204cm" svg:height="0cm" svg:x="7.511cm" svg:y="6.854cm" svg:viewBox="0 0 205 0" svg:d="M205 0c-66 0-118 0-153 0s-52 0-52 0">
          <text:p/>
        </draw:path>
        <draw:path draw:style-name="gr11" draw:text-style-name="P1" draw:layer="layout" svg:width="0.005cm" svg:height="0.035cm" svg:x="9.13cm" svg:y="14.95cm" svg:viewBox="0 0 6 36" svg:d="M0 36c3-12 6-24 6-36">
          <text:p/>
        </draw:path>
        <draw:path draw:style-name="gr11" draw:text-style-name="P1" draw:layer="layout" svg:width="0.17cm" svg:height="0.09cm" svg:x="8.96cm" svg:y="14.985cm" svg:viewBox="0 0 171 91" svg:d="M171 0c0 0-4 22-25 48-10 11-25 24-44 32-17 8-39 12-60 11-15-1-29-5-42-10">
          <text:p/>
        </draw:path>
        <draw:path draw:style-name="gr11" draw:text-style-name="P1" draw:layer="layout" svg:width="0.25cm" svg:height="0.239cm" svg:x="8.885cm" svg:y="7.339cm" svg:viewBox="0 0 251 240" svg:d="M75 0c-57 25-87 88-70 148 17 61 75 100 137 91 63-8 109-62 109-125">
          <text:p/>
        </draw:path>
        <draw:polyline draw:style-name="gr11" draw:text-style-name="P1" draw:layer="layout" svg:width="0cm" svg:height="0.429cm" svg:x="9.56cm" svg:y="14.985cm" svg:viewBox="0 0 0 430" draw:points="0,0 0,5 0,21 0,47 0,81 0,122 0,167 0,215 0,263 0,308 0,349 0,383 0,409 0,424 0,430">
          <text:p/>
        </draw:polyline>
        <draw:polyline draw:style-name="gr11" draw:text-style-name="P1" draw:layer="layout" svg:width="0cm" svg:height="0.429cm" svg:x="9.56cm" svg:y="6.988cm" svg:viewBox="0 0 0 430" draw:points="0,0 0,6 0,22 0,47 0,81 0,122 0,168 0,215 0,263 0,309 0,349 0,383 0,409 0,425 0,430">
          <text:p/>
        </draw:polyline>
        <draw:line draw:style-name="gr11" draw:text-style-name="P1" draw:layer="layout" svg:x1="8.96cm" svg:y1="14.985cm" svg:x2="9.13cm" svg:y2="14.985cm">
          <text:p/>
        </draw:line>
        <draw:line draw:style-name="gr11" draw:text-style-name="P1" draw:layer="layout" svg:x1="8.96cm" svg:y1="14.985cm" svg:x2="8.96cm" svg:y2="15.065cm">
          <text:p/>
        </draw:line>
        <draw:line draw:style-name="gr11" draw:text-style-name="P1" draw:layer="layout" svg:x1="8.96cm" svg:y1="7.339cm" svg:x2="8.96cm" svg:y2="7.418cm">
          <text:p/>
        </draw:line>
        <draw:line draw:style-name="gr11" draw:text-style-name="P1" draw:layer="layout" svg:x1="8.96cm" svg:y1="7.418cm" svg:x2="9.13cm" svg:y2="7.418cm">
          <text:p/>
        </draw:line>
        <draw:polygon draw:style-name="gr10" draw:text-style-name="P1" draw:layer="layout" svg:width="0cm" svg:height="0cm" svg:x="8.535cm" svg:y="11.202cm" svg:viewBox="0 0 0 0" draw:points="0,0">
          <text:p/>
        </draw:polygon>
        <draw:frame draw:style-name="gr7" draw:text-style-name="P5" draw:layer="layout" svg:width="0.119cm" svg:height="0.141cm" svg:x="26.483cm" svg:y="15.724cm">
          <draw:text-box>
            <text:p text:style-name="P3"><text:span text:style-name="T2"><text:s/></text:span></text:p>
          </draw:text-box>
        </draw:frame>
        <draw:polyline draw:style-name="gr12" draw:text-style-name="P1" draw:layer="layout" svg:width="2.266cm" svg:height="3.484cm" svg:x="8.619cm" svg:y="9.969cm" svg:viewBox="0 0 2267 3485" draw:points="2267,3485 1767,3485 0,0">
          <text:p/>
        </draw:polyline>
        <draw:polygon draw:style-name="gr13" draw:text-style-name="P2" draw:layer="layout" svg:width="0.3cm" svg:height="0.484cm" svg:x="8.619cm" svg:y="9.969cm" svg:viewBox="0 0 301 485" draw:points="0,0 151,485 301,408">
          <text:p/>
        </draw:polygon>
        <draw:polygon draw:style-name="gr10" draw:text-style-name="P1" draw:layer="layout" svg:width="0cm" svg:height="0cm" svg:x="8.535cm" svg:y="11.202cm" svg:viewBox="0 0 0 0" draw:points="0,0">
          <text:p/>
        </draw:polygon>
        <draw:frame draw:style-name="gr14" draw:text-style-name="P8" draw:layer="layout" svg:width="6.763cm" svg:height="0.465cm" svg:x="11.385cm" svg:y="13.25cm">
          <draw:text-box>
            <text:p text:style-name="P3"><text:span text:style-name="T4">2X M3 Brass Inserts [HD-MS0030]</text:span></text:p>
          </draw:text-box>
        </draw:frame>
        <draw:polyline draw:style-name="gr12" draw:text-style-name="P1" draw:layer="layout" svg:width="2.133cm" svg:height="0.746cm" svg:x="8.726cm" svg:y="12.733cm" svg:viewBox="0 0 2134 747" draw:points="2134,747 1634,747 0,0">
          <text:p/>
        </draw:polyline>
        <draw:polygon draw:style-name="gr13" draw:text-style-name="P2" draw:layer="layout" svg:width="0.489cm" svg:height="0.283cm" svg:x="8.726cm" svg:y="12.733cm" svg:viewBox="0 0 490 284" draw:points="0,0 421,284 490,132">
          <text:p/>
        </draw:polygon>
        <draw:path draw:style-name="gr9" draw:text-style-name="P7" draw:layer="layout" svg:width="3.199cm" svg:height="8.696cm" svg:x="19.294cm" svg:y="4.066cm" svg:viewBox="0 0 3200 8697" svg:d="M50 8697h755 1590 755l50-50v-8597l-50-50h-755-1590-755l-50 50v376 1c0 1 0 2 0 3 0 2 0 4 0 6s0 5 0 7c0 3 0 7 0 10s0 7 0 11 0 9 0 13c0 5 0 10 0 15s0 10 0 16c0 5 0 11 0 17s0 12 0 18c0 19 0 38 0 58 0 13 0 26 0 39 0 12 0 25 0 37 0 5 0 11 0 17 0 5 0 11 0 16s0 10 0 15c0 4 0 8 0 13 0 3 0 7 0 11 0 3 0 6 0 9s0 5 0 8c0 2 0 4 0 5s0 3 0 4v1 1781 350 350 2176 349 350 1791 1c0 1 0 2 0 3 0 2 0 4 0 5 0 3 0 6 0 8 0 3 0 6 0 9 0 4 0 8 0 12s0 9 0 13c0 5 0 10 0 15s0 10 0 16c0 5 0 11 0 17s0 12 0 18c0 18 0 38 0 58 0 13 0 26 0 39 0 12 0 25 0 37 0 5 0 11 0 17 0 5 0 10 0 16 0 5 0 9 0 14s0 9 0 13 0 8 0 12c0 3 0 6 0 9s0 5 0 8c0 2 0 3 0 5 0 1 0 2 0 3s0 1 0 2v374z">
          <text:p/>
        </draw:path>
        <draw:polygon draw:style-name="gr10" draw:text-style-name="P1" draw:layer="layout" svg:width="0cm" svg:height="0cm" svg:x="20.894cm" svg:y="8.414cm" svg:viewBox="0 0 0 0" draw:points="0,0">
          <text:p/>
        </draw:polygon>
        <draw:polygon draw:style-name="gr9" draw:text-style-name="P7" draw:layer="layout" svg:width="3.099cm" svg:height="8.596cm" svg:x="19.344cm" svg:y="4.116cm" svg:viewBox="0 0 3100 8597" draw:points="0,8597 3100,8597 3100,0 0,0">
          <text:p/>
        </draw:polygon>
        <draw:polygon draw:style-name="gr9" draw:text-style-name="P7" draw:layer="layout" svg:width="0.05cm" svg:height="8.596cm" svg:x="22.443cm" svg:y="4.116cm" svg:viewBox="0 0 51 8597" draw:points="51,8597 51,0 0,0 0,8597">
          <text:p/>
        </draw:polygon>
        <draw:polygon draw:style-name="gr10" draw:text-style-name="P1" draw:layer="layout" svg:width="0cm" svg:height="0cm" svg:x="20.894cm" svg:y="8.414cm" svg:viewBox="0 0 0 0" draw:points="0,0">
          <text:p/>
        </draw:polygon>
        <draw:path draw:style-name="gr9" draw:text-style-name="P7" draw:layer="layout" svg:width="0.05cm" svg:height="8.596cm" svg:x="19.294cm" svg:y="4.116cm" svg:viewBox="0 0 51 8597" svg:d="M51 8597v-8597h-51v376 1c0 1 0 2 0 3 0 2 0 4 0 6s0 5 0 7c0 3 0 7 0 10s0 7 0 11 0 9 0 13c0 5 0 10 0 15s0 10 0 16c0 5 0 11 0 17s0 12 0 18c0 19 0 38 0 58 0 13 0 26 0 39 0 12 0 25 0 37 0 5 0 11 0 17 0 5 0 11 0 16s0 10 0 15c0 4 0 8 0 13 0 3 0 7 0 11 0 3 0 6 0 9s0 5 0 8c0 2 0 4 0 5s0 3 0 4v1 1781 350 350 2176 349 350 1791 1c0 1 0 2 0 3 0 2 0 4 0 5 0 3 0 6 0 8 0 3 0 6 0 9 0 4 0 8 0 12s0 9 0 13c0 5 0 10 0 15s0 10 0 16c0 5 0 11 0 17s0 12 0 18c0 18 0 38 0 58 0 13 0 26 0 39 0 12 0 25 0 37 0 5 0 11 0 17 0 5 0 10 0 16 0 5 0 9 0 14s0 9 0 13 0 8 0 12c0 3 0 6 0 9s0 5 0 8c0 2 0 3 0 5 0 1 0 2 0 3s0 1 0 2v374z">
          <text:p/>
        </draw:path>
        <draw:polygon draw:style-name="gr10" draw:text-style-name="P1" draw:layer="layout" svg:width="0cm" svg:height="0cm" svg:x="20.894cm" svg:y="8.414cm" svg:viewBox="0 0 0 0" draw:points="0,0">
          <text:p/>
        </draw:polygon>
        <draw:path draw:style-name="gr9" draw:text-style-name="P7" draw:layer="layout" svg:width="0.43cm" svg:height="0.43cm" svg:x="19.579cm" svg:y="12.198cm" svg:viewBox="0 0 431 431" svg:d="M40 91c-54 75-53 177 2 252s152 106 240 77c89-29 149-112 149-205 0-118-97-215-216-215-65 0-126 30-167 80-3 4-5 7-8 11 0-1 3-4 8-11-3 4-5 7-8 11-54 75-53 177 2 252s152 106 240 77c89-29 149-112 149-205 0-118-97-215-216-215v80h-167c-4 6-7 9-8 10-1 2 2-2 8-10 7-9 18-21 34-33 15-12 34-25 56-33 23-9 50-14 77-14v80h-167c41-50 102-80 167-80-27 0-54 5-77 14-22 8-41 21-56 33-16 12-27 24-34 33-6 8-9 12-8 10 1-1 4-4 8-10-5 7-8 10-8 11z">
          <text:p/>
        </draw:path>
        <draw:polygon draw:style-name="gr10" draw:text-style-name="P1" draw:layer="layout" svg:width="0cm" svg:height="0cm" svg:x="20.894cm" svg:y="8.414cm" svg:viewBox="0 0 0 0" draw:points="0,0">
          <text:p/>
        </draw:polygon>
        <draw:path draw:style-name="gr9" draw:text-style-name="P7" draw:layer="layout" svg:width="0.53cm" svg:height="0.53cm" svg:x="21.728cm" svg:y="4.151cm" svg:viewBox="0 0 531 531" svg:d="M531 265c0 147-119 266-265 266-147 0-266-119-266-266 0-146 119-265 266-265 146 0 265 119 265 265z">
          <text:p/>
        </draw:path>
        <draw:polygon draw:style-name="gr10" draw:text-style-name="P1" draw:layer="layout" svg:width="0cm" svg:height="0cm" svg:x="20.894cm" svg:y="8.414cm" svg:viewBox="0 0 0 0" draw:points="0,0">
          <text:p/>
        </draw:polygon>
        <draw:path draw:style-name="gr9" draw:text-style-name="P7" draw:layer="layout" svg:width="0.53cm" svg:height="0.53cm" svg:x="19.529cm" svg:y="4.151cm" svg:viewBox="0 0 531 531" svg:d="M531 265c0 147-119 266-266 266-146 0-265-119-265-266 0-146 119-265 265-265 147 0 266 119 266 265z">
          <text:p/>
        </draw:path>
        <draw:polygon draw:style-name="gr10" draw:text-style-name="P1" draw:layer="layout" svg:width="0cm" svg:height="0cm" svg:x="20.894cm" svg:y="8.414cm" svg:viewBox="0 0 0 0" draw:points="0,0">
          <text:p/>
        </draw:polygon>
        <draw:path draw:style-name="gr9" draw:text-style-name="P7" draw:layer="layout" svg:width="0.53cm" svg:height="0.529cm" svg:x="21.728cm" svg:y="12.148cm" svg:viewBox="0 0 531 530" svg:d="M531 264c0 148-119 266-265 266-147 0-266-118-266-266 0-146 119-264 266-264 146 0 265 118 265 264z">
          <text:p/>
        </draw:path>
        <draw:polygon draw:style-name="gr10" draw:text-style-name="P1" draw:layer="layout" svg:width="0cm" svg:height="0cm" svg:x="20.894cm" svg:y="8.414cm" svg:viewBox="0 0 0 0" draw:points="0,0">
          <text:p/>
        </draw:polygon>
        <draw:path draw:style-name="gr9" draw:text-style-name="P7" draw:layer="layout" svg:width="0.53cm" svg:height="0.529cm" svg:x="19.529cm" svg:y="12.148cm" svg:viewBox="0 0 531 530" svg:d="M531 264c0 148-119 266-266 266-146 0-265-118-265-266 0-146 119-264 265-264 147 0 266 118 266 264z">
          <text:p/>
        </draw:path>
        <draw:polygon draw:style-name="gr10" draw:text-style-name="P1" draw:layer="layout" svg:width="0cm" svg:height="0cm" svg:x="20.894cm" svg:y="8.414cm" svg:viewBox="0 0 0 0" draw:points="0,0">
          <text:p/>
        </draw:polygon>
        <draw:polygon draw:style-name="gr9" draw:text-style-name="P7" draw:layer="layout" svg:width="3.099cm" svg:height="0.05cm" svg:x="19.344cm" svg:y="12.712cm" svg:viewBox="0 0 3100 51" draw:points="0,51 755,51 2345,51 3100,51 3100,0 0,0">
          <text:p/>
        </draw:polygon>
        <draw:polygon draw:style-name="gr10" draw:text-style-name="P1" draw:layer="layout" svg:width="0cm" svg:height="0cm" svg:x="20.894cm" svg:y="8.414cm" svg:viewBox="0 0 0 0" draw:points="0,0">
          <text:p/>
        </draw:polygon>
        <draw:polygon draw:style-name="gr9" draw:text-style-name="P7" draw:layer="layout" svg:width="3.099cm" svg:height="0.05cm" svg:x="19.344cm" svg:y="4.066cm" svg:viewBox="0 0 3100 51" draw:points="0,51 3100,51 3100,0 2345,0 755,0 0,0">
          <text:p/>
        </draw:polygon>
        <draw:polygon draw:style-name="gr10" draw:text-style-name="P1" draw:layer="layout" svg:width="0cm" svg:height="0cm" svg:x="20.894cm" svg:y="8.414cm" svg:viewBox="0 0 0 0" draw:points="0,0">
          <text:p/>
        </draw:polygon>
        <draw:path draw:style-name="gr9" draw:text-style-name="P7" draw:layer="layout" svg:width="0.43cm" svg:height="0.43cm" svg:x="19.579cm" svg:y="4.201cm" svg:viewBox="0 0 431 431" svg:d="M215 431c119 0 216-96 216-216 0-95-63-178-153-206-91-27-188 7-241 86-53 78-48 182 11 256 41 51 102 80 167 80z">
          <text:p/>
        </draw:path>
        <draw:polygon draw:style-name="gr10" draw:text-style-name="P1" draw:layer="layout" svg:width="0cm" svg:height="0cm" svg:x="20.894cm" svg:y="8.414cm" svg:viewBox="0 0 0 0" draw:points="0,0">
          <text:p/>
        </draw:polygon>
        <draw:path draw:style-name="gr9" draw:text-style-name="P7" draw:layer="layout" svg:width="0.43cm" svg:height="0.429cm" svg:x="21.778cm" svg:y="12.198cm" svg:viewBox="0 0 431 430" svg:d="M431 215c0 119-96 215-216 215-119 0-215-96-215-215 0-118 96-215 215-215 120 0 216 97 216 215z">
          <text:p/>
        </draw:path>
        <draw:polygon draw:style-name="gr10" draw:text-style-name="P1" draw:layer="layout" svg:width="0cm" svg:height="0cm" svg:x="20.894cm" svg:y="8.414cm" svg:viewBox="0 0 0 0" draw:points="0,0">
          <text:p/>
        </draw:polygon>
        <draw:path draw:style-name="gr9" draw:text-style-name="P7" draw:layer="layout" svg:width="0.43cm" svg:height="0.43cm" svg:x="21.778cm" svg:y="4.201cm" svg:viewBox="0 0 431 431" svg:d="M431 215c0 120-96 216-216 216-119 0-215-96-215-216 0-119 96-215 215-215 120 0 216 96 216 215z">
          <text:p/>
        </draw:path>
        <draw:polygon draw:style-name="gr10" draw:text-style-name="P1" draw:layer="layout" svg:width="0cm" svg:height="0cm" svg:x="20.894cm" svg:y="8.414cm" svg:viewBox="0 0 0 0" draw:points="0,0">
          <text:p/>
        </draw:polygon>
        <draw:path draw:style-name="gr9" draw:text-style-name="P7" draw:layer="layout" svg:width="0.43cm" svg:height="0.43cm" svg:x="19.579cm" svg:y="4.201cm" svg:viewBox="0 0 431 431" svg:d="M215 351v80c119 0 216-96 216-216 0-95-63-178-153-206-91-27-188 7-241 86-53 78-48 182 11 256z">
          <text:p/>
        </draw:path>
        <draw:polygon draw:style-name="gr10" draw:text-style-name="P1" draw:layer="layout" svg:width="0cm" svg:height="0cm" svg:x="20.894cm" svg:y="8.414cm" svg:viewBox="0 0 0 0" draw:points="0,0">
          <text:p/>
        </draw:polygon>
        <draw:path draw:style-name="gr9" draw:text-style-name="P7" draw:layer="layout" svg:width="0.167cm" svg:height="0.08cm" svg:x="19.627cm" svg:y="4.551cm" svg:viewBox="0 0 168 81" svg:d="M168 0v81c-65 0-127-30-168-81z">
          <text:p/>
        </draw:path>
        <draw:polygon draw:style-name="gr10" draw:text-style-name="P1" draw:layer="layout" svg:width="0cm" svg:height="0cm" svg:x="20.894cm" svg:y="8.414cm" svg:viewBox="0 0 0 0" draw:points="0,0">
          <text:p/>
        </draw:polygon>
        <draw:polygon draw:style-name="gr9" draw:text-style-name="P7" draw:layer="layout" svg:width="0.05cm" svg:height="0.05cm" svg:x="22.443cm" svg:y="4.066cm" svg:viewBox="0 0 51 51" draw:points="0,51 51,51 0,0">
          <text:p/>
        </draw:polygon>
        <draw:polygon draw:style-name="gr10" draw:text-style-name="P1" draw:layer="layout" svg:width="0cm" svg:height="0cm" svg:x="20.894cm" svg:y="8.414cm" svg:viewBox="0 0 0 0" draw:points="0,0">
          <text:p/>
        </draw:polygon>
        <draw:polygon draw:style-name="gr9" draw:text-style-name="P7" draw:layer="layout" svg:width="0.05cm" svg:height="0.05cm" svg:x="19.294cm" svg:y="12.712cm" svg:viewBox="0 0 51 51" draw:points="51,51 51,0 0,0">
          <text:p/>
        </draw:polygon>
        <draw:polygon draw:style-name="gr10" draw:text-style-name="P1" draw:layer="layout" svg:width="0cm" svg:height="0cm" svg:x="20.894cm" svg:y="8.414cm" svg:viewBox="0 0 0 0" draw:points="0,0">
          <text:p/>
        </draw:polygon>
        <draw:polygon draw:style-name="gr9" draw:text-style-name="P7" draw:layer="layout" svg:width="0.05cm" svg:height="0.05cm" svg:x="22.443cm" svg:y="12.712cm" svg:viewBox="0 0 51 51" draw:points="0,51 51,0 0,0">
          <text:p/>
        </draw:polygon>
        <draw:polygon draw:style-name="gr10" draw:text-style-name="P1" draw:layer="layout" svg:width="0cm" svg:height="0cm" svg:x="20.894cm" svg:y="8.414cm" svg:viewBox="0 0 0 0" draw:points="0,0">
          <text:p/>
        </draw:polygon>
        <draw:polygon draw:style-name="gr9" draw:text-style-name="P7" draw:layer="layout" svg:width="0.05cm" svg:height="0.05cm" svg:x="19.294cm" svg:y="4.066cm" svg:viewBox="0 0 51 51" draw:points="0,51 51,51 51,0">
          <text:p/>
        </draw:polygon>
        <draw:polygon draw:style-name="gr10" draw:text-style-name="P1" draw:layer="layout" svg:width="0cm" svg:height="0cm" svg:x="20.894cm" svg:y="8.414cm" svg:viewBox="0 0 0 0" draw:points="0,0">
          <text:p/>
        </draw:polygon>
        <draw:path draw:style-name="gr9" draw:text-style-name="P7" draw:layer="layout" svg:width="0.216cm" svg:height="0.214cm" svg:x="19.794cm" svg:y="12.198cm" svg:viewBox="0 0 217 215" svg:d="M217 215c0-119-97-215-217-215 120 0 217 96 217 215z">
          <text:p/>
        </draw:path>
        <draw:polygon draw:style-name="gr10" draw:text-style-name="P1" draw:layer="layout" svg:width="0cm" svg:height="0cm" svg:x="20.894cm" svg:y="8.414cm" svg:viewBox="0 0 0 0" draw:points="0,0">
          <text:p/>
        </draw:polygon>
        <draw:polyline draw:style-name="gr11" draw:text-style-name="P1" draw:layer="layout" svg:width="0cm" svg:height="0.348cm" svg:x="19.294cm" svg:y="9.498cm" svg:viewBox="0 0 0 349" draw:points="0,349 0,310 0,272 0,234 0,198 0,163 0,131 0,102 0,76 0,53 0,34 0,19 0,8 0,2 0,0">
          <text:p/>
        </draw:polyline>
        <draw:path draw:style-name="gr11" draw:text-style-name="P1" draw:layer="layout" svg:width="0cm" svg:height="0.349cm" svg:x="19.294cm" svg:y="9.847cm" svg:viewBox="0 0 0 350" svg:d="M0 350c0 0 0-1 0-2 0-2 0-4 0-6 0-4 0-8 0-11 0-5 0-10 0-15 0-7 0-13 0-19 0-8 0-15 0-23 0-9 0-17 0-26 0-10 0-20 0-29 0-11 0-22 0-32 0-12 0-23 0-35s0-24 0-36c0-13 0-25 0-38 0-25 0-51 0-78">
          <text:p/>
        </draw:path>
        <draw:polyline draw:style-name="gr11" draw:text-style-name="P1" draw:layer="layout" svg:width="0cm" svg:height="0.349cm" svg:x="19.294cm" svg:y="6.622cm" svg:viewBox="0 0 0 350" draw:points="0,350 0,311 0,272 0,235 0,198 0,164 0,132 0,103 0,77 0,54 0,35 0,20 0,9 0,3 0,0">
          <text:p/>
        </draw:polyline>
        <draw:path draw:style-name="gr11" draw:text-style-name="P1" draw:layer="layout" svg:width="0cm" svg:height="0.349cm" svg:x="19.294cm" svg:y="6.972cm" svg:viewBox="0 0 0 350" svg:d="M0 350c0-1 0-1 0-2 0-2 0-4 0-7s0-7 0-11c0-5 0-10 0-15 0-6 0-12 0-18 0-8 0-16 0-23 0-9 0-18 0-26 0-10 0-20 0-30s0-21 0-32 0-22 0-34 0-24 0-36c0-13 0-25 0-38 0-26 0-52 0-78">
          <text:p/>
        </draw:path>
        <draw:polyline draw:style-name="gr11" draw:text-style-name="P1" draw:layer="layout" svg:width="1.588cm" svg:height="0cm" svg:x="20.099cm" svg:y="12.762cm" svg:viewBox="0 0 1589 0" draw:points="1589,0 1569,0 1510,0 1416,0 1290,0 1139,0 971,0 795,0 618,0 450,0 299,0 173,0 79,0 20,0 0,0">
          <text:p/>
        </draw:polyline>
        <draw:line draw:style-name="gr11" draw:text-style-name="P1" draw:layer="layout" svg:x1="19.294cm" svg:y1="12.712cm" svg:x2="19.294cm" svg:y2="4.116cm">
          <text:p/>
        </draw:line>
        <draw:path draw:style-name="gr11" draw:text-style-name="P1" draw:layer="layout" svg:width="0cm" svg:height="0.174cm" svg:x="19.294cm" svg:y="11.988cm" svg:viewBox="0 0 0 175" svg:d="M0 175c0-20 0-40 0-58 0-6 0-12 0-18s0-12 0-17c0-6 0-11 0-16s0-10 0-15c0-4 0-9 0-13s0-8 0-12c0-3 0-6 0-9 0-2 0-5 0-8 0-1 0-3 0-5 0-1 0-2 0-3s0-1 0-1">
          <text:p/>
        </draw:path>
        <draw:path draw:style-name="gr11" draw:text-style-name="P1" draw:layer="layout" svg:width="0cm" svg:height="0.174cm" svg:x="19.294cm" svg:y="12.163cm" svg:viewBox="0 0 0 175" svg:d="M0 175c0-1 0-1 0-2s0-2 0-3c0-2 0-3 0-5 0-3 0-5 0-8s0-6 0-9c0-4 0-8 0-12s0-8 0-13 0-9 0-14c0-6 0-11 0-16 0-6 0-12 0-17 0-12 0-25 0-37 0-13 0-26 0-39">
          <text:p/>
        </draw:path>
        <draw:path draw:style-name="gr11" draw:text-style-name="P1" draw:layer="layout" svg:width="0cm" svg:height="0.174cm" svg:x="19.294cm" svg:y="4.491cm" svg:viewBox="0 0 0 175" svg:d="M0 175c0-20 0-39 0-58 0-6 0-12 0-18s0-12 0-17c0-6 0-11 0-16s0-10 0-15c0-4 0-9 0-13s0-8 0-11 0-7 0-10c0-2 0-5 0-7s0-4 0-6c0-1 0-2 0-3v-1">
          <text:p/>
        </draw:path>
        <draw:path draw:style-name="gr11" draw:text-style-name="P1" draw:layer="layout" svg:width="0cm" svg:height="0.174cm" svg:x="19.294cm" svg:y="4.666cm" svg:viewBox="0 0 0 175" svg:d="M0 175c0-1 0-1 0-1 0-1 0-3 0-4s0-3 0-5c0-3 0-5 0-8s0-6 0-9c0-4 0-8 0-11 0-5 0-9 0-13 0-5 0-10 0-15s0-11 0-16c0-6 0-12 0-17 0-12 0-25 0-37 0-13 0-26 0-39">
          <text:p/>
        </draw:path>
        <draw:polyline draw:style-name="gr11" draw:text-style-name="P1" draw:layer="layout" svg:width="1.588cm" svg:height="0cm" svg:x="20.099cm" svg:y="4.066cm" svg:viewBox="0 0 1589 0" draw:points="0,0 20,0 79,0 173,0 299,0 450,0 618,0 795,0 971,0 1139,0 1290,0 1416,0 1510,0 1569,0 1589,0">
          <text:p/>
        </draw:polyline>
        <draw:line draw:style-name="gr11" draw:text-style-name="P1" draw:layer="layout" svg:x1="19.344cm" svg:y1="12.712cm" svg:x2="19.294cm" svg:y2="12.712cm">
          <text:p/>
        </draw:line>
        <draw:line draw:style-name="gr11" draw:text-style-name="P1" draw:layer="layout" svg:x1="19.294cm" svg:y1="4.116cm" svg:x2="19.344cm" svg:y2="4.116cm">
          <text:p/>
        </draw:line>
        <draw:line draw:style-name="gr11" draw:text-style-name="P1" draw:layer="layout" svg:x1="19.344cm" svg:y1="12.712cm" svg:x2="19.344cm" svg:y2="4.116cm">
          <text:p/>
        </draw:line>
        <draw:line draw:style-name="gr11" draw:text-style-name="P1" draw:layer="layout" svg:x1="19.345cm" svg:y1="12.763cm" svg:x2="19.294cm" svg:y2="12.712cm">
          <text:p/>
        </draw:line>
        <draw:line draw:style-name="gr11" draw:text-style-name="P1" draw:layer="layout" svg:x1="19.294cm" svg:y1="4.117cm" svg:x2="19.345cm" svg:y2="4.066cm">
          <text:p/>
        </draw:line>
        <draw:line draw:style-name="gr11" draw:text-style-name="P1" draw:layer="layout" svg:x1="19.344cm" svg:y1="12.762cm" svg:x2="19.344cm" svg:y2="12.712cm">
          <text:p/>
        </draw:line>
        <draw:line draw:style-name="gr11" draw:text-style-name="P1" draw:layer="layout" svg:x1="19.344cm" svg:y1="4.116cm" svg:x2="19.344cm" svg:y2="4.066cm">
          <text:p/>
        </draw:line>
        <draw:line draw:style-name="gr11" draw:text-style-name="P1" draw:layer="layout" svg:x1="22.443cm" svg:y1="12.712cm" svg:x2="22.443cm" svg:y2="4.116cm">
          <text:p/>
        </draw:line>
        <draw:line draw:style-name="gr11" draw:text-style-name="P1" draw:layer="layout" svg:x1="19.344cm" svg:y1="12.712cm" svg:x2="22.443cm" svg:y2="12.712cm">
          <text:p/>
        </draw:line>
        <draw:line draw:style-name="gr11" draw:text-style-name="P1" draw:layer="layout" svg:x1="19.344cm" svg:y1="4.116cm" svg:x2="22.443cm" svg:y2="4.116cm">
          <text:p/>
        </draw:line>
        <draw:path draw:style-name="gr11" draw:text-style-name="P1" draw:layer="layout" svg:width="0.53cm" svg:height="0.53cm" svg:x="21.728cm" svg:y="4.151cm" svg:viewBox="0 0 531 531" svg:d="M531 265c0 147-119 266-265 266-147 0-266-119-266-266 0-146 119-265 266-265 146 0 265 119 265 265z">
          <text:p/>
        </draw:path>
        <draw:path draw:style-name="gr11" draw:text-style-name="P1" draw:layer="layout" svg:width="0.53cm" svg:height="0.529cm" svg:x="21.728cm" svg:y="12.148cm" svg:viewBox="0 0 531 530" svg:d="M531 264c0 148-119 266-265 266-147 0-266-118-266-266 0-146 119-264 266-264 146 0 265 118 265 264z">
          <text:p/>
        </draw:path>
        <draw:path draw:style-name="gr11" draw:text-style-name="P1" draw:layer="layout" svg:width="0.53cm" svg:height="0.529cm" svg:x="19.529cm" svg:y="12.148cm" svg:viewBox="0 0 531 530" svg:d="M531 264c0 148-119 266-266 266-146 0-265-118-265-266 0-146 119-264 265-264 147 0 266 118 266 264z">
          <text:p/>
        </draw:path>
        <draw:path draw:style-name="gr11" draw:text-style-name="P1" draw:layer="layout" svg:width="0.53cm" svg:height="0.53cm" svg:x="19.529cm" svg:y="4.151cm" svg:viewBox="0 0 531 531" svg:d="M531 265c0 147-119 266-266 266-146 0-265-119-265-266 0-146 119-265 265-265 147 0 266 119 266 265z">
          <text:p/>
        </draw:path>
        <draw:line draw:style-name="gr11" draw:text-style-name="P1" draw:layer="layout" svg:x1="19.344cm" svg:y1="12.762cm" svg:x2="22.443cm" svg:y2="12.762cm">
          <text:p/>
        </draw:line>
        <draw:line draw:style-name="gr11" draw:text-style-name="P1" draw:layer="layout" svg:x1="19.344cm" svg:y1="4.066cm" svg:x2="22.443cm" svg:y2="4.066cm">
          <text:p/>
        </draw:line>
        <draw:path draw:style-name="gr11" draw:text-style-name="P1" draw:layer="layout" svg:width="0.175cm" svg:height="0.09cm" svg:x="19.619cm" svg:y="12.198cm" svg:viewBox="0 0 176 91" svg:d="M176 0c-27 0-55 5-78 14-22 8-41 20-56 33-27 21-42 44-42 44">
          <text:p/>
        </draw:path>
        <draw:line draw:style-name="gr11" draw:text-style-name="P1" draw:layer="layout" svg:x1="19.794cm" svg:y1="12.277cm" svg:x2="19.627cm" svg:y2="12.277cm">
          <text:p/>
        </draw:line>
        <draw:line draw:style-name="gr11" draw:text-style-name="P1" draw:layer="layout" svg:x1="19.794cm" svg:y1="4.551cm" svg:x2="19.627cm" svg:y2="4.551cm">
          <text:p/>
        </draw:line>
        <draw:line draw:style-name="gr11" draw:text-style-name="P1" draw:layer="layout" svg:x1="22.443cm" svg:y1="12.762cm" svg:x2="22.443cm" svg:y2="12.712cm">
          <text:p/>
        </draw:line>
        <draw:line draw:style-name="gr11" draw:text-style-name="P1" draw:layer="layout" svg:x1="22.443cm" svg:y1="4.116cm" svg:x2="22.443cm" svg:y2="4.066cm">
          <text:p/>
        </draw:line>
        <draw:line draw:style-name="gr11" draw:text-style-name="P1" draw:layer="layout" svg:x1="22.493cm" svg:y1="12.712cm" svg:x2="22.493cm" svg:y2="4.116cm">
          <text:p/>
        </draw:line>
        <draw:line draw:style-name="gr11" draw:text-style-name="P1" draw:layer="layout" svg:x1="22.493cm" svg:y1="12.712cm" svg:x2="22.443cm" svg:y2="12.712cm">
          <text:p/>
        </draw:line>
        <draw:line draw:style-name="gr11" draw:text-style-name="P1" draw:layer="layout" svg:x1="22.443cm" svg:y1="4.116cm" svg:x2="22.493cm" svg:y2="4.116cm">
          <text:p/>
        </draw:line>
        <draw:path draw:style-name="gr11" draw:text-style-name="P1" draw:layer="layout" svg:width="0.43cm" svg:height="0.43cm" svg:x="21.778cm" svg:y="4.201cm" svg:viewBox="0 0 431 431" svg:d="M431 215c0 120-96 216-216 216-119 0-215-96-215-216 0-119 96-215 215-215 120 0 216 96 216 215z">
          <text:p/>
        </draw:path>
        <draw:path draw:style-name="gr11" draw:text-style-name="P1" draw:layer="layout" svg:width="0.43cm" svg:height="0.429cm" svg:x="21.778cm" svg:y="12.198cm" svg:viewBox="0 0 431 430" svg:d="M431 215c0 119-96 215-216 215-119 0-215-96-215-215 0-118 96-215 215-215 120 0 216 97 216 215z">
          <text:p/>
        </draw:path>
        <draw:path draw:style-name="gr11" draw:text-style-name="P1" draw:layer="layout" svg:width="0.43cm" svg:height="0.429cm" svg:x="19.579cm" svg:y="12.198cm" svg:viewBox="0 0 431 430" svg:d="M431 215c0 119-97 215-216 215s-215-96-215-215c0-118 96-215 215-215s216 97 216 215z">
          <text:p/>
        </draw:path>
        <draw:path draw:style-name="gr11" draw:text-style-name="P1" draw:layer="layout" svg:width="0.43cm" svg:height="0.43cm" svg:x="19.579cm" svg:y="4.201cm" svg:viewBox="0 0 431 431" svg:d="M431 215c0 120-97 216-216 216s-215-96-215-216c0-119 96-215 215-215s216 96 216 215z">
          <text:p/>
        </draw:path>
        <draw:line draw:style-name="gr11" draw:text-style-name="P1" draw:layer="layout" svg:x1="22.443cm" svg:y1="12.763cm" svg:x2="22.494cm" svg:y2="12.712cm">
          <text:p/>
        </draw:line>
        <draw:line draw:style-name="gr11" draw:text-style-name="P1" draw:layer="layout" svg:x1="22.494cm" svg:y1="4.117cm" svg:x2="22.443cm" svg:y2="4.066cm">
          <text:p/>
        </draw:line>
        <draw:line draw:style-name="gr11" draw:text-style-name="P1" draw:layer="layout" svg:x1="19.794cm" svg:y1="12.198cm" svg:x2="19.794cm" svg:y2="12.277cm">
          <text:p/>
        </draw:line>
        <draw:path draw:style-name="gr11" draw:text-style-name="P1" draw:layer="layout" svg:width="0.216cm" svg:height="0.214cm" svg:x="19.794cm" svg:y="12.198cm" svg:viewBox="0 0 217 215" svg:d="M217 215c0-119-97-215-217-215">
          <text:p/>
        </draw:path>
        <draw:line draw:style-name="gr11" draw:text-style-name="P1" draw:layer="layout" svg:x1="19.794cm" svg:y1="4.551cm" svg:x2="19.794cm" svg:y2="4.631cm">
          <text:p/>
        </draw:line>
        <draw:path draw:style-name="gr11" draw:text-style-name="P1" draw:layer="layout" svg:width="0.43cm" svg:height="0.429cm" svg:x="21.778cm" svg:y="12.198cm" svg:viewBox="0 0 431 430" svg:d="M431 215c0 119-96 215-216 215-119 0-215-96-215-215 0-118 96-215 215-215 120 0 216 97 216 215z">
          <text:p/>
        </draw:path>
        <draw:polygon draw:style-name="gr10" draw:text-style-name="P1" draw:layer="layout" svg:width="0cm" svg:height="0cm" svg:x="20.894cm" svg:y="8.414cm" svg:viewBox="0 0 0 0" draw:points="0,0">
          <text:p/>
        </draw:polygon>
        <draw:polyline draw:style-name="gr12" draw:text-style-name="P1" draw:layer="layout" svg:width="3.64cm" svg:height="3.81cm" svg:x="19.931cm" svg:y="4.582cm" svg:viewBox="0 0 3641 3811" draw:points="3641,3811 3141,3811 0,0">
          <text:p/>
        </draw:polyline>
        <draw:polygon draw:style-name="gr13" draw:text-style-name="P2" draw:layer="layout" svg:width="0.382cm" svg:height="0.438cm" svg:x="19.931cm" svg:y="4.582cm" svg:viewBox="0 0 383 439" draw:points="0,0 254,439 383,333">
          <text:p/>
        </draw:polygon>
        <draw:polygon draw:style-name="gr10" draw:text-style-name="P1" draw:layer="layout" svg:width="0cm" svg:height="0cm" svg:x="20.894cm" svg:y="8.414cm" svg:viewBox="0 0 0 0" draw:points="0,0">
          <text:p/>
        </draw:polygon>
        <draw:frame draw:style-name="gr14" draw:text-style-name="P8" draw:layer="layout" svg:width="3.96cm" svg:height="0.923cm" svg:x="24.066cm" svg:y="8.19cm">
          <draw:text-box>
            <text:p text:style-name="P3"><text:span text:style-name="T4">4X M3 Brass Inserts</text:span></text:p>
            <text:p text:style-name="P3"><text:span text:style-name="T4"><text:s/></text:span><text:span text:style-name="T4">[HD-MS0030]</text:span></text:p>
          </draw:text-box>
        </draw:frame>
        <draw:polyline draw:style-name="gr12" draw:text-style-name="P1" draw:layer="layout" svg:width="1.521cm" svg:height="3.726cm" svg:x="22.05cm" svg:y="4.623cm" svg:viewBox="0 0 1522 3727" draw:points="1522,3727 1022,3727 0,0">
          <text:p/>
        </draw:polyline>
        <draw:polygon draw:style-name="gr13" draw:text-style-name="P2" draw:layer="layout" svg:width="0.212cm" svg:height="0.504cm" svg:x="22.05cm" svg:y="4.623cm" svg:viewBox="0 0 213 505" draw:points="0,0 52,505 213,461">
          <text:p/>
        </draw:polygon>
        <draw:polygon draw:style-name="gr10" draw:text-style-name="P1" draw:layer="layout" svg:width="0cm" svg:height="0cm" svg:x="20.894cm" svg:y="8.414cm" svg:viewBox="0 0 0 0" draw:points="0,0">
          <text:p/>
        </draw:polygon>
        <draw:polyline draw:style-name="gr12" draw:text-style-name="P1" draw:layer="layout" svg:width="3.705cm" svg:height="3.876cm" svg:x="19.931cm" svg:y="8.371cm" svg:viewBox="0 0 3706 3877" draw:points="3706,0 3207,0 0,3877">
          <text:p/>
        </draw:polyline>
        <draw:polygon draw:style-name="gr13" draw:text-style-name="P2" draw:layer="layout" svg:width="0.383cm" svg:height="0.438cm" svg:x="19.931cm" svg:y="11.809cm" svg:viewBox="0 0 384 439" draw:points="0,439 384,106 255,0">
          <text:p/>
        </draw:polygon>
        <draw:polygon draw:style-name="gr10" draw:text-style-name="P1" draw:layer="layout" svg:width="0cm" svg:height="0cm" svg:x="20.894cm" svg:y="8.414cm" svg:viewBox="0 0 0 0" draw:points="0,0">
          <text:p/>
        </draw:polygon>
        <draw:polyline draw:style-name="gr12" draw:text-style-name="P1" draw:layer="layout" svg:width="1.544cm" svg:height="3.834cm" svg:x="22.049cm" svg:y="8.371cm" svg:viewBox="0 0 1545 3835" draw:points="1545,0 1045,0 0,3835">
          <text:p/>
        </draw:polyline>
        <draw:polygon draw:style-name="gr13" draw:text-style-name="P2" draw:layer="layout" svg:width="0.213cm" svg:height="0.504cm" svg:x="22.049cm" svg:y="11.701cm" svg:viewBox="0 0 214 505" draw:points="0,505 214,44 52,0">
          <text:p/>
        </draw:polygon>
        <draw:frame draw:style-name="gr7" draw:text-style-name="P5" draw:layer="layout" svg:width="0.119cm" svg:height="0.141cm" svg:x="17.26cm" svg:y="14.781cm">
          <draw:text-box>
            <text:p text:style-name="P3"><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5T10:51:39.968172012</dc:date>
    <meta:editing-duration>PT3M48S</meta:editing-duration>
    <meta:editing-cycles>1</meta:editing-cycles>
    <meta:document-statistic meta:object-count="1155"/>
    <meta:generator>LibreOffice/5.2.7.2$Linux_X86_64 LibreOffice_project/20m0$Build-2</meta:generator>
  </office:meta>
</office:document-meta>
</file>